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Roman" svg:font-family="'Times Roman'"/>
    <style:font-face style:name="ＭＳ Ｐゴシック" svg:font-family="'ＭＳ Ｐゴシック'"/>
    <style:font-face style:name="F" svg:font-family="" style:font-family-generic="roman"/>
    <style:font-face style:name="Times New Roman2" svg:font-family="'Times New Roman'" style:font-family-generic="roman"/>
    <style:font-face style:name="Calibri" svg:font-family="Calibri" style:font-family-generic="swiss"/>
    <style:font-face style:name="ＭＳ Ｐゴシック1" svg:font-family="'ＭＳ Ｐゴシック'"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2173in"/>
    </style:style>
    <style:style style:name="co3" style:family="table-column">
      <style:table-column-properties fo:break-before="auto" style:column-width="1.7583in"/>
    </style:style>
    <style:style style:name="co4" style:family="table-column">
      <style:table-column-properties fo:break-before="auto" style:column-width="1.8035in"/>
    </style:style>
    <style:style style:name="co5" style:family="table-column">
      <style:table-column-properties fo:break-before="auto" style:column-width="1.3591in"/>
    </style:style>
    <style:style style:name="co6" style:family="table-column">
      <style:table-column-properties fo:break-before="auto" style:column-width="2.2563in"/>
    </style:style>
    <style:style style:name="co7" style:family="table-column">
      <style:table-column-properties fo:break-before="auto" style:column-width="1.2181in"/>
    </style:style>
    <style:style style:name="co8" style:family="table-column">
      <style:table-column-properties fo:break-before="auto" style:column-width="0.9319in"/>
    </style:style>
    <style:style style:name="co9" style:family="table-column">
      <style:table-column-properties fo:break-before="auto" style:column-width="0.9772in"/>
    </style:style>
    <style:style style:name="co10" style:family="table-column">
      <style:table-column-properties fo:break-before="auto" style:column-width="0.2791in"/>
    </style:style>
    <style:style style:name="co11" style:family="table-column">
      <style:table-column-properties fo:break-before="auto" style:column-width="2.1346in"/>
    </style:style>
    <style:style style:name="co12" style:family="table-column">
      <style:table-column-properties fo:break-before="auto" style:column-width="1.4528in"/>
    </style:style>
    <style:style style:name="co13" style:family="table-column">
      <style:table-column-properties fo:break-before="auto" style:column-width="1.352in"/>
    </style:style>
    <style:style style:name="co14" style:family="table-column">
      <style:table-column-properties fo:break-before="auto" style:column-width="1.9445in"/>
    </style:style>
    <style:style style:name="ro1" style:family="table-row">
      <style:table-row-properties style:row-height="0.1819in" fo:break-before="auto" style:use-optimal-row-height="true"/>
    </style:style>
    <style:style style:name="ro2" style:family="table-row">
      <style:table-row-properties style:row-height="0.3425in" fo:break-before="auto" style:use-optimal-row-height="true"/>
    </style:style>
    <style:style style:name="ro3" style:family="table-row">
      <style:table-row-properties style:row-height="0.1626in" fo:break-before="auto" style:use-optimal-row-height="true"/>
    </style:style>
    <style:style style:name="ro4" style:family="table-row">
      <style:table-row-properties style:row-height="0.1827in" fo:break-before="auto" style:use-optimal-row-height="true"/>
    </style:style>
    <style:style style:name="ro5" style:family="table-row">
      <style:table-row-properties style:row-height="0.2354in" fo:break-before="auto" style:use-optimal-row-height="true"/>
    </style:style>
    <style:style style:name="ro6" style:family="table-row">
      <style:table-row-properties style:row-height="3.2598in" fo:break-before="auto" style:use-optimal-row-height="true"/>
    </style:style>
    <style:style style:name="ro7" style:family="table-row">
      <style:table-row-properties style:row-height="2.0681in" fo:break-before="auto" style:use-optimal-row-height="true"/>
    </style:style>
    <style:style style:name="ro8" style:family="table-row">
      <style:table-row-properties style:row-height="0.7071in" fo:break-before="auto" style:use-optimal-row-height="true"/>
    </style:style>
    <style:style style:name="ro9" style:family="table-row">
      <style:table-row-properties style:row-height="0.1957in" fo:break-before="auto" style:use-optimal-row-height="true"/>
    </style:style>
    <style:style style:name="ro10" style:family="table-row">
      <style:table-row-properties style:row-height="0.3661in" fo:break-before="auto" style:use-optimal-row-height="true"/>
    </style:style>
    <style:style style:name="ro11" style:family="table-row">
      <style:table-row-properties style:row-height="2.7492in" fo:break-before="auto" style:use-optimal-row-height="true"/>
    </style:style>
    <style:style style:name="ro12" style:family="table-row">
      <style:table-row-properties style:row-height="0.8772in" fo:break-before="auto" style:use-optimal-row-height="true"/>
    </style:style>
    <style:style style:name="ro13" style:family="table-row">
      <style:table-row-properties style:row-height="1.0472in" fo:break-before="auto" style:use-optimal-row-height="true"/>
    </style:style>
    <style:style style:name="ro14" style:family="table-row">
      <style:table-row-properties style:row-height="1.2173in" fo:break-before="auto" style:use-optimal-row-height="true"/>
    </style:style>
    <style:style style:name="ro15" style:family="table-row">
      <style:table-row-properties style:row-height="3.7445in" fo:break-before="auto" style:use-optimal-row-height="true"/>
    </style:style>
    <style:style style:name="ro16" style:family="table-row">
      <style:table-row-properties style:row-height="0.5366in" fo:break-before="auto" style:use-optimal-row-height="true"/>
    </style:style>
    <style:style style:name="ro17" style:family="table-row">
      <style:table-row-properties style:row-height="0.3555in" fo:break-before="auto" style:use-optimal-row-height="true"/>
    </style:style>
    <style:style style:name="ro18" style:family="table-row">
      <style:table-row-properties style:row-height="1.0126in" fo:break-before="auto" style:use-optimal-row-height="true"/>
    </style:style>
    <style:style style:name="ro19" style:family="table-row">
      <style:table-row-properties style:row-height="0.3374in" fo:break-before="auto" style:use-optimal-row-height="true"/>
    </style:style>
    <style:style style:name="ro20" style:family="table-row">
      <style:table-row-properties style:row-height="0.6752in" fo:break-before="auto" style:use-optimal-row-height="true"/>
    </style:style>
    <style:style style:name="ro21" style:family="table-row">
      <style:table-row-properties style:row-height="0.5063in" fo:break-before="auto" style:use-optimal-row-height="true"/>
    </style:style>
    <style:style style:name="ro22" style:family="table-row">
      <style:table-row-properties style:row-height="0.1791in" fo:break-before="auto" style:use-optimal-row-height="true"/>
    </style:style>
    <style:style style:name="ro23" style:family="table-row">
      <style:table-row-properties style:row-height="4.9118in" fo:break-before="auto" style:use-optimal-row-height="true"/>
    </style:style>
    <style:style style:name="ro24" style:family="table-row">
      <style:table-row-properties style:row-height="1.6882in" fo:break-before="auto" style:use-optimal-row-height="true"/>
    </style:style>
    <style:style style:name="ro25" style:family="table-row">
      <style:table-row-properties style:row-height="1.5193in" fo:break-before="auto" style:use-optimal-row-height="true"/>
    </style:style>
    <style:style style:name="ro26" style:family="table-row">
      <style:table-row-properties style:row-height="1.3508in" fo:break-before="auto" style:use-optimal-row-height="true"/>
    </style:style>
    <style:style style:name="ro27" style:family="table-row">
      <style:table-row-properties style:row-height="2.1945in" fo:break-before="auto" style:use-optimal-row-height="true"/>
    </style:style>
    <style:style style:name="ro28" style:family="table-row">
      <style:table-row-properties style:row-height="2.0256in" fo:break-before="auto" style:use-optimal-row-height="true"/>
    </style:style>
    <style:style style:name="ro29" style:family="table-row">
      <style:table-row-properties style:row-height="1.5043in" fo:break-before="auto" style:use-optimal-row-height="true"/>
    </style:style>
    <style:style style:name="ro30" style:family="table-row">
      <style:table-row-properties style:row-height="4.2516in" fo:break-before="auto" style:use-optimal-row-height="true"/>
    </style:style>
    <style:style style:name="ro31" style:family="table-row">
      <style:table-row-properties style:row-height="1.8571in" fo:break-before="auto" style:use-optimal-row-height="true"/>
    </style:style>
    <style:style style:name="ro32" style:family="table-row">
      <style:table-row-properties style:row-height="1.1819in" fo:break-before="auto" style:use-optimal-row-height="true"/>
    </style:style>
    <style:style style:name="ro33" style:family="table-row">
      <style:table-row-properties style:row-height="3.7146in" fo:break-before="auto" style:use-optimal-row-height="true"/>
    </style:style>
    <style:style style:name="ro34" style:family="table-row">
      <style:table-row-properties style:row-height="1.5654in" fo:break-before="auto" style:use-optimal-row-height="true"/>
    </style:style>
    <style:style style:name="ro35" style:family="table-row">
      <style:table-row-properties style:row-height="2.3638in" fo:break-before="auto" style:use-optimal-row-height="true"/>
    </style:style>
    <style:style style:name="ro36" style:family="table-row">
      <style:table-row-properties style:row-height="4.9272in" fo:break-before="auto" style:use-optimal-row-height="true"/>
    </style:style>
    <style:style style:name="ro37" style:family="table-row">
      <style:table-row-properties style:row-height="4.052in" fo:break-before="auto" style:use-optimal-row-height="true"/>
    </style:style>
    <style:style style:name="ro38" style:family="table-row">
      <style:table-row-properties style:row-height="2.8701in" fo:break-before="auto" style:use-optimal-row-height="true"/>
    </style:style>
    <style:style style:name="ro39" style:family="table-row">
      <style:table-row-properties style:row-height="6.9382in" fo:break-before="auto" style:use-optimal-row-height="true"/>
    </style:style>
    <style:style style:name="ro40" style:family="table-row">
      <style:table-row-properties style:row-height="6.7693in" fo:break-before="auto" style:use-optimal-row-height="true"/>
    </style:style>
    <style:style style:name="ro41" style:family="table-row">
      <style:table-row-properties style:row-height="17.5012in" fo:break-before="auto" style:use-optimal-row-height="true"/>
    </style:style>
    <style:style style:name="ro42" style:family="table-row">
      <style:table-row-properties style:row-height="2.7016in" fo:break-before="auto" style:use-optimal-row-height="true"/>
    </style:style>
    <style:style style:name="ro43" style:family="table-row">
      <style:table-row-properties style:row-height="0.2291in" fo:break-before="auto" style:use-optimal-row-height="true"/>
    </style:style>
    <style:style style:name="ro44" style:family="table-row">
      <style:table-row-properties style:row-height="1.8783in" fo:break-before="auto" style:use-optimal-row-height="true"/>
    </style:style>
    <style:style style:name="ro45" style:family="table-row">
      <style:table-row-properties style:row-height="0.1866in" fo:break-before="auto" style:use-optimal-row-height="true"/>
    </style:style>
    <style:style style:name="ro46" style:family="table-row">
      <style:table-row-properties style:row-height="0.2146in" fo:break-before="auto" style:use-optimal-row-height="true"/>
    </style:style>
    <style:style style:name="ro47" style:family="table-row">
      <style:table-row-properties style:row-height="0.8437in" fo:break-before="auto" style:use-optimal-row-height="true"/>
    </style:style>
    <style:style style:name="ro48" style:family="table-row">
      <style:table-row-properties style:row-height="1.8417in" fo:break-before="auto" style:use-optimal-row-height="true"/>
    </style:style>
    <style:style style:name="ro49" style:family="table-row">
      <style:table-row-properties style:row-height="0.9209in" fo:break-before="auto" style:use-optimal-row-height="true"/>
    </style:style>
    <style:style style:name="ro50" style:family="table-row">
      <style:table-row-properties style:row-height="0.7673in" fo:break-before="auto" style:use-optimal-row-height="true"/>
    </style:style>
    <style:style style:name="ro51" style:family="table-row">
      <style:table-row-properties style:row-height="1.3661in" fo:break-before="auto" style:use-optimal-row-height="true"/>
    </style:style>
    <style:style style:name="ro52" style:family="table-row">
      <style:table-row-properties style:row-height="0.4602in" fo:break-before="auto" style:use-optimal-row-height="true"/>
    </style:style>
    <style:style style:name="ro53" style:family="table-row">
      <style:table-row-properties style:row-height="1.0744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ackground-color="#ffffff" style:text-align-source="fix" style:repeat-content="false" fo:wrap-option="wrap" fo:border="0.0008in solid #000000" style:vertical-align="middle"/>
      <style:paragraph-properties fo:text-align="center" fo:margin-left="0in"/>
      <style:text-properties fo:color="#000000"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name-asian="Times New Roman2"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name-asian="Times New Roman2"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Times New Roman2"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33cccc" style:text-align-source="fix" style:repeat-content="false" fo:wrap-option="wrap" fo:border="0.0008in solid #000000" style:vertical-align="middle"/>
      <style:paragraph-properties fo:text-align="start" fo:margin-left="0in"/>
      <style:text-properties fo:color="#ffffff"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Times New Roman2"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Normal_5f_Sheet1">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7"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4pt" fo:font-style="normal" fo:text-shadow="none" style:text-underline-style="none" fo:font-weight="normal" style:font-size-asian="14pt" style:font-style-asian="normal" style:font-weight-asian="normal" style:font-name-complex="Times Roman" style:font-size-complex="14pt" style:font-style-complex="normal" style:font-weight-complex="normal"/>
    </style:style>
    <style:style style:name="ce10"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font-weight="normal" style:font-weight-asian="normal" style:font-weight-complex="normal"/>
    </style:style>
    <style:style style:name="ce11" style:family="table-cell" style:parent-style-name="Default">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12" style:family="table-cell" style:parent-style-name="Default">
      <style:table-cell-properties style:glyph-orientation-vertical="0" fo:background-color="#ffff0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13" style:family="table-cell" style:parent-style-name="Normal_5f_Sheet1">
      <style:table-cell-properties style:glyph-orientation-vertical="0" fo:border-bottom="0.0138in solid #000000" fo:background-color="#ffff0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14" style:family="table-cell" style:parent-style-name="Normal_5f_Sheet1">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15"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style:font-name="Times New Roman1"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Times New Roman1" fo:font-size="10pt" fo:font-weight="bold" style:font-size-asian="10pt" style:font-weight-asian="bold" style:font-size-complex="10pt" style:font-weight-complex="bold"/>
    </style:style>
    <style:style style:name="ce17"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Times New Roman1" fo:font-size="10pt" fo:font-weight="normal" style:font-size-asian="10pt" style:font-weight-asian="normal" style:font-size-complex="10pt" style:font-weight-complex="normal"/>
    </style:style>
    <style:style style:name="ce18"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1" fo:font-size="10pt" fo:language="en" fo:country="US" fo:font-style="italic" fo:text-shadow="none" style:text-underline-style="none" fo:font-weight="bold" style:text-underline-mode="continuous" style:text-overline-mode="continuous" style:text-line-through-mode="continuous" style:font-name-asian="Times New Roman2"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19"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1" fo:font-size="14pt" fo:language="en" fo:country="US" fo:font-style="normal" fo:text-shadow="none" style:text-underline-style="none" fo:font-weight="normal" style:text-underline-mode="continuous" style:text-overline-mode="continuous" style:text-line-through-mode="continuous" style:font-name-asian="Calibri"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1" style:family="table-cell" style:parent-style-name="Normal_20_3_20_2">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2" style:family="table-cell" style:parent-style-name="Normal_20_3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3" style:family="table-cell" style:parent-style-name="Normal_20_3_20_2">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4" style:family="table-cell" style:parent-style-name="Normal_20_3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5" style:family="table-cell" style:parent-style-name="Normal_20_3_20_2">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6"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7" style:family="table-cell" style:parent-style-name="Normal_20_3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1"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2"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3" style:family="table-cell" style:parent-style-name="Default">
      <style:table-cell-properties fo:background-color="#ffffff" style:diagonal-bl-tr="none" style:diagonal-tl-br="none" style:text-align-source="fix" style:repeat-content="false" fo:wrap-option="wrap" fo:border="0.0008in solid #000000" style:rotation-align="none" style:vertical-align="middle"/>
      <style:paragraph-properties fo:text-align="start" fo:margin-left="0in"/>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4"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6"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7" style:family="table-cell" style:parent-style-name="Default">
      <style:table-cell-properties style:text-align-source="fix" style:repeat-content="false" fo:wrap-option="wrap" fo:border="0.0008in solid #000000" style:vertical-align="middle"/>
      <style:paragraph-properties fo:text-align="start" fo:margin-left="0in"/>
      <style:text-properties style:use-window-font-color="true" style:text-outline="false" style:text-line-through-style="none" style:font-name="Times New Roman"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9"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0"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1" style:family="table-cell" style:parent-style-name="Normal_20_3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2" style:family="table-cell" style:parent-style-name="Default" style:data-style-name="N37">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1" fo:font-size="10pt" fo:language="en" fo:country="US" fo:font-style="italic" fo:text-shadow="none" style:text-underline-style="none" fo:font-weight="bold" style:text-underline-mode="continuous" style:text-overline-mode="continuous" style:text-line-through-mode="continuous" style:font-name-asian="Times New Roman2"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43" style:family="table-cell" style:parent-style-name="Default">
      <style:table-cell-properties style:text-align-source="fix" style:repeat-content="false" fo:wrap-option="wrap" fo:border="0.0008in solid #000000" style:vertical-align="middle"/>
      <style:paragraph-properties fo:text-align="start" fo:margin-left="0in"/>
      <style:text-properties fo:font-weight="normal" style:font-weight-asian="normal" style:font-weight-complex="normal"/>
    </style:style>
    <style:style style:name="ce44"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1" fo:font-size="10pt" fo:language="en" fo:country="US" fo:font-style="italic" fo:text-shadow="none" style:text-underline-style="none" fo:font-weight="normal" style:text-underline-mode="continuous" style:text-overline-mode="continuous" style:text-line-through-mode="continuous" style:font-name-asian="Times New Roman2"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45"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ffffff"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Times New Roman2"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ff" style:text-align-source="fix" style:repeat-content="false" fo:wrap-option="wrap" fo:border="0.0008in solid #000000" style:vertical-align="middle"/>
      <style:paragraph-properties fo:text-align="center" fo:margin-left="0in"/>
      <style:text-properties fo:color="#000000"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name-asian="Times New Roman2"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47"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name-asian="Times New Roman2"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48" style:family="table-cell" style:parent-style-name="Default">
      <style:table-cell-properties fo:background-color="#33cccc" style:text-align-source="fix" style:repeat-content="false" fo:wrap-option="wrap" fo:border="0.0008in solid #000000" style:vertical-align="middle"/>
      <style:paragraph-properties fo:text-align="start" fo:margin-left="0in"/>
      <style:text-properties fo:color="#ffffff" style:text-outline="false" style:text-line-through-style="none" style:font-name="Times New Roman" fo:font-size="11pt" fo:language="en" fo:country="US" fo:font-style="normal" fo:text-shadow="none" style:text-underline-style="none" fo:font-weight="normal" style:text-underline-mode="continuous" style:text-overline-mode="continuous" style:text-line-through-mode="continuous" style:font-name-asian="Times New Roman2"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Normal_5f_Sheet1">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50" style:family="table-cell" style:parent-style-name="Default">
      <style:table-cell-properties fo:wrap-option="wrap" fo:border="0.0008in solid #000000" style:vertical-align="middle"/>
      <style:text-properties style:font-name="Times New Roman" fo:font-size="11pt" style:font-size-asian="11pt" style:font-size-complex="11pt"/>
    </style:style>
    <style:style style:name="ce51" style:family="table-cell" style:parent-style-name="Default">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52" style:family="table-cell" style:parent-style-name="Default">
      <style:table-cell-properties style:glyph-orientation-vertical="0" fo:background-color="#99cc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53" style:family="table-cell" style:parent-style-name="Default">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54" style:family="table-cell" style:parent-style-name="Default">
      <style:table-cell-properties style:glyph-orientation-vertical="0" fo:background-color="#99cc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normal" style:font-size-asian="14pt" style:font-style-asian="normal" style:font-weight-asian="normal" style:font-name-complex="Times Roman" style:font-size-complex="14pt" style:font-style-complex="normal" style:font-weight-complex="normal"/>
    </style:style>
    <style:style style:name="ce55" style:family="table-cell" style:parent-style-name="Default">
      <style:table-cell-properties style:glyph-orientation-vertical="0" fo:background-color="#99ccff"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normal" style:font-size-asian="14pt" style:font-style-asian="normal" style:font-weight-asian="normal" style:font-name-complex="Times Roman" style:font-size-complex="14pt" style:font-style-complex="normal" style:font-weight-complex="normal"/>
    </style:style>
    <style:style style:name="ce56" style:family="table-cell" style:parent-style-name="Default">
      <style:table-cell-properties style:glyph-orientation-vertical="0" fo:background-color="#ffff0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normal" style:font-size-asian="14pt" style:font-style-asian="normal" style:font-weight-asian="normal" style:font-name-complex="Times Roman" style:font-size-complex="14pt" style:font-style-complex="normal" style:font-weight-complex="normal"/>
    </style:style>
    <style:style style:name="ce57"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Times New Roman" fo:font-size="11pt" fo:font-weight="bold" style:font-size-asian="11pt" style:font-weight-asian="bold" style:font-size-complex="11pt" style:font-weight-complex="bold"/>
    </style:style>
    <style:style style:name="ce58"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Times New Roman" fo:font-size="11pt" fo:font-weight="normal" style:font-size-asian="11pt" style:font-weight-asian="normal" style:font-size-complex="11pt" style:font-weight-complex="normal"/>
    </style:style>
    <style:style style:name="ce59"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style:font-name="Times New Roman" fo:font-size="11pt" fo:font-weight="normal" style:font-size-asian="11pt" style:font-weight-asian="normal" style:font-size-complex="11pt" style:font-weight-complex="normal"/>
    </style:style>
    <style:style style:name="ce60"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 fo:font-size="11pt" fo:language="en" fo:country="US" fo:font-style="italic" fo:text-shadow="none" style:text-underline-style="none" fo:font-weight="bold" style:text-underline-mode="continuous" style:text-overline-mode="continuous" style:text-line-through-mode="continuous" style:font-name-asian="Times New Roman2" style:font-size-asian="11pt" style:language-asian="en" style:country-asian="US" style:font-style-asian="italic" style:font-weight-asian="bold" style:font-size-complex="11pt" style:language-complex="en" style:country-complex="US" style:font-style-complex="italic" style:font-weight-complex="bold" style:text-emphasize="none" style:font-relief="none" style:text-overline-style="none" style:text-overline-color="font-color"/>
    </style:style>
    <style:style style:name="ce61"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style:diagonal-bl-tr="none" style:diagonal-tl-br="none" fo:wrap-option="wrap" fo:border="0.0008in solid #000000" style:rotation-align="none" style:vertical-align="middl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64" style:family="table-cell" style:parent-style-name="Normal_20_3_20_2">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65" style:family="table-cell" style:parent-style-name="Normal_20_3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66" style:family="table-cell" style:parent-style-name="Default">
      <style:table-cell-properties style:text-align-source="fix" style:repeat-content="false" fo:wrap-option="wrap" style:vertical-align="middle"/>
      <style:paragraph-properties fo:text-align="justify"/>
      <style:text-properties style:use-window-font-color="true" style:text-outline="false" style:text-line-through-style="none" style:font-name="Times New Roman"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border-bottom="0.0138in solid #000000" style:diagonal-bl-tr="none" style:diagonal-tl-br="none" fo:wrap-option="wrap" fo:border-left="none" fo:border-right="0.0138in solid #000000" style:rotation-align="none" fo:border-top="0.0138in solid #000000" style:vertical-align="middl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69" style:family="table-cell" style:parent-style-name="Default">
      <style:table-cell-properties style:diagonal-bl-tr="none" style:diagonal-tl-br="none" fo:wrap-option="wrap" fo:border="0.0138in solid #000000" style:rotation-align="none" style:vertical-align="middl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0"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1"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2" style:family="table-cell" style:parent-style-name="Default">
      <style:table-cell-properties style:glyph-orientation-vertical="0"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4" style:family="table-cell" style:parent-style-name="Default">
      <style:table-cell-properties style:diagonal-bl-tr="none" style:diagonal-tl-br="none" fo:wrap-option="wrap" fo:border="0.013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5"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6" style:family="table-cell" style:parent-style-name="Default">
      <style:table-cell-properties style:glyph-orientation-vertical="0"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7"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9" style:family="table-cell" style:parent-style-name="Default">
      <style:table-cell-properties style:glyph-orientation-vertical="0" fo:border-bottom="0.0138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0" style:family="table-cell" style:parent-style-name="Normal_20_2_20_3">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81" style:family="table-cell" style:parent-style-name="Normal_20_2_20_3">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82"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3"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5"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6" style:family="table-cell" style:parent-style-name="Normal_20_2_20_3">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87"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8" style:family="table-cell" style:parent-style-name="Default">
      <style:table-cell-properties fo:background-color="#ffffff" style:diagonal-bl-tr="none" style:diagonal-tl-br="none" fo:wrap-option="wrap" fo:border="0.013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language="en" fo:country="US" fo:font-style="normal" fo:text-shadow="none" style:text-underline-style="none" fo:font-weight="normal" style:font-size-asian="11pt" style:language-asian="en" style:country-asian="US" style:font-style-asian="normal" style:font-weight-asian="normal" style:font-name-complex="Tahoma1" style:font-size-complex="11pt" style:language-complex="en" style:country-complex="US" style:font-style-complex="normal" style:font-weight-complex="normal"/>
    </style:style>
    <style:style style:name="ce90" style:family="table-cell" style:parent-style-name="Default">
      <style:table-cell-properties style:text-align-source="fix" style:repeat-content="false" fo:wrap-option="wrap" fo:border="0.0008in solid #000000" style:vertical-align="middle"/>
      <style:paragraph-properties fo:text-align="justify"/>
      <style:text-properties style:use-window-font-color="true" style:text-outline="false" style:text-line-through-style="none" style:font-name="Times New Roman"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table-cell-properties fo:wrap-option="wrap" fo:border="0.0008in solid #000000" style:vertical-align="middle"/>
      <style:text-properties style:use-window-font-color="true" style:text-outline="false" style:text-line-through-style="none" style:font-name="Times New Roman"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fo:wrap-option="wrap" fo:border="0.0008in solid #00000a" style:vertical-align="middle"/>
      <style:paragraph-properties fo:text-align="justify"/>
      <style:text-properties style:use-window-font-color="true" style:text-outline="false" style:text-line-through-style="none" style:font-name="Times New Roman"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fo:border="0.0008in solid #000000" style:vertical-align="middle"/>
      <style:text-properties style:font-name="Times New Roman" fo:font-size="11pt" fo:language="en" fo:country="US" style:font-size-asian="11pt" style:language-asian="en" style:country-asian="US" style:font-name-complex="Tahoma1" style:font-size-complex="11pt" style:language-complex="en" style:country-complex="US"/>
    </style:style>
    <style:style style:name="ce9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justify"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95" style:family="table-cell" style:parent-style-name="Default">
      <style:table-cell-properties style:text-align-source="fix" style:repeat-content="false" fo:wrap-option="wrap" style:vertical-align="middle"/>
      <style:paragraph-properties fo:text-align="justify"/>
      <style:text-properties style:use-window-font-color="true" style:text-outline="false" style:text-line-through-style="none" style:font-name="Times New Roman"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1" style:font-size-complex="11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97" style:family="table-cell" style:parent-style-name="Default">
      <style:table-cell-properties style:glyph-orientation-vertical="0"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98" style:family="table-cell" style:parent-style-name="Default" style:data-style-name="N37">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 fo:font-size="11pt" fo:language="en" fo:country="US" fo:font-style="italic" fo:text-shadow="none" style:text-underline-style="none" fo:font-weight="bold" style:text-underline-mode="continuous" style:text-overline-mode="continuous" style:text-line-through-mode="continuous" style:font-name-asian="Times New Roman2" style:font-size-asian="11pt" style:language-asian="en" style:country-asian="US" style:font-style-asian="italic" style:font-weight-asian="bold" style:font-size-complex="11pt" style:language-complex="en" style:country-complex="US" style:font-style-complex="italic" style:font-weight-complex="bold" style:text-emphasize="none" style:font-relief="none" style:text-overline-style="none" style:text-overline-color="font-color"/>
    </style:style>
    <style:style style:name="gr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font-name="ＭＳ Ｐゴシック" fo:font-size="11pt" fo:language="en" fo:country="none" fo:font-style="normal" fo:text-shadow="none" style:text-underline-style="none" fo:font-weight="normal" style:text-underline-mode="continuous" style:text-overline-mode="continuous" style:text-line-through-mode="continuous" style:font-name-asian="ＭＳ Ｐゴシック" style:font-size-asian="11pt" style:language-asian="zh" style:country-asian="CN" style:font-style-asian="normal" style:font-weight-asian="normal" style:font-name-complex="ＭＳ Ｐゴシック"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2" style:family="text">
      <style:text-properties fo:color="#000000" style:text-outline="false" style:text-line-through-styl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T3" style:family="text">
      <style:text-properties style:font-name="Times New Roman" fo:font-weight="normal" style:font-weight-asian="normal" style:font-weight-complex="normal"/>
    </style:style>
    <style:style style:name="T4" style:family="text">
      <style:text-properties style:font-name="Times New Roman" fo:font-size="12pt" fo:font-weight="normal" style:font-size-asian="12pt" style:font-weight-asian="normal" style:font-size-complex="6.80000019073486pt" style:font-weight-complex="normal"/>
    </style:style>
    <style:style style:name="T5" style:family="text">
      <style:text-properties style:font-name="Times New Roman" fo:font-size="12pt" fo:font-weight="normal" style:letter-kerning="true" style:font-size-asian="12pt" style:font-weight-asian="normal" style:font-size-complex="6.80000019073486pt" style:font-weight-complex="normal"/>
    </style:style>
    <style:style style:name="T6" style:family="text">
      <style:text-properties style:font-name="Times New Roman" fo:font-size="12pt" fo:language="en" fo:country="US" fo:font-weight="normal" style:font-size-asian="12pt" style:font-weight-asian="normal" style:font-size-complex="6.80000019073486pt" style:font-weight-complex="normal"/>
    </style:style>
    <style:style style:name="T7" style:family="text">
      <style:text-properties style:font-name="F" fo:font-size="11pt" style:font-size-asian="11pt" style:font-size-complex="11pt"/>
    </style:style>
    <style:style style:name="T8" style:family="text">
      <style:text-properties style:use-window-font-color="true" style:text-outline="false" style:text-line-through-style="none" style:text-position="0% 100%" style:font-name="Times Roman" fo:font-size="10pt" fo:font-style="italic" fo:text-shadow="none" style:text-underline-style="none" fo:font-weight="bold" style:font-size-asian="10pt" style:font-style-asian="italic" style:font-weight-asian="bold" style:font-name-complex="Times Roman" style:font-size-complex="10pt" style:font-style-complex="italic" style:font-weight-complex="bold"/>
    </style:style>
    <style:style style:name="T9" style:family="text">
      <style:text-properties style:use-window-font-color="true" style:text-outline="false" style:text-line-through-style="none" style:text-position="0% 100%"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T10" style:family="text">
      <style:text-properties style:font-name="Times Roman" style:font-name-asian="Arial Unicode MS"/>
    </style:style>
    <style:style style:name="T11" style:family="text">
      <style:text-properties style:font-name="F" fo:font-size="12pt" style:font-size-asian="12pt" style:font-size-complex="6.80000019073486pt"/>
    </style:style>
    <style:style style:name="T12" style:family="text">
      <style:text-properties fo:color="#000000" style:font-name="F" fo:font-size="12pt" style:font-size-asian="12pt" style:font-size-complex="6.80000019073486pt"/>
    </style:style>
    <style:style style:name="T13" style:family="text">
      <style:text-properties style:font-name="F" fo:font-size="13pt" style:font-size-asian="13pt" style:font-size-complex="7.40000009536743pt"/>
    </style:style>
    <style:style style:name="T14" style:family="text">
      <style:text-properties style:font-name="F" fo:font-size="12pt"/>
    </style:style>
    <style:style style:name="T15" style:family="text">
      <style:text-properties fo:font-size="12pt" style:font-size-asian="12pt" style:font-size-complex="6.80000019073486pt"/>
    </style:style>
    <style:style style:name="T16" style:family="text">
      <style:text-properties fo:font-size="13pt" style:font-size-asian="13pt" style:font-size-complex="7.40000009536743pt"/>
    </style:style>
    <style:style style:name="T17" style:family="text">
      <style:text-properties fo:font-size="11pt" style:font-size-asian="11pt" style:font-size-complex="11pt"/>
    </style:style>
  </office:automatic-styles>
  <office:body>
    <office:spreadsheet>
      <table:table table:name="Danh sách THTT" table:style-name="ta1" table:print="false">
        <office:forms form:automatic-focus="false" form:apply-design-mode="false"/>
        <table:table-column table:style-name="co1" table:default-cell-style-name="ce15"/>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 table:number-columns-repeated="1015" table:default-cell-style-name="ce15"/>
        <table:table-row table:style-name="ro1">
          <table:table-cell table:style-name="ce1" office:value-type="string" table:number-columns-spanned="7" table:number-rows-spanned="1">
            <text:p>INTEGRATION TEST CASE</text:p>
          </table:table-cell>
          <table:covered-table-cell table:style-name="ce16"/>
          <table:covered-table-cell table:style-name="ce2"/>
          <table:covered-table-cell table:number-columns-repeated="4" table:style-name="ce16"/>
          <table:table-cell table:style-name="ce3" table:number-columns-spanned="6" table:number-rows-spanned="9"/>
          <table:covered-table-cell table:number-columns-repeated="2" table:style-name="ce3"/>
          <table:covered-table-cell table:number-columns-repeated="2" table:style-name="ce4"/>
          <table:covered-table-cell table:style-name="ce7"/>
          <table:table-cell table:style-name="ce7" table:number-columns-repeated="41"/>
          <table:table-cell table:number-columns-repeated="970"/>
        </table:table-row>
        <table:table-row table:style-name="ro1">
          <table:table-cell table:style-name="ce2" office:value-type="string" table:number-columns-spanned="2" table:number-rows-spanned="1">
            <text:p>Screen Name</text:p>
          </table:table-cell>
          <table:covered-table-cell table:style-name="ce16"/>
          <table:table-cell table:style-name="ce18" office:value-type="string" table:number-columns-spanned="3" table:number-rows-spanned="1">
            <text:p>Bảng THTT – Danh sách BTHTT</text:p>
          </table:table-cell>
          <table:covered-table-cell table:number-columns-repeated="2" table:style-name="ce16"/>
          <table:table-cell table:style-name="ce2" office:value-type="string">
            <text:p>Creater</text:p>
          </table:table-cell>
          <table:table-cell table:style-name="ce18" office:value-type="string">
            <text:p>longth</text:p>
          </table:table-cell>
          <table:covered-table-cell table:number-columns-repeated="2" table:style-name="ce43"/>
          <table:covered-table-cell table:style-name="ce44"/>
          <table:covered-table-cell table:number-columns-repeated="2" table:style-name="ce4"/>
          <table:covered-table-cell table:style-name="ce7"/>
          <table:table-cell table:style-name="ce7" table:number-columns-repeated="41"/>
          <table:table-cell table:number-columns-repeated="970"/>
        </table:table-row>
        <table:table-row table:style-name="ro1">
          <table:table-cell table:style-name="ce2" office:value-type="string" table:number-columns-spanned="2" table:number-rows-spanned="1">
            <text:p>Screen Code</text:p>
          </table:table-cell>
          <table:covered-table-cell table:style-name="ce16"/>
          <table:table-cell table:style-name="ce18" office:value-type="string" table:number-columns-spanned="3" table:number-rows-spanned="1">
            <text:p>Bảng THTT- Danh sách BTHTT</text:p>
          </table:table-cell>
          <table:covered-table-cell table:number-columns-repeated="2" table:style-name="ce16"/>
          <table:table-cell table:style-name="ce2" office:value-type="string">
            <text:p>Create Date</text:p>
          </table:table-cell>
          <table:table-cell table:style-name="ce42" office:value-type="date" office:date-value="2020-03-16">
            <text:p>03/16/20</text:p>
          </table:table-cell>
          <table:covered-table-cell table:number-columns-repeated="2" table:style-name="ce43"/>
          <table:covered-table-cell table:style-name="ce44"/>
          <table:covered-table-cell table:number-columns-repeated="2" table:style-name="ce4"/>
          <table:covered-table-cell table:style-name="ce7"/>
          <table:table-cell table:style-name="ce7" table:number-columns-repeated="41"/>
          <table:table-cell table:number-columns-repeated="970"/>
        </table:table-row>
        <table:table-row table:style-name="ro1">
          <table:table-cell table:style-name="ce2" office:value-type="string" table:number-columns-spanned="2" table:number-rows-spanned="1">
            <text:p>Test requirement</text:p>
          </table:table-cell>
          <table:covered-table-cell table:style-name="ce16"/>
          <table:table-cell table:style-name="ce18" table:number-columns-spanned="3" table:number-rows-spanned="1"/>
          <table:covered-table-cell table:number-columns-repeated="2" table:style-name="ce16"/>
          <table:table-cell table:style-name="ce2" office:value-type="string">
            <text:p>Updater</text:p>
          </table:table-cell>
          <table:table-cell table:style-name="ce18"/>
          <table:covered-table-cell table:number-columns-repeated="2" table:style-name="ce43"/>
          <table:covered-table-cell table:style-name="ce44"/>
          <table:covered-table-cell table:number-columns-repeated="2" table:style-name="ce4"/>
          <table:covered-table-cell table:style-name="ce7"/>
          <table:table-cell table:style-name="ce7" table:number-columns-repeated="41"/>
          <table:table-cell table:number-columns-repeated="970"/>
        </table:table-row>
        <table:table-row table:style-name="ro1">
          <table:table-cell table:style-name="ce2" office:value-type="string" table:number-columns-spanned="2" table:number-rows-spanned="1">
            <text:p>Version</text:p>
          </table:table-cell>
          <table:covered-table-cell table:style-name="ce16"/>
          <table:table-cell table:style-name="ce18" office:value-type="float" office:value="1" table:number-columns-spanned="3" table:number-rows-spanned="1">
            <text:p>1</text:p>
          </table:table-cell>
          <table:covered-table-cell table:number-columns-repeated="2" table:style-name="ce16"/>
          <table:table-cell table:style-name="ce2" office:value-type="string">
            <text:p>Update Date</text:p>
          </table:table-cell>
          <table:table-cell table:style-name="ce18"/>
          <table:covered-table-cell table:number-columns-repeated="2" table:style-name="ce43"/>
          <table:covered-table-cell table:style-name="ce44"/>
          <table:covered-table-cell table:number-columns-repeated="2" table:style-name="ce4"/>
          <table:covered-table-cell table:style-name="ce7"/>
          <table:table-cell table:style-name="ce7" table:number-columns-repeated="41"/>
          <table:table-cell table:number-columns-repeated="970"/>
        </table:table-row>
        <table:table-row table:style-name="ro1">
          <table:table-cell table:style-name="ce2" office:value-type="string" table:number-columns-spanned="2" table:number-rows-spanned="1">
            <text:p>Tester</text:p>
          </table:table-cell>
          <table:covered-table-cell table:style-name="ce16"/>
          <table:table-cell table:style-name="ce18" office:value-type="string" table:number-columns-spanned="3" table:number-rows-spanned="1">
            <text:p>longth</text:p>
          </table:table-cell>
          <table:covered-table-cell table:number-columns-repeated="2" table:style-name="ce16"/>
          <table:table-cell table:style-name="ce18"/>
          <table:table-cell table:style-name="ce16"/>
          <table:covered-table-cell table:number-columns-repeated="3" table:style-name="ce44"/>
          <table:covered-table-cell table:number-columns-repeated="2" table:style-name="ce4"/>
          <table:covered-table-cell table:style-name="ce7"/>
          <table:table-cell table:style-name="ce7" table:number-columns-repeated="41"/>
          <table:table-cell table:number-columns-repeated="970"/>
        </table:table-row>
        <table:table-row table:style-name="ro2">
          <table:table-cell table:style-name="ce2" office:value-type="string" table:number-columns-spanned="2" table:number-rows-spanned="1">
            <text:p>Pass</text:p>
          </table:table-cell>
          <table:covered-table-cell table:style-name="ce16"/>
          <table:table-cell table:style-name="ce2" office:value-type="string">
            <text:p>Fail</text:p>
          </table:table-cell>
          <table:table-cell table:style-name="ce2" office:value-type="string">
            <text:p>Untested</text:p>
          </table:table-cell>
          <table:table-cell table:style-name="ce16"/>
          <table:table-cell table:style-name="ce2" office:value-type="string">
            <text:p>N/A</text:p>
          </table:table-cell>
          <table:table-cell table:style-name="ce2" office:value-type="string">
            <text:p>Number of Test cases</text:p>
          </table:table-cell>
          <table:covered-table-cell table:number-columns-repeated="2" table:style-name="ce43"/>
          <table:covered-table-cell table:style-name="ce3"/>
          <table:covered-table-cell table:number-columns-repeated="2" table:style-name="ce4"/>
          <table:covered-table-cell table:style-name="ce7"/>
          <table:table-cell table:style-name="ce7" table:number-columns-repeated="41"/>
          <table:table-cell table:number-columns-repeated="970"/>
        </table:table-row>
        <table:table-row table:style-name="ro3">
          <table:table-cell table:style-name="ce3" table:number-columns-spanned="2" table:number-rows-spanned="1"/>
          <table:covered-table-cell table:style-name="ce17"/>
          <table:table-cell table:style-name="ce3" table:number-columns-spanned="3" table:number-rows-spanned="1"/>
          <table:covered-table-cell table:number-columns-repeated="2" table:style-name="ce17"/>
          <table:table-cell table:style-name="ce3" table:number-columns-spanned="2" table:number-rows-spanned="1"/>
          <table:covered-table-cell table:style-name="ce17"/>
          <table:covered-table-cell table:number-columns-repeated="3" table:style-name="ce3"/>
          <table:covered-table-cell table:number-columns-repeated="2" table:style-name="ce4"/>
          <table:covered-table-cell table:style-name="ce7"/>
          <table:table-cell table:style-name="ce7" table:number-columns-repeated="41"/>
          <table:table-cell table:number-columns-repeated="970"/>
        </table:table-row>
        <table:table-row table:style-name="ro3">
          <table:table-cell table:style-name="ce4" table:number-columns-spanned="2" table:number-rows-spanned="1"/>
          <table:covered-table-cell table:style-name="ce17"/>
          <table:table-cell table:style-name="ce4" table:number-columns-spanned="3" table:number-rows-spanned="1"/>
          <table:covered-table-cell table:number-columns-repeated="2" table:style-name="ce17"/>
          <table:table-cell table:style-name="ce4" table:number-columns-spanned="2" table:number-rows-spanned="1"/>
          <table:covered-table-cell table:style-name="ce17"/>
          <table:covered-table-cell table:number-columns-repeated="5" table:style-name="ce4"/>
          <table:covered-table-cell table:style-name="ce7"/>
          <table:table-cell table:style-name="ce7" table:number-columns-repeated="41"/>
          <table:table-cell table:number-columns-repeated="970"/>
        </table:table-row>
        <table:table-row table:style-name="ro4">
          <table:table-cell table:style-name="ce5" office:value-type="string" table:number-columns-spanned="2" table:number-rows-spanned="1">
            <text:p>ID</text:p>
          </table:table-cell>
          <table:covered-table-cell table:style-name="ce17"/>
          <table:table-cell table:style-name="ce5" office:value-type="string">
            <text:p>Test Case Title</text:p>
          </table:table-cell>
          <table:table-cell table:style-name="ce5" office:value-type="string">
            <text:p>Test Case Description</text:p>
          </table:table-cell>
          <table:table-cell table:style-name="ce5" office:value-type="string">
            <text:p>Input</text:p>
          </table:table-cell>
          <table:table-cell table:style-name="ce5" office:value-type="string">
            <text:p>Expect Result</text:p>
          </table:table-cell>
          <table:table-cell table:style-name="ce5" office:value-type="string">
            <text:p>Result</text:p>
          </table:table-cell>
          <table:table-cell table:style-name="ce5" office:value-type="string">
            <text:p>Test date</text:p>
          </table:table-cell>
          <table:table-cell table:style-name="ce5" office:value-type="string">
            <text:p>Note</text:p>
          </table:table-cell>
          <table:table-cell table:style-name="ce45" table:number-columns-spanned="3" table:number-rows-spanned="1"/>
          <table:covered-table-cell table:number-columns-repeated="2" table:style-name="ce5"/>
          <table:table-cell table:style-name="ce7" table:number-columns-repeated="42"/>
          <table:table-cell table:number-columns-repeated="970"/>
        </table:table-row>
        <table:table-row table:style-name="ro5">
          <table:table-cell table:style-name="ce6" office:value-type="string" table:number-columns-spanned="9" table:number-rows-spanned="1">
            <text:p>Kiểm tra giao diện chung </text:p>
          </table:table-cell>
          <table:covered-table-cell/>
          <table:covered-table-cell table:style-name="ce19"/>
          <table:covered-table-cell table:number-columns-repeated="2"/>
          <table:covered-table-cell table:style-name="ce7"/>
          <table:covered-table-cell/>
          <table:covered-table-cell table:number-columns-repeated="2" table:style-name="ce7"/>
          <table:table-cell table:style-name="ce7" table:number-columns-repeated="45"/>
          <table:table-cell table:number-columns-repeated="970"/>
        </table:table-row>
        <table:table-row table:style-name="ro6">
          <table:table-cell table:style-name="ce7"/>
          <table:table-cell/>
          <table:table-cell table:style-name="ce20" office:value-type="string">
            <text:p>Kiểm tra giao diện danh sách BTHTT</text:p>
          </table:table-cell>
          <table:table-cell table:style-name="ce20" office:value-type="string">
            <text:p>1. Truy cập app PMTc</text:p>
            <text:p>2. Tại màn hình Home &gt; click BTHTT</text:p>
          </table:table-cell>
          <table:table-cell table:style-name="ce20" office:value-type="string">
            <text:p>- cài đặt app </text:p>
            <text:p>- click vào biểu tượng BTHTT</text:p>
          </table:table-cell>
          <table:table-cell table:style-name="ce20" office:value-type="string">
            <text:p/>
            <text:p>Hiển thị màn hình danh sách BTHTT gồm các trường:</text:p>
            <text:p>- button back quay trở về màn hình home</text:p>
            <text:p>- tilter của giao diện: danh sách BTHTT, in đậm, màu trắng, nền xanh, kích thước phù hợp, căn trái. </text:p>
            <text:p>- Danh sách BTHTT đã tạo trước đó bao gồm các thông tin như : </text:p>
            <text:p>+ Số hoá đơn: text</text:p>
            <text:p>+ Tên hàng hoá/ dịch vụ : Text </text:p>
            <text:p>+ Số tiền : Number </text:p>
            <text:p>+ Trạng thái BTHTT</text:p>
            <text:p>+ Group các BTHTT <text:s/>trong tháng và hiển thị </text:p>
            <text:p>- Button tìm kiếm</text:p>
            <text:p>- Button thêm</text:p>
            <text:p/>
          </table:table-cell>
          <table:table-cell/>
          <table:table-cell table:style-name="ce7" table:number-columns-repeated="47"/>
          <table:table-cell table:number-columns-repeated="970"/>
        </table:table-row>
        <table:table-row table:style-name="ro7">
          <table:table-cell table:style-name="ce3"/>
          <table:table-cell/>
          <table:table-cell table:style-name="ce21" office:value-type="string">
            <text:p>Kiểm tra bố cục, font chữ, chính tả</text:p>
          </table:table-cell>
          <table:table-cell table:style-name="ce21" office:value-type="string">
            <text:p>1. Kiểm tra về bố cục, font chữ, chính tả, màu chữ</text:p>
            <text:p/>
          </table:table-cell>
          <table:table-cell table:style-name="ce20" office:value-type="string">
            <text:p>- có BTHTT</text:p>
          </table:table-cell>
          <table:table-cell table:style-name="ce21" office:value-type="string">
            <text:p>-. các label, textbox, icon có độ dài, rộng và khoảng cách bằng nhau, không xô lệch</text:p>
            <text:p>-. các label sử dụng cùng 1 loại font, cỡ chữ, căn lề trái</text:p>
            <text:p>-. Khoảng cách giữa cách groupby hiển thị được hiển thị rõ ràng, dễ hiểu, dễ nhìn </text:p>
            <text:p>- Kiểm tra tất cả lỗi về chính tả, cấu trúc câu, ngữ pháp trên màn hình</text:p>
            <text:p>- Form được bố trí hợp lý và dễ sử dụng</text:p>
          </table:table-cell>
          <table:table-cell/>
          <table:table-cell table:style-name="ce3" table:number-columns-repeated="2"/>
          <table:table-cell table:number-columns-repeated="16"/>
          <table:table-cell table:style-name="ce7"/>
          <table:table-cell/>
          <table:table-cell table:style-name="ce7" table:number-columns-repeated="27"/>
          <table:table-cell table:number-columns-repeated="970"/>
        </table:table-row>
        <table:table-row table:style-name="ro8">
          <table:table-cell table:style-name="ce3"/>
          <table:table-cell/>
          <table:table-cell table:style-name="ce21" office:value-type="string">
            <text:p>kiểm tra button tìm kiếm </text:p>
          </table:table-cell>
          <table:table-cell table:style-name="ce21" office:value-type="string">
            <text:p>ND click vào button tìm kiếm </text:p>
          </table:table-cell>
          <table:table-cell table:style-name="ce20"/>
          <table:table-cell table:style-name="ce21" office:value-type="string">
            <text:p>- hiển thị textsearch </text:p>
            <text:p>- hiển thị hypertext tìm kiếm theo tên đối tượng, mã số thuế, cmt...</text:p>
            <text:p>- icon tìm kiếm </text:p>
          </table:table-cell>
          <table:table-cell/>
          <table:table-cell table:style-name="ce3" table:number-columns-repeated="2"/>
          <table:table-cell table:number-columns-repeated="16"/>
          <table:table-cell table:style-name="ce7"/>
          <table:table-cell/>
          <table:table-cell table:style-name="ce7" table:number-columns-repeated="27"/>
          <table:table-cell table:number-columns-repeated="970"/>
        </table:table-row>
        <table:table-row table:style-name="ro9">
          <table:table-cell table:style-name="ce3"/>
          <table:table-cell/>
          <table:table-cell table:style-name="ce22" office:value-type="string">
            <text:p>kiểm tra button back </text:p>
          </table:table-cell>
          <table:table-cell table:style-name="ce22" office:value-type="string">
            <text:p>click vào button back </text:p>
          </table:table-cell>
          <table:table-cell table:style-name="ce20"/>
          <table:table-cell table:style-name="ce22" office:value-type="string">
            <text:p>Quay trở lại màn hình Dashboard </text:p>
          </table:table-cell>
          <table:table-cell/>
          <table:table-cell table:style-name="ce3" table:number-columns-repeated="2"/>
          <table:table-cell table:number-columns-repeated="16"/>
          <table:table-cell table:style-name="ce7"/>
          <table:table-cell/>
          <table:table-cell table:style-name="ce7" table:number-columns-repeated="27"/>
          <table:table-cell table:number-columns-repeated="970"/>
        </table:table-row>
        <table:table-row table:style-name="ro10">
          <table:table-cell table:style-name="ce3"/>
          <table:table-cell/>
          <table:table-cell table:style-name="ce22" office:value-type="string">
            <text:p>Kiểm tra button thêm mới </text:p>
          </table:table-cell>
          <table:table-cell table:style-name="ce22" office:value-type="string">
            <text:p>click vào button thêm mới </text:p>
          </table:table-cell>
          <table:table-cell table:style-name="ce20"/>
          <table:table-cell table:style-name="ce22" office:value-type="string">
            <text:p>Màn hình hiển thị thêm mới tờ trình. </text:p>
          </table:table-cell>
          <table:table-cell/>
          <table:table-cell table:style-name="ce3" table:number-columns-repeated="2"/>
          <table:table-cell table:number-columns-repeated="16"/>
          <table:table-cell table:style-name="ce7"/>
          <table:table-cell/>
          <table:table-cell table:style-name="ce7" table:number-columns-repeated="27"/>
          <table:table-cell table:number-columns-repeated="970"/>
        </table:table-row>
        <table:table-row table:style-name="ro11">
          <table:table-cell table:style-name="ce3"/>
          <table:table-cell/>
          <table:table-cell table:style-name="ce22" office:value-type="string">
            <text:p>Kiểm tra căn lề các thông tin hiển thị</text:p>
          </table:table-cell>
          <table:table-cell table:style-name="ce22" office:value-type="string">
            <text:p>Kiểm tra căn lề</text:p>
          </table:table-cell>
          <table:table-cell table:style-name="ce20"/>
          <table:table-cell table:style-name="ce22" office:value-type="string">
            <text:p/>
            <text:p>'-Text: căn lề trái</text:p>
            <text:p>-HeaderName căn trái và bôi đậm </text:p>
            <text:p>-Ngày tháng năm: Tm/dd hiển thị cột dọc </text:p>
            <text:p>-Title tờ trình: hiển thị đầy đủ thông tin </text:p>
            <text:p>-content: hiển thị một dòng, nếu độ dài nhiều hơn 1 dòng thì hiển thị dấu ba chấm. chữ đậm. </text:p>
            <text:p>-Trạng thái: hiển thị màu theo trạng thái của tờ trình</text:p>
            <text:p>-Số tiền: Màu cam , <text:s/>kiểu dữ liệu xxx.xxx.xxx</text:p>
            <text:p/>
            <text:p/>
          </table:table-cell>
          <table:table-cell/>
          <table:table-cell table:style-name="ce3" table:number-columns-repeated="2"/>
          <table:table-cell table:number-columns-repeated="16"/>
          <table:table-cell table:style-name="ce7"/>
          <table:table-cell/>
          <table:table-cell table:style-name="ce7" table:number-columns-repeated="27"/>
          <table:table-cell table:number-columns-repeated="970"/>
        </table:table-row>
        <table:table-row table:style-name="ro5">
          <table:table-cell table:style-name="ce8" office:value-type="string" table:number-columns-spanned="9" table:number-rows-spanned="1">
            <text:p>Kiểm tra tính đứng đắn của các trường dữ liệu </text:p>
          </table:table-cell>
          <table:covered-table-cell/>
          <table:covered-table-cell table:style-name="ce3"/>
          <table:covered-table-cell table:number-columns-repeated="2"/>
          <table:covered-table-cell table:style-name="ce3"/>
          <table:covered-table-cell/>
          <table:covered-table-cell table:number-columns-repeated="2" table:style-name="ce3"/>
          <table:table-cell table:number-columns-repeated="16"/>
          <table:table-cell table:style-name="ce7"/>
          <table:table-cell/>
          <table:table-cell table:style-name="ce7" table:number-columns-repeated="27"/>
          <table:table-cell table:number-columns-repeated="970"/>
        </table:table-row>
        <table:table-row table:style-name="ro12">
          <table:table-cell table:style-name="ce3"/>
          <table:table-cell/>
          <table:table-cell table:style-name="ce20" office:value-type="string" table:number-columns-spanned="1" table:number-rows-spanned="2">
            <text:p>kiểm tra tổng số BTHTT sẽ hiển thị trong danh sách </text:p>
          </table:table-cell>
          <table:table-cell table:style-name="ce28" office:value-type="string">
            <text:p>Kiểm tra số BTHTT sẽ hiển thị </text:p>
          </table:table-cell>
          <table:table-cell table:style-name="ce20"/>
          <table:table-cell table:style-name="ce35" office:value-type="string">
            <text:p>+ Mặc định hiển thị tất cả các BTHTT</text:p>
            <text:p>+ Hiển thị BTHTT mới nhất đầu tiên và sắp xếp cho đến hết </text:p>
            <text:p/>
          </table:table-cell>
          <table:table-cell/>
          <table:table-cell table:style-name="ce3" table:number-columns-repeated="2"/>
          <table:table-cell table:number-columns-repeated="16"/>
          <table:table-cell table:style-name="ce7"/>
          <table:table-cell/>
          <table:table-cell table:style-name="ce7" table:number-columns-repeated="27"/>
          <table:table-cell table:number-columns-repeated="970"/>
        </table:table-row>
        <table:table-row table:style-name="ro10">
          <table:table-cell table:style-name="ce3"/>
          <table:table-cell/>
          <table:covered-table-cell table:style-name="ce20"/>
          <table:table-cell table:style-name="ce28" office:value-type="string">
            <text:p>Kiểm tra tổng số BTHTT sẽ hiển thị </text:p>
          </table:table-cell>
          <table:table-cell table:style-name="ce20"/>
          <table:table-cell table:style-name="ce35"/>
          <table:table-cell/>
          <table:table-cell table:style-name="ce3" table:number-columns-repeated="2"/>
          <table:table-cell table:number-columns-repeated="16"/>
          <table:table-cell table:style-name="ce7"/>
          <table:table-cell/>
          <table:table-cell table:style-name="ce7" table:number-columns-repeated="27"/>
          <table:table-cell table:number-columns-repeated="970"/>
        </table:table-row>
        <table:table-row table:style-name="ro13">
          <table:table-cell table:style-name="ce9"/>
          <table:table-cell/>
          <table:table-cell table:style-name="ce20" office:value-type="string" table:number-columns-spanned="1" table:number-rows-spanned="2">
            <text:p>kiểm tra tổng số BTHTT trong một tháng </text:p>
          </table:table-cell>
          <table:table-cell table:style-name="ce28" office:value-type="string">
            <text:p>Kiểm tra số BTHTT sẽ hiển thị </text:p>
          </table:table-cell>
          <table:table-cell table:style-name="ce20"/>
          <table:table-cell table:style-name="ce35" office:value-type="string">
            <text:p>+ Mặc định hiển thị tất cả các BTHTT </text:p>
            <text:p>+ Hiển thị BTHTT theo danh sách nhóm sắp xếp theo tuần tự mới - cũ </text:p>
            <text:p>+ BTHTT trong một nhóm được hiển thị theo mới - cũ</text:p>
          </table:table-cell>
          <table:table-cell/>
          <table:table-cell table:style-name="ce3" table:number-columns-repeated="2"/>
          <table:table-cell table:number-columns-repeated="16"/>
          <table:table-cell table:style-name="ce7"/>
          <table:table-cell/>
          <table:table-cell table:style-name="ce7" table:number-columns-repeated="27"/>
          <table:table-cell table:number-columns-repeated="970"/>
        </table:table-row>
        <table:table-row table:style-name="ro10">
          <table:table-cell table:style-name="ce3"/>
          <table:table-cell/>
          <table:covered-table-cell table:style-name="ce20"/>
          <table:table-cell table:style-name="ce28" office:value-type="string">
            <text:p>Kiểm tra tổng số BTHTT sẽ hiển thị </text:p>
          </table:table-cell>
          <table:table-cell table:style-name="ce20"/>
          <table:table-cell table:style-name="ce35"/>
          <table:table-cell/>
          <table:table-cell table:style-name="ce3" table:number-columns-repeated="5"/>
          <table:table-cell table:style-name="ce7" table:number-columns-repeated="42"/>
          <table:table-cell table:number-columns-repeated="970"/>
        </table:table-row>
        <table:table-row table:style-name="ro12">
          <table:table-cell table:style-name="ce3"/>
          <table:table-cell/>
          <table:table-cell table:style-name="ce20" office:value-type="string" table:number-columns-spanned="1" table:number-rows-spanned="4">
            <text:p>kiểm tra dữ liệu một BTHTT tại màn hình danh sách BTHTT</text:p>
          </table:table-cell>
          <table:table-cell table:style-name="ce20" office:value-type="string">
            <text:p>Kiểm tra trường số chứng từ </text:p>
          </table:table-cell>
          <table:table-cell table:style-name="ce20"/>
          <table:table-cell table:style-name="ce20" office:value-type="string">
            <text:p>+Hiển thị dưới dạng text </text:p>
            <text:p>Dữ liệu ở cột ngày tháng hiệu được get từ trường Invoice_No <text:s/>bảng AP_INVOICE</text:p>
            <text:p>'+ Không quá 20 ký tự </text:p>
          </table:table-cell>
          <table:table-cell/>
          <table:table-cell table:style-name="ce3" table:number-columns-repeated="5"/>
          <table:table-cell table:style-name="ce7" table:number-columns-repeated="42"/>
          <table:table-cell table:number-columns-repeated="970"/>
        </table:table-row>
        <table:table-row table:style-name="ro12">
          <table:table-cell table:style-name="ce3"/>
          <table:table-cell/>
          <table:covered-table-cell table:style-name="ce20"/>
          <table:table-cell table:style-name="ce20" office:value-type="string">
            <text:p>Kiểm tra trường tên hàng hoá/ dịch vụ </text:p>
          </table:table-cell>
          <table:table-cell table:style-name="ce20"/>
          <table:table-cell table:style-name="ce20" office:value-type="string">
            <text:p>+Hiển thị dưới dạng text </text:p>
            <text:p>Dữ liệu ở cột ngày tháng hiệu được get từ trường Description <text:s/>bảng AP_INVOICE</text:p>
            <text:p>'+ Không quá 250 ký tự </text:p>
          </table:table-cell>
          <table:table-cell/>
          <table:table-cell table:style-name="ce3" table:number-columns-repeated="5"/>
          <table:table-cell table:style-name="ce7" table:number-columns-repeated="42"/>
          <table:table-cell table:number-columns-repeated="970"/>
        </table:table-row>
        <table:table-row table:style-name="ro14">
          <table:table-cell table:style-name="ce3"/>
          <table:table-cell/>
          <table:covered-table-cell table:style-name="ce20"/>
          <table:table-cell table:style-name="ce20" office:value-type="string">
            <text:p>Kiểm tra trường số tiền </text:p>
          </table:table-cell>
          <table:table-cell table:style-name="ce20"/>
          <table:table-cell table:style-name="ce20" office:value-type="string">
            <text:p>+Hiển thị dưới dạng number <text:s/></text:p>
            <text:p>Dữ liệu ở cột ngày tháng hiệu được get từ trường REQUEST_AMOUNT <text:s/>bảng AP_INVOICE</text:p>
            <text:p>'+ Không quá 20 ký tự </text:p>
            <text:p>+ số tiền = tổng tiền đề nghị </text:p>
          </table:table-cell>
          <table:table-cell/>
          <table:table-cell table:style-name="ce3" table:number-columns-repeated="5"/>
          <table:table-cell table:style-name="ce7" table:number-columns-repeated="42"/>
          <table:table-cell table:number-columns-repeated="970"/>
        </table:table-row>
        <table:table-row table:style-name="ro15">
          <table:table-cell table:style-name="ce3"/>
          <table:table-cell/>
          <table:covered-table-cell table:style-name="ce20"/>
          <table:table-cell table:style-name="ce20" office:value-type="string">
            <text:p>Kiểm tra trạng thái BTHTT</text:p>
          </table:table-cell>
          <table:table-cell table:style-name="ce20"/>
          <table:table-cell table:style-name="ce36" office:value-type="string">
            <text:p><text:span text:style-name="T3">+ Hiể thị dưới dạng text</text:span></text:p>
            <text:p><text:span text:style-name="T4">+ Hiển thị trạng thái theo thứ </text:span><text:span text:style-name="T4">tự thỏa mãn điều kiện:</text:span></text:p>
            <text:p><text:span text:style-name="T5">Trạng thái tài liệu </text:span><text:span text:style-name="T5">[</text:span><text:span text:style-name="T5">DOCSTATUS] + Ngày cập </text:span><text:span text:style-name="T5">nhật: </text:span></text:p>
            <text:p><text:span text:style-name="T4">- Khi tạo mới hoặc sau khi </text:span><text:span text:style-name="T4">CO chứng từ </text:span></text:p>
            <text:p><text:span text:style-name="T5">- Trạng thái duyệt </text:span><text:span text:style-name="T5">[APPROVE_STATUS] + </text:span><text:span text:style-name="T5">Ngày cập nhật: </text:span></text:p>
            <text:p><text:span text:style-name="T4">- Trạng thái tài liệu = “Hoàn </text:span><text:span text:style-name="T4">thành” </text:span></text:p>
            <text:p><text:span text:style-name="T4">- Trạng thái duyệt = “Đã </text:span><text:span text:style-name="T4">duyệt” hoặc “Từ chối”</text:span></text:p>
            <text:p><text:span text:style-name="T6">- Trạng thái ký[SignerStatus] </text:span><text:span text:style-name="T6">+ - Ngày duyệt VOffice:</text:span></text:p>
            <text:p><text:span text:style-name="T4">- Trạng thái tài liệu = “Đã </text:span><text:span text:style-name="T4">duyệt”</text:span></text:p>
            <text:p><text:span text:style-name="T4">- Trạng thái ký khác “Chưa </text:span><text:span text:style-name="T4">ký”</text:span></text:p>
            <text:p><text:span text:style-name="T4"/></text:p>
          </table:table-cell>
          <table:table-cell/>
          <table:table-cell table:style-name="ce3" table:number-columns-repeated="5"/>
          <table:table-cell table:style-name="ce7" table:number-columns-repeated="42"/>
          <table:table-cell table:number-columns-repeated="970"/>
        </table:table-row>
        <table:table-row table:style-name="ro10">
          <table:table-cell table:style-name="ce3"/>
          <table:table-cell/>
          <table:table-cell table:style-name="ce20" office:value-type="string" table:number-columns-spanned="1" table:number-rows-spanned="5">
            <text:p>Kiểm tra tùy chọn tại một BTHTT</text:p>
          </table:table-cell>
          <table:table-cell table:style-name="ce20" office:value-type="string">
            <text:p>kiểm tra khi vuốt sang bên phải tại một BTHTT </text:p>
          </table:table-cell>
          <table:table-cell table:style-name="ce20"/>
          <table:table-cell table:style-name="ce20" office:value-type="string">
            <text:p>không hiển thị gì cả, bản khi không có sự dịch chuyển</text:p>
          </table:table-cell>
          <table:table-cell/>
          <table:table-cell table:style-name="ce3" table:number-columns-repeated="5"/>
          <table:table-cell table:style-name="ce7" table:number-columns-repeated="42"/>
          <table:table-cell table:number-columns-repeated="970"/>
        </table:table-row>
        <table:table-row table:style-name="ro13">
          <table:table-cell table:style-name="ce3"/>
          <table:table-cell/>
          <table:covered-table-cell table:style-name="ce20"/>
          <table:table-cell table:style-name="ce20" office:value-type="string">
            <text:p>Kiểm tra khi vuốt sang bên trái tại BTHTT</text:p>
          </table:table-cell>
          <table:table-cell table:style-name="ce20"/>
          <table:table-cell table:style-name="ce20" office:value-type="string">
            <text:p>màn hình hiển thị danh sách các tùy chọn bao gồm : </text:p>
            <text:p>+Icon xóa/ chức năng xóa hoá đơn </text:p>
            <text:p>+ Icon sao chép/ chức năng sao chép hoá đơn </text:p>
            <text:p>+ Icon chỉnh sửa </text:p>
          </table:table-cell>
          <table:table-cell/>
          <table:table-cell table:style-name="ce3" table:number-columns-repeated="5"/>
          <table:table-cell table:style-name="ce7" table:number-columns-repeated="42"/>
          <table:table-cell table:number-columns-repeated="970"/>
        </table:table-row>
        <table:table-row table:style-name="ro12">
          <table:table-cell table:style-name="ce3"/>
          <table:table-cell/>
          <table:covered-table-cell table:style-name="ce20"/>
          <table:table-cell table:style-name="ce20" office:value-type="string">
            <text:p>Kiểm tra khi click vào button xóa </text:p>
          </table:table-cell>
          <table:table-cell table:style-name="ce20"/>
          <table:table-cell table:style-name="ce20" office:value-type="string">
            <text:p>+Màn hình hiển thị button xóa có màu đỏ.cho phép người dùng click vào button</text:p>
            <text:p>+ cho phép người dùng thực hiện chức năng xóa</text:p>
          </table:table-cell>
          <table:table-cell/>
          <table:table-cell table:style-name="ce3" table:number-columns-repeated="3"/>
          <table:table-cell/>
          <table:table-cell table:style-name="ce3"/>
          <table:table-cell table:style-name="ce7" table:number-columns-repeated="42"/>
          <table:table-cell table:number-columns-repeated="970"/>
        </table:table-row>
        <table:table-row table:style-name="ro12">
          <table:table-cell table:style-name="ce3"/>
          <table:table-cell/>
          <table:covered-table-cell table:style-name="ce20"/>
          <table:table-cell table:style-name="ce20" office:value-type="string">
            <text:p>Kiểm tra khi click vào button sao chép </text:p>
          </table:table-cell>
          <table:table-cell table:style-name="ce20"/>
          <table:table-cell table:style-name="ce20" office:value-type="string">
            <text:p>+ Màn hình hiển thị button sao chép, cho phép người dùng click vào button. </text:p>
            <text:p>'+cho phép người dùng thực hiện chức năng sao chép </text:p>
          </table:table-cell>
          <table:table-cell/>
          <table:table-cell table:style-name="ce3" table:number-columns-repeated="3"/>
          <table:table-cell/>
          <table:table-cell table:style-name="ce3"/>
          <table:table-cell table:style-name="ce7" table:number-columns-repeated="42"/>
          <table:table-cell table:number-columns-repeated="970"/>
        </table:table-row>
        <table:table-row table:style-name="ro16">
          <table:table-cell table:style-name="ce3"/>
          <table:table-cell/>
          <table:covered-table-cell table:style-name="ce3"/>
          <table:table-cell office:value-type="string">
            <text:p>Kiểm tra khi click vào button chỉnh sửa</text:p>
          </table:table-cell>
          <table:table-cell/>
          <table:table-cell table:style-name="ce37" office:value-type="string">
            <text:p>Chuyển sang màn hình chi tiết Bảng THTT để xem và chỉnh sửa thông tin</text:p>
          </table:table-cell>
          <table:table-cell/>
          <table:table-cell table:style-name="ce3" table:number-columns-repeated="3"/>
          <table:table-cell/>
          <table:table-cell table:style-name="ce3"/>
          <table:table-cell table:style-name="ce7" table:number-columns-repeated="42"/>
          <table:table-cell table:number-columns-repeated="970"/>
        </table:table-row>
        <table:table-row table:style-name="ro5">
          <table:table-cell table:style-name="ce8" office:value-type="string" table:number-columns-spanned="8" table:number-rows-spanned="1">
            <text:p>Kiểm tra chức năng Tìm kiếm thông thường</text:p>
          </table:table-cell>
          <table:covered-table-cell/>
          <table:covered-table-cell table:style-name="ce3"/>
          <table:covered-table-cell table:number-columns-repeated="2"/>
          <table:covered-table-cell table:style-name="ce3"/>
          <table:covered-table-cell/>
          <table:covered-table-cell table:style-name="ce3"/>
          <table:table-cell table:style-name="ce3" table:number-columns-repeated="2"/>
          <table:table-cell/>
          <table:table-cell table:style-name="ce3"/>
          <table:table-cell table:style-name="ce7" table:number-columns-repeated="42"/>
          <table:table-cell table:number-columns-repeated="970"/>
        </table:table-row>
        <table:table-row table:style-name="ro16">
          <table:table-cell table:style-name="ce3"/>
          <table:table-cell/>
          <table:table-cell table:style-name="ce20" office:value-type="string" table:number-columns-spanned="1" table:number-rows-spanned="12">
            <text:p>Kiểm tra input khi nhập tìm kiếm </text:p>
          </table:table-cell>
          <table:table-cell table:style-name="ce29" office:value-type="string">
            <text:p>Kiểm tra khi không nhập nội dung tìm kiếm</text:p>
          </table:table-cell>
          <table:table-cell table:style-name="ce33"/>
          <table:table-cell table:style-name="ce23" office:value-type="string">
            <text:p>-|Không hiển thị bản ghi nào cả </text:p>
            <text:p>- Hiển thị text yêu cầu người dùng nhập thông tin cần tìm kiếm </text:p>
          </table:table-cell>
          <table:table-cell/>
          <table:table-cell table:style-name="ce3" table:number-columns-repeated="3"/>
          <table:table-cell/>
          <table:table-cell table:style-name="ce3"/>
          <table:table-cell table:style-name="ce7" table:number-columns-repeated="42"/>
          <table:table-cell table:number-columns-repeated="970"/>
        </table:table-row>
        <table:table-row table:style-name="ro16">
          <table:table-cell table:style-name="ce3"/>
          <table:table-cell/>
          <table:covered-table-cell table:style-name="ce20"/>
          <table:table-cell table:style-name="ce29" office:value-type="string">
            <text:p>Kiểm tra khi nhập toàn ký tự Space</text:p>
          </table:table-cell>
          <table:table-cell table:style-name="ce33"/>
          <table:table-cell table:style-name="ce23" office:value-type="string">
            <text:p>-|Không hiển thị bản ghi nào cả </text:p>
            <text:p>- Hiển thị text yêu cầu người dùng nhập thông tin cần tìm kiếm </text:p>
          </table:table-cell>
          <table:table-cell/>
          <table:table-cell table:style-name="ce3" table:number-columns-repeated="3"/>
          <table:table-cell/>
          <table:table-cell table:style-name="ce3"/>
          <table:table-cell table:style-name="ce7" table:number-columns-repeated="42"/>
          <table:table-cell table:number-columns-repeated="970"/>
        </table:table-row>
        <table:table-row table:style-name="ro12">
          <table:table-cell table:style-name="ce3"/>
          <table:table-cell/>
          <table:covered-table-cell table:style-name="ce20"/>
          <table:table-cell table:style-name="ce29" office:value-type="string">
            <text:p>Tìm kiếm khi nhập:</text:p>
            <text:p>- Textbox là một chuỗi có ký tự Space ở đầu và cuối chuỗi</text:p>
          </table:table-cell>
          <table:table-cell table:style-name="ce33"/>
          <table:table-cell table:style-name="ce29" office:value-type="string">
            <text:p>-Không có lỗi</text:p>
            <text:p>-Hiển thị các kết quả tìm kiếm thỏa mãn điều kiện Textbox nhập vào đã được Trim Space ở đầu và cuối chuỗi</text:p>
          </table:table-cell>
          <table:table-cell/>
          <table:table-cell table:style-name="ce3" table:number-columns-repeated="3"/>
          <table:table-cell/>
          <table:table-cell table:style-name="ce3"/>
          <table:table-cell table:style-name="ce7" table:number-columns-repeated="42"/>
          <table:table-cell table:number-columns-repeated="970"/>
        </table:table-row>
        <table:table-row table:style-name="ro8">
          <table:table-cell table:style-name="ce3"/>
          <table:table-cell/>
          <table:covered-table-cell table:style-name="ce20"/>
          <table:table-cell table:style-name="ce28" office:value-type="string">
            <text:p>Tìm kiếm tương đối:</text:p>
            <text:p>- Nhập Textbox là một phần của xâu đã tồn tại</text:p>
          </table:table-cell>
          <table:table-cell table:style-name="ce33"/>
          <table:table-cell table:style-name="ce29" office:value-type="string">
            <text:p>-Hiển thị các kết quả tìm kiếm với Textbox chứa xâu đã nhập không phân biệt chữ hoa, chữ thường</text:p>
            <text:p/>
          </table:table-cell>
          <table:table-cell/>
          <table:table-cell table:style-name="ce3" table:number-columns-repeated="3"/>
          <table:table-cell/>
          <table:table-cell table:style-name="ce3"/>
          <table:table-cell table:style-name="ce7" table:number-columns-repeated="42"/>
          <table:table-cell table:number-columns-repeated="970"/>
        </table:table-row>
        <table:table-row table:style-name="ro16">
          <table:table-cell table:style-name="ce3"/>
          <table:table-cell/>
          <table:covered-table-cell table:style-name="ce20"/>
          <table:table-cell table:style-name="ce28" office:value-type="string">
            <text:p>Tìm kiếm khi nhập Textbox là:</text:p>
            <text:p>- Tiếng việt có dấu</text:p>
          </table:table-cell>
          <table:table-cell table:style-name="ce33"/>
          <table:table-cell table:style-name="ce28" office:value-type="string">
            <text:p>Kết quả tìm kiếm chính xác</text:p>
          </table:table-cell>
          <table:table-cell/>
          <table:table-cell table:style-name="ce3" table:number-columns-repeated="3"/>
          <table:table-cell/>
          <table:table-cell table:style-name="ce3"/>
          <table:table-cell table:style-name="ce7" table:number-columns-repeated="42"/>
          <table:table-cell table:number-columns-repeated="970"/>
        </table:table-row>
        <table:table-row table:style-name="ro16">
          <table:table-cell table:style-name="ce3"/>
          <table:table-cell/>
          <table:covered-table-cell table:style-name="ce20"/>
          <table:table-cell table:style-name="ce29" office:value-type="string">
            <text:p>Tìm kiếm khi nhập:</text:p>
            <text:p>- Textbox là các ký tự đặc biệt</text:p>
          </table:table-cell>
          <table:table-cell table:style-name="ce20"/>
          <table:table-cell table:style-name="ce29" office:value-type="string">
            <text:p>- Hiển thị kết quả tìm kiếm thỏa mãn textbox chứa ký tự đã nhập</text:p>
            <text:p>-các ký tự không bị mã hoá</text:p>
          </table:table-cell>
          <table:table-cell/>
          <table:table-cell table:style-name="ce3" table:number-columns-repeated="2"/>
          <table:table-cell/>
          <table:table-cell table:style-name="ce3"/>
          <table:table-cell/>
          <table:table-cell table:style-name="ce7" table:number-columns-repeated="42"/>
          <table:table-cell table:number-columns-repeated="970"/>
        </table:table-row>
        <table:table-row table:style-name="ro10">
          <table:table-cell table:style-name="ce3"/>
          <table:table-cell/>
          <table:covered-table-cell table:style-name="ce20"/>
          <table:table-cell table:style-name="ce29" office:value-type="string">
            <text:p>Kiểm tra khi người dùng nhập giá trị maxlength </text:p>
          </table:table-cell>
          <table:table-cell table:style-name="ce20"/>
          <table:table-cell table:style-name="ce29" office:value-type="string">
            <text:p>Không hiển thị kết quả </text:p>
          </table:table-cell>
          <table:table-cell/>
          <table:table-cell table:style-name="ce3" table:number-columns-repeated="2"/>
          <table:table-cell/>
          <table:table-cell table:style-name="ce3"/>
          <table:table-cell/>
          <table:table-cell table:style-name="ce7" table:number-columns-repeated="42"/>
          <table:table-cell table:number-columns-repeated="970"/>
        </table:table-row>
        <table:table-row table:style-name="ro10">
          <table:table-cell table:style-name="ce3"/>
          <table:table-cell/>
          <table:covered-table-cell table:style-name="ce20"/>
          <table:table-cell table:style-name="ce29" office:value-type="string">
            <text:p>Tìm kiếm khi người dùng nhập số tiền nhỏ hơn 0 </text:p>
          </table:table-cell>
          <table:table-cell table:style-name="ce20"/>
          <table:table-cell table:style-name="ce29" office:value-type="string">
            <text:p>Không hiển thị kết quả </text:p>
          </table:table-cell>
          <table:table-cell/>
          <table:table-cell table:style-name="ce3" table:number-columns-repeated="2"/>
          <table:table-cell table:number-columns-repeated="2"/>
          <table:table-cell table:style-name="ce7"/>
          <table:table-cell/>
          <table:table-cell table:style-name="ce7" table:number-columns-repeated="41"/>
          <table:table-cell table:number-columns-repeated="970"/>
        </table:table-row>
        <table:table-row table:style-name="ro10">
          <table:table-cell table:style-name="ce3"/>
          <table:table-cell/>
          <table:covered-table-cell table:style-name="ce20"/>
          <table:table-cell table:style-name="ce29" office:value-type="string">
            <text:p>Tìm kiếm khi người dùng nhập số tiền nhỏ hơn 0 </text:p>
          </table:table-cell>
          <table:table-cell table:style-name="ce20"/>
          <table:table-cell table:style-name="ce29" office:value-type="string">
            <text:p>Không hiển thị kết quả </text:p>
          </table:table-cell>
          <table:table-cell/>
          <table:table-cell table:style-name="ce3" table:number-columns-repeated="3"/>
          <table:table-cell/>
          <table:table-cell table:style-name="ce3"/>
          <table:table-cell table:style-name="ce7" table:number-columns-repeated="42"/>
          <table:table-cell table:number-columns-repeated="970"/>
        </table:table-row>
        <table:table-row table:style-name="ro10">
          <table:table-cell table:style-name="ce3"/>
          <table:table-cell/>
          <table:covered-table-cell table:style-name="ce20"/>
          <table:table-cell table:style-name="ce29" office:value-type="string">
            <text:p>Kiểm tra khi nhập số tiền không tồn tại trong hoá đơn </text:p>
          </table:table-cell>
          <table:table-cell table:style-name="ce20"/>
          <table:table-cell table:style-name="ce29" office:value-type="string">
            <text:p>Không hiển thị kết quả </text:p>
          </table:table-cell>
          <table:table-cell/>
          <table:table-cell table:style-name="ce3" table:number-columns-repeated="3"/>
          <table:table-cell/>
          <table:table-cell table:style-name="ce3"/>
          <table:table-cell table:style-name="ce7" table:number-columns-repeated="42"/>
          <table:table-cell table:number-columns-repeated="970"/>
        </table:table-row>
        <table:table-row table:style-name="ro16">
          <table:table-cell table:style-name="ce3"/>
          <table:table-cell/>
          <table:covered-table-cell table:style-name="ce20"/>
          <table:table-cell table:style-name="ce29" office:value-type="string">
            <text:p>Tìm kiếm khi người dùng nhập số tiền tồn tại trong hệ thống </text:p>
          </table:table-cell>
          <table:table-cell table:style-name="ce20"/>
          <table:table-cell table:style-name="ce29" office:value-type="string">
            <text:p>Hiển thị kết quả tương tứng với số tiền đã nhập </text:p>
          </table:table-cell>
          <table:table-cell/>
          <table:table-cell table:style-name="ce3" table:number-columns-repeated="3"/>
          <table:table-cell/>
          <table:table-cell table:style-name="ce3"/>
          <table:table-cell table:style-name="ce7" table:number-columns-repeated="42"/>
          <table:table-cell table:number-columns-repeated="970"/>
        </table:table-row>
        <table:table-row table:style-name="ro16">
          <table:table-cell table:style-name="ce3"/>
          <table:table-cell/>
          <table:covered-table-cell table:style-name="ce20"/>
          <table:table-cell table:style-name="ce28" office:value-type="string">
            <text:p>Tìm kiếm không phân biệt hoa thường</text:p>
          </table:table-cell>
          <table:table-cell table:style-name="ce20"/>
          <table:table-cell table:style-name="ce28" office:value-type="string">
            <text:p>KQ tìm kiếm không phân biệt hoa thường</text:p>
            <text:p/>
          </table:table-cell>
          <table:table-cell/>
          <table:table-cell table:style-name="ce3" table:number-columns-repeated="3"/>
          <table:table-cell/>
          <table:table-cell table:style-name="ce3"/>
          <table:table-cell table:style-name="ce7" table:number-columns-repeated="42"/>
          <table:table-cell table:number-columns-repeated="970"/>
        </table:table-row>
        <table:table-row table:style-name="ro9">
          <table:table-cell table:style-name="ce10" table:number-columns-repeated="2"/>
          <table:table-cell table:style-name="ce23" office:value-type="string" table:number-columns-spanned="1" table:number-rows-spanned="2">
            <text:p>Tìm kiếm khi nhập </text:p>
          </table:table-cell>
          <table:table-cell table:style-name="ce23" office:value-type="string">
            <text:p>Nhập giá trị có trong DB</text:p>
          </table:table-cell>
          <table:table-cell table:style-name="ce20"/>
          <table:table-cell table:style-name="ce20" office:value-type="string">
            <text:p>Câu lệnh truy vấn </text:p>
          </table:table-cell>
          <table:table-cell table:style-name="ce10" table:number-columns-repeated="3"/>
          <table:table-cell table:number-columns-repeated="9"/>
          <table:table-cell table:style-name="ce7"/>
          <table:table-cell/>
          <table:table-cell table:style-name="ce7" table:number-columns-repeated="34"/>
          <table:table-cell table:number-columns-repeated="970"/>
        </table:table-row>
        <table:table-row table:style-name="ro10">
          <table:table-cell table:style-name="ce10" table:number-columns-repeated="2"/>
          <table:covered-table-cell table:style-name="ce23"/>
          <table:table-cell table:style-name="ce28" office:value-type="string">
            <text:p>Nhập giá trị không có trong DB</text:p>
          </table:table-cell>
          <table:table-cell table:style-name="ce20"/>
          <table:table-cell table:style-name="ce20" office:value-type="string">
            <text:p>không hiển thị bản ghi nào cả </text:p>
          </table:table-cell>
          <table:table-cell table:style-name="ce10" table:number-columns-repeated="3"/>
          <table:table-cell table:number-columns-repeated="11"/>
          <table:table-cell table:style-name="ce7"/>
          <table:table-cell/>
          <table:table-cell table:style-name="ce7" table:number-columns-repeated="32"/>
          <table:table-cell table:number-columns-repeated="970"/>
        </table:table-row>
        <table:table-row table:style-name="ro5">
          <table:table-cell table:style-name="ce11" office:value-type="string" table:number-columns-spanned="8" table:number-rows-spanned="1">
            <text:p>Kiểm tra chức năng sao chép BTHTT</text:p>
          </table:table-cell>
          <table:covered-table-cell table:number-columns-repeated="7" table:style-name="ce10"/>
          <table:table-cell table:style-name="ce10"/>
          <table:table-cell table:style-name="ce3" table:number-columns-repeated="3"/>
          <table:table-cell table:style-name="ce7" table:number-columns-repeated="42"/>
          <table:table-cell table:number-columns-repeated="970"/>
        </table:table-row>
        <table:table-row table:style-name="ro8">
          <table:table-cell table:style-name="ce10" table:number-columns-repeated="2"/>
          <table:table-cell table:style-name="ce24" office:value-type="string" table:number-columns-spanned="1" table:number-rows-spanned="2">
            <text:p>Sao chép BTHTT</text:p>
          </table:table-cell>
          <table:table-cell table:style-name="ce30" office:value-type="string">
            <text:p>1. click vào BTHTT muốn sao chép </text:p>
            <text:p>2. Vuốt qua bên tay trái </text:p>
            <text:p>3. chọn sao chép BTHTT</text:p>
          </table:table-cell>
          <table:table-cell table:style-name="ce26"/>
          <table:table-cell table:style-name="ce38" office:value-type="string">
            <text:p>Kiểm tra chức năng sao chép BTHTT</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9">
          <table:table-cell table:style-name="ce10" table:number-columns-repeated="2"/>
          <table:covered-table-cell table:style-name="ce25"/>
          <table:table-cell table:style-name="ce30" office:value-type="string">
            <text:p>4. Back ra ngoài </text:p>
          </table:table-cell>
          <table:table-cell table:style-name="ce26"/>
          <table:table-cell table:style-name="ce26" office:value-type="string">
            <text:p>Huỷ thao tác vừa thực hiện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5">
          <table:table-cell table:style-name="ce12" office:value-type="string" table:number-columns-spanned="8" table:number-rows-spanned="1">
            <text:p>Kiểm tra chức năng chỉnh sửa BTHTT</text:p>
          </table:table-cell>
          <table:covered-table-cell table:number-columns-repeated="7" table:style-name="ce10"/>
          <table:table-cell table:style-name="ce10"/>
          <table:table-cell table:style-name="ce3" table:number-columns-repeated="3"/>
          <table:table-cell table:style-name="ce7" table:number-columns-repeated="42"/>
          <table:table-cell table:number-columns-repeated="970"/>
        </table:table-row>
        <table:table-row table:style-name="ro8">
          <table:table-cell table:style-name="ce10" table:number-columns-repeated="2"/>
          <table:table-cell table:style-name="ce24" office:value-type="string" table:number-columns-spanned="1" table:number-rows-spanned="2">
            <text:p>chỉnh sửa BTHTT</text:p>
          </table:table-cell>
          <table:table-cell table:style-name="ce30" office:value-type="string">
            <text:p>1. click và BTHTT muốn sao chép </text:p>
            <text:p>2. Vuốt qua bên tay trái </text:p>
            <text:p>3. chọn chỉnh sửa BTHTT </text:p>
          </table:table-cell>
          <table:table-cell table:style-name="ce34"/>
          <table:table-cell table:style-name="ce39" office:value-type="string">
            <text:p>Khi người dùng click vào button chỉnh sửa, màn hình chuyển sang chi tiết BTHTT để xem và chỉnh sửa thông tin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9">
          <table:table-cell table:style-name="ce10" table:number-columns-repeated="2"/>
          <table:covered-table-cell table:style-name="ce25"/>
          <table:table-cell table:style-name="ce30" office:value-type="string">
            <text:p>4. Back </text:p>
          </table:table-cell>
          <table:table-cell table:style-name="ce34"/>
          <table:table-cell table:style-name="ce39" office:value-type="string">
            <text:p>Huỷ thao tác vừa thực hiện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5">
          <table:table-cell table:style-name="ce13" office:value-type="string" table:number-columns-spanned="8" table:number-rows-spanned="1">
            <text:p>Kiểm tra chức năng xoá </text:p>
          </table:table-cell>
          <table:covered-table-cell table:number-columns-repeated="7" table:style-name="ce10"/>
          <table:table-cell table:style-name="ce10"/>
          <table:table-cell table:style-name="ce3" table:number-columns-repeated="3"/>
          <table:table-cell table:style-name="ce7" table:number-columns-repeated="42"/>
          <table:table-cell table:number-columns-repeated="970"/>
        </table:table-row>
        <table:table-row table:style-name="ro13">
          <table:table-cell table:style-name="ce10" table:number-columns-repeated="2"/>
          <table:table-cell table:style-name="ce26" office:value-type="string" table:number-columns-spanned="1" table:number-rows-spanned="5">
            <text:p>Kiểm tra tính đứng đắn khi click vào button xóa </text:p>
          </table:table-cell>
          <table:table-cell table:style-name="ce31" office:value-type="string">
            <text:p>kiểm tra xem khi người dùng click vào button Xóa </text:p>
          </table:table-cell>
          <table:table-cell table:style-name="ce31" office:value-type="string" table:number-columns-spanned="1" table:number-rows-spanned="5">
            <text:p>Tồn tại BTHTT</text:p>
          </table:table-cell>
          <table:table-cell table:style-name="ce31" office:value-type="string">
            <text:p>Màn hình hiển thị dialog thông báo : </text:p>
            <text:p>+ "Bạn có muốn xóa BTHTT này không?"</text:p>
            <text:p>+ Button hủy bỏ/ đồng ý </text:p>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17">
          <table:table-cell table:style-name="ce10" table:number-columns-repeated="2"/>
          <table:covered-table-cell table:style-name="ce26"/>
          <table:table-cell table:style-name="ce31" office:value-type="string">
            <text:p>Kiểm tra khi người dùng xóa hoá đơn </text:p>
          </table:table-cell>
          <table:covered-table-cell table:style-name="ce31"/>
          <table:table-cell table:style-name="ce31" office:value-type="string">
            <text:p>Câu lệnh truy vấn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17">
          <table:table-cell table:style-name="ce10" table:number-columns-repeated="2"/>
          <table:covered-table-cell table:style-name="ce26"/>
          <table:table-cell table:style-name="ce31" office:value-type="string">
            <text:p>Kiểm tra khi người dùng xóa hoá đơn xong </text:p>
          </table:table-cell>
          <table:covered-table-cell table:style-name="ce31"/>
          <table:table-cell table:style-name="ce31" office:value-type="string">
            <text:p>Hiển thị thông báo "Thông báo/ Xóa thành công hoá đơn abc"</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17">
          <table:table-cell table:style-name="ce10" table:number-columns-repeated="2"/>
          <table:covered-table-cell table:style-name="ce26"/>
          <table:table-cell table:style-name="ce31" office:value-type="string">
            <text:p>Kiểm tra khi người dùng click vào button hủy bỏ </text:p>
          </table:table-cell>
          <table:covered-table-cell table:style-name="ce31"/>
          <table:table-cell table:style-name="ce31" office:value-type="string">
            <text:p>Hủy bỏ thao tác vừa nhập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17">
          <table:table-cell table:style-name="ce10" table:number-columns-repeated="2"/>
          <table:covered-table-cell table:style-name="ce26"/>
          <table:table-cell table:style-name="ce31" office:value-type="string">
            <text:p>Kiểm tra khi người dùng click ra ngoài khoảng trống </text:p>
          </table:table-cell>
          <table:covered-table-cell table:style-name="ce31"/>
          <table:table-cell table:style-name="ce31" office:value-type="string">
            <text:p>Tắt bỏ dialog tương ứng với thao tác hủy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5">
          <table:table-cell table:style-name="ce14" office:value-type="string" table:number-columns-spanned="8" table:number-rows-spanned="1">
            <text:p>Kiểm tra các ảnh hưởng </text:p>
          </table:table-cell>
          <table:covered-table-cell table:number-columns-repeated="7" table:style-name="ce10"/>
          <table:table-cell table:style-name="ce10"/>
          <table:table-cell table:style-name="ce3" table:number-columns-repeated="3"/>
          <table:table-cell table:style-name="ce7" table:number-columns-repeated="42"/>
          <table:table-cell table:number-columns-repeated="970"/>
        </table:table-row>
        <table:table-row table:style-name="ro10">
          <table:table-cell table:style-name="ce10" table:number-columns-repeated="2"/>
          <table:table-cell table:style-name="ce26" office:value-type="string">
            <text:p>Khi mất mạng </text:p>
          </table:table-cell>
          <table:table-cell table:style-name="ce32" office:value-type="string">
            <text:p>ND thực hiện tắt mạng </text:p>
          </table:table-cell>
          <table:table-cell table:style-name="ce32"/>
          <table:table-cell table:style-name="ce40" office:value-type="string">
            <text:p>Hiển thị thông báo mất kết nối mạng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10">
          <table:table-cell table:style-name="ce10" table:number-columns-repeated="2"/>
          <table:table-cell table:style-name="ce26" office:value-type="string">
            <text:p>Khi mạng kém </text:p>
          </table:table-cell>
          <table:table-cell table:style-name="ce32" office:value-type="string">
            <text:p>Mở / tắt mạng chập trờn </text:p>
          </table:table-cell>
          <table:table-cell table:style-name="ce32"/>
          <table:table-cell table:style-name="ce40" office:value-type="string">
            <text:p>Hiển thị thông báo kết nối mạng kém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8">
          <table:table-cell table:style-name="ce10" table:number-columns-repeated="2"/>
          <table:table-cell table:style-name="ce26" office:value-type="string">
            <text:p>Kill app </text:p>
          </table:table-cell>
          <table:table-cell table:style-name="ce32" office:value-type="string">
            <text:p>1. Vào app </text:p>
            <text:p>2. Vào màn hình tổng hợp </text:p>
            <text:p>3. Kill app</text:p>
            <text:p>4. Vào lại app</text:p>
          </table:table-cell>
          <table:table-cell table:style-name="ce32"/>
          <table:table-cell table:style-name="ce40" office:value-type="string">
            <text:p>Hiển thị màn hình dashboard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10">
          <table:table-cell table:style-name="ce10" table:number-columns-repeated="2"/>
          <table:table-cell table:style-name="ce26" office:value-type="string">
            <text:p>Thoát app </text:p>
          </table:table-cell>
          <table:table-cell table:style-name="ce32" office:value-type="string">
            <text:p>1. Vào app </text:p>
            <text:p>2. Vào lại app</text:p>
          </table:table-cell>
          <table:table-cell table:style-name="ce32"/>
          <table:table-cell table:style-name="ce40" office:value-type="string">
            <text:p>Hiển thị màn hình đang sử dụng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16">
          <table:table-cell table:style-name="ce10" table:number-columns-repeated="2"/>
          <table:table-cell table:style-name="ce26" office:value-type="string">
            <text:p>Khi có thông báo trong app </text:p>
          </table:table-cell>
          <table:table-cell table:style-name="ce32" office:value-type="string">
            <text:p>1. Đang sử dụng app </text:p>
            <text:p>2. click vào thông báo trong app </text:p>
          </table:table-cell>
          <table:table-cell table:style-name="ce32"/>
          <table:table-cell table:style-name="ce40" office:value-type="string">
            <text:p>-Hiển thị màn hình đang sử dụng </text:p>
            <text:p>- Tắt thông báo </text:p>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16">
          <table:table-cell table:style-name="ce10" table:number-columns-repeated="2"/>
          <table:table-cell table:style-name="ce26" office:value-type="string">
            <text:p>Khi click vào thông báo ngoài app</text:p>
          </table:table-cell>
          <table:table-cell table:style-name="ce32" office:value-type="string">
            <text:p>1. Đang sử dụng app </text:p>
            <text:p>2. click vào thông báo ngoài app </text:p>
          </table:table-cell>
          <table:table-cell table:style-name="ce32"/>
          <table:table-cell table:style-name="ce40" office:value-type="string">
            <text:p>- Thoát app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18">
          <table:table-cell table:style-name="ce10" table:number-columns-repeated="2"/>
          <table:table-cell table:style-name="ce27" office:value-type="string">
            <text:p>Kiểm tra khi vuốt xuống </text:p>
          </table:table-cell>
          <table:table-cell table:style-name="ce27" office:value-type="string">
            <text:p>kiểm tra giao diện khi người dùng vuốt xuống</text:p>
          </table:table-cell>
          <table:table-cell table:style-name="ce32"/>
          <table:table-cell table:style-name="ce41" office:value-type="string">
            <text:p>- Hiển thị danh sách hoá đơn cho đến khi hết</text:p>
            <text:p>- phân trang hiển thị 10 BTHTT </text:p>
            <text:p>-hiển thị biểu tượng loadmore khi vuốt xuống biểu diễn đang load dữ liệu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16">
          <table:table-cell table:style-name="ce10" table:number-columns-repeated="2"/>
          <table:table-cell table:style-name="ce27" office:value-type="string">
            <text:p>Kiểm tri khi người dùng vuốt lên </text:p>
          </table:table-cell>
          <table:table-cell table:style-name="ce27" office:value-type="string">
            <text:p>Vuốt lên </text:p>
          </table:table-cell>
          <table:table-cell table:style-name="ce32"/>
          <table:table-cell table:style-name="ce41" office:value-type="string">
            <text:p>- cập nhật bản khi hiện đang có </text:p>
            <text:p>- hiển thị iconloadmore khi người dừng vuốt lên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19">
          <table:table-cell table:style-name="ce10" table:number-columns-repeated="2"/>
          <table:table-cell table:style-name="ce27" office:value-type="string">
            <text:p>Kiểm tra khi người dùng nhẫn giữ vào một BTHTT </text:p>
          </table:table-cell>
          <table:table-cell table:style-name="ce27" office:value-type="string">
            <text:p>Vuốt xuống </text:p>
          </table:table-cell>
          <table:table-cell table:style-name="ce32"/>
          <table:table-cell table:style-name="ce41" office:value-type="string">
            <text:p>- hoá đơn không dịch chuyển, màu hoá đơn thay đổi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19">
          <table:table-cell table:style-name="ce10" table:number-columns-repeated="2"/>
          <table:table-cell table:style-name="ce27" office:value-type="string">
            <text:p>Kiểm tra khi người dùng vuốt bằng 2 ngón tay </text:p>
          </table:table-cell>
          <table:table-cell table:style-name="ce27" office:value-type="string">
            <text:p>Vuốt bằng 2 ngón tay </text:p>
          </table:table-cell>
          <table:table-cell table:style-name="ce32"/>
          <table:table-cell table:style-name="ce41" office:value-type="string">
            <text:p>- không cho phép hai BTHTT dịch chuyển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10">
          <table:table-cell table:style-name="ce10" table:number-columns-repeated="2"/>
          <table:table-cell table:style-name="ce27" office:value-type="string">
            <text:p>Kiểm tra khi người dùng vuốt mép trái màn hình </text:p>
          </table:table-cell>
          <table:table-cell table:style-name="ce27" office:value-type="string">
            <text:p>Vuốt mép trái màn hình </text:p>
          </table:table-cell>
          <table:table-cell table:style-name="ce32"/>
          <table:table-cell table:style-name="ce41" office:value-type="string">
            <text:p>- không back lại màn hình home</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20">
          <table:table-cell table:style-name="ce10" table:number-columns-repeated="2"/>
          <table:table-cell table:style-name="ce27" office:value-type="string">
            <text:p>kiểm tra khi người dùng vuốt bằng 2 ngón tay về phía bên phải tại hai hoá đơn </text:p>
          </table:table-cell>
          <table:table-cell table:style-name="ce27" office:value-type="string">
            <text:p>hai ngón tay <text:s/>vuốt vào hai hoá đơn </text:p>
          </table:table-cell>
          <table:table-cell table:style-name="ce32"/>
          <table:table-cell table:style-name="ce41" office:value-type="string">
            <text:p>- <text:s/>không cho phép người dùng thực hiện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10">
          <table:table-cell table:style-name="ce10" table:number-columns-repeated="2"/>
          <table:table-cell table:style-name="ce27" office:value-type="string">
            <text:p>Kiểm tra khi người dùng vuốt mép phải </text:p>
          </table:table-cell>
          <table:table-cell table:style-name="ce27" office:value-type="string">
            <text:p>Vuốt mép phải màn hình </text:p>
          </table:table-cell>
          <table:table-cell table:style-name="ce32"/>
          <table:table-cell table:style-name="ce41" office:value-type="string">
            <text:p>- không hiển thị màn hình chi tiết một hoá đơn </text:p>
          </table:table-cell>
          <table:table-cell table:style-name="ce10" table:number-columns-repeated="3"/>
          <table:table-cell table:style-name="ce3" table:number-columns-repeated="3"/>
          <table:table-cell table:style-name="ce7" table:number-columns-repeated="42"/>
          <table:table-cell table:number-columns-repeated="970"/>
        </table:table-row>
        <table:table-row table:style-name="ro10" table:number-rows-repeated="27">
          <table:table-cell table:style-name="ce10" table:number-columns-repeated="9"/>
          <table:table-cell table:style-name="ce3" table:number-columns-repeated="3"/>
          <table:table-cell table:style-name="ce7" table:number-columns-repeated="42"/>
          <table:table-cell table:number-columns-repeated="970"/>
        </table:table-row>
        <table:table-row table:style-name="ro10" table:number-rows-repeated="5">
          <table:table-cell table:style-name="ce3"/>
          <table:table-cell/>
          <table:table-cell table:style-name="ce3"/>
          <table:table-cell table:number-columns-repeated="2"/>
          <table:table-cell table:style-name="ce3"/>
          <table:table-cell/>
          <table:table-cell table:style-name="ce3" table:number-columns-repeated="5"/>
          <table:table-cell table:style-name="ce7" table:number-columns-repeated="42"/>
          <table:table-cell table:number-columns-repeated="970"/>
        </table:table-row>
        <table:table-row table:style-name="ro10" table:number-rows-repeated="222">
          <table:table-cell table:style-name="ce7"/>
          <table:table-cell/>
          <table:table-cell table:style-name="ce7"/>
          <table:table-cell table:number-columns-repeated="2"/>
          <table:table-cell table:style-name="ce7"/>
          <table:table-cell/>
          <table:table-cell table:style-name="ce7" table:number-columns-repeated="47"/>
          <table:table-cell table:number-columns-repeated="970"/>
        </table:table-row>
        <table:table-row table:style-name="ro10" table:number-rows-repeated="1048249">
          <table:table-cell table:number-columns-repeated="1024"/>
        </table:table-row>
        <table:table-row table:style-name="ro10">
          <table:table-cell table:number-columns-repeated="1024"/>
        </table:table-row>
      </table:table>
      <table:table table:name="Thêm mới BTHTT" table:style-name="ta1" table:print="false">
        <office:forms form:automatic-focus="false" form:apply-design-mode="false"/>
        <table:table-column table:style-name="co1" table:default-cell-style-name="ce50"/>
        <table:table-column table:style-name="co10" table:default-cell-style-name="ce50"/>
        <table:table-column table:style-name="co11" table:default-cell-style-name="ce50"/>
        <table:table-column table:style-name="co12" table:default-cell-style-name="ce50"/>
        <table:table-column table:style-name="co13" table:default-cell-style-name="ce50"/>
        <table:table-column table:style-name="co14" table:default-cell-style-name="ce50"/>
        <table:table-column table:style-name="co1" table:number-columns-repeated="1018" table:default-cell-style-name="ce50"/>
        <table:table-row table:style-name="ro21">
          <table:table-cell table:style-name="ce46" office:value-type="string">
            <text:p>INTEGRATION TEST CASE</text:p>
          </table:table-cell>
          <table:table-cell table:style-name="ce57"/>
          <table:table-cell table:style-name="ce47"/>
          <table:table-cell table:style-name="ce57" table:number-columns-repeated="4"/>
          <table:table-cell table:number-columns-repeated="1017"/>
        </table:table-row>
        <table:table-row table:style-name="ro22">
          <table:table-cell table:style-name="ce47" office:value-type="string">
            <text:p>Screen Name</text:p>
          </table:table-cell>
          <table:table-cell table:style-name="ce57"/>
          <table:table-cell table:style-name="ce60" office:value-type="string">
            <text:p>Bảng THTT – Thêm mới BTHTT</text:p>
          </table:table-cell>
          <table:table-cell table:style-name="ce57" table:number-columns-repeated="2"/>
          <table:table-cell table:style-name="ce47" office:value-type="string">
            <text:p>Creater</text:p>
          </table:table-cell>
          <table:table-cell table:style-name="ce60" office:value-type="string">
            <text:p>longth</text:p>
          </table:table-cell>
          <table:table-cell table:number-columns-repeated="1017"/>
        </table:table-row>
        <table:table-row table:style-name="ro22">
          <table:table-cell table:style-name="ce47" office:value-type="string">
            <text:p>Screen Code</text:p>
          </table:table-cell>
          <table:table-cell table:style-name="ce57"/>
          <table:table-cell table:style-name="ce60" office:value-type="string">
            <text:p>Bảng THTT - <text:s/>Thêm mới BTHTT</text:p>
          </table:table-cell>
          <table:table-cell table:style-name="ce57" table:number-columns-repeated="2"/>
          <table:table-cell table:style-name="ce47" office:value-type="string">
            <text:p>Create Date</text:p>
          </table:table-cell>
          <table:table-cell table:style-name="ce98" office:value-type="date" office:date-value="2020-03-16">
            <text:p>03/16/20</text:p>
          </table:table-cell>
          <table:table-cell table:number-columns-repeated="1017"/>
        </table:table-row>
        <table:table-row table:style-name="ro19">
          <table:table-cell table:style-name="ce47" office:value-type="string">
            <text:p>Test requirement</text:p>
          </table:table-cell>
          <table:table-cell table:style-name="ce57"/>
          <table:table-cell table:style-name="ce60"/>
          <table:table-cell table:style-name="ce57" table:number-columns-repeated="2"/>
          <table:table-cell table:style-name="ce47" office:value-type="string">
            <text:p>Updater</text:p>
          </table:table-cell>
          <table:table-cell table:style-name="ce60"/>
          <table:table-cell table:number-columns-repeated="1017"/>
        </table:table-row>
        <table:table-row table:style-name="ro22">
          <table:table-cell table:style-name="ce47" office:value-type="string">
            <text:p>Version</text:p>
          </table:table-cell>
          <table:table-cell table:style-name="ce57"/>
          <table:table-cell table:style-name="ce60" office:value-type="float" office:value="1">
            <text:p>1</text:p>
          </table:table-cell>
          <table:table-cell table:style-name="ce57" table:number-columns-repeated="2"/>
          <table:table-cell table:style-name="ce47" office:value-type="string">
            <text:p>Update Date</text:p>
          </table:table-cell>
          <table:table-cell table:style-name="ce60"/>
          <table:table-cell table:number-columns-repeated="1017"/>
        </table:table-row>
        <table:table-row table:style-name="ro22">
          <table:table-cell table:style-name="ce47" office:value-type="string">
            <text:p>Tester</text:p>
          </table:table-cell>
          <table:table-cell table:style-name="ce57"/>
          <table:table-cell table:style-name="ce60" office:value-type="string">
            <text:p>longth</text:p>
          </table:table-cell>
          <table:table-cell table:style-name="ce57" table:number-columns-repeated="2"/>
          <table:table-cell table:style-name="ce60"/>
          <table:table-cell table:style-name="ce57"/>
          <table:table-cell table:number-columns-repeated="1017"/>
        </table:table-row>
        <table:table-row table:style-name="ro19">
          <table:table-cell table:style-name="ce47" office:value-type="string">
            <text:p>Pass</text:p>
          </table:table-cell>
          <table:table-cell table:style-name="ce57"/>
          <table:table-cell table:style-name="ce47" office:value-type="string">
            <text:p>Fail</text:p>
          </table:table-cell>
          <table:table-cell table:style-name="ce47" office:value-type="string">
            <text:p>Untested</text:p>
          </table:table-cell>
          <table:table-cell table:style-name="ce57"/>
          <table:table-cell table:style-name="ce47" office:value-type="string">
            <text:p>N/A</text:p>
          </table:table-cell>
          <table:table-cell table:style-name="ce47" office:value-type="string">
            <text:p>Number of Test cases</text:p>
          </table:table-cell>
          <table:table-cell table:number-columns-repeated="1017"/>
        </table:table-row>
        <table:table-row table:style-name="ro22">
          <table:table-cell table:style-name="ce47"/>
          <table:table-cell table:style-name="ce57"/>
          <table:table-cell table:style-name="ce47" table:number-columns-repeated="2"/>
          <table:table-cell table:style-name="ce57"/>
          <table:table-cell table:style-name="ce47" table:number-columns-repeated="2"/>
          <table:table-cell table:number-columns-repeated="1017"/>
        </table:table-row>
        <table:table-row table:style-name="ro22">
          <table:table-cell table:style-name="ce48" office:value-type="string">
            <text:p>ID</text:p>
          </table:table-cell>
          <table:table-cell table:style-name="ce58"/>
          <table:table-cell table:style-name="ce48" office:value-type="string">
            <text:p>Test Case Title</text:p>
          </table:table-cell>
          <table:table-cell table:style-name="ce48" office:value-type="string">
            <text:p>Test Case Description</text:p>
          </table:table-cell>
          <table:table-cell table:style-name="ce48" office:value-type="string">
            <text:p>Input</text:p>
          </table:table-cell>
          <table:table-cell table:style-name="ce48" office:value-type="string">
            <text:p>Expect Result</text:p>
          </table:table-cell>
          <table:table-cell table:style-name="ce48" office:value-type="string">
            <text:p>Result</text:p>
          </table:table-cell>
          <table:table-cell table:style-name="ce48" office:value-type="string">
            <text:p>Test date</text:p>
          </table:table-cell>
          <table:table-cell table:style-name="ce48" office:value-type="string">
            <text:p>Note</text:p>
          </table:table-cell>
          <table:table-cell table:number-columns-repeated="1015"/>
        </table:table-row>
        <table:table-row table:style-name="ro22">
          <table:table-cell table:style-name="ce49" office:value-type="string" table:number-columns-spanned="9" table:number-rows-spanned="1">
            <text:p>Kiểm tra giao diện chung </text:p>
          </table:table-cell>
          <table:covered-table-cell table:style-name="ce59"/>
          <table:covered-table-cell table:style-name="ce61"/>
          <table:covered-table-cell table:number-columns-repeated="2" table:style-name="ce59"/>
          <table:covered-table-cell table:style-name="ce61"/>
          <table:covered-table-cell table:style-name="ce59"/>
          <table:covered-table-cell table:number-columns-repeated="2" table:style-name="ce61"/>
          <table:table-cell table:number-columns-repeated="1015"/>
        </table:table-row>
        <table:table-row table:style-name="ro23">
          <table:table-cell table:number-columns-repeated="2"/>
          <table:table-cell table:style-name="ce62" office:value-type="string">
            <text:p>Kiểm tra màn hình thông tin chung </text:p>
          </table:table-cell>
          <table:table-cell table:style-name="ce63" office:value-type="string">
            <text:p>1. đăng nhập vào hệ thống. </text:p>
            <text:p>2. click vào BTHTT </text:p>
            <text:p>3. click vào button + (thêm mới tờ trình)</text:p>
          </table:table-cell>
          <table:table-cell table:style-name="ce62" office:value-type="string">
            <text:p>Đã cài đặt app </text:p>
          </table:table-cell>
          <table:table-cell table:style-name="ce63" office:value-type="string">
            <text:p>1. Màn hình hiển thị bao gồm các thông tin : </text:p>
            <text:p>- Thông tin chung <text:s/></text:p>
            <text:p>+ Title :Thông tin chung</text:p>
            <text:p>+ Dropdown: Loại bảng THTT</text:p>
            <text:p>+ Combobox: Ngày chứng từ </text:p>
            <text:p>+ Text: Nội dung </text:p>
            <text:p>+ Text: Email kế toán </text:p>
            <text:p>+ TextDrop : Người yêu cầu </text:p>
            <text:p>+ Search: Yếu tố chi phí </text:p>
            <text:p><text:s/>- Tờ trình : </text:p>
            <text:p>+ danh sách tờ trình</text:p>
            <text:p>+ button thêm mới </text:p>
            <text:p>- Thông tin số tiền:</text:p>
            <text:p>+ Dropdown: Tiền tệ</text:p>
            <text:p>+ text: Tỷ giá</text:p>
            <text:p>+ Text: Tổng tiền vật tư</text:p>
            <text:p>+ Text: Tổng tiền dề nghị</text:p>
            <text:p>+ Text: Tỏng tiền được duyệt</text:p>
            <text:p>- Thông tin Voffice:</text:p>
            <text:p>+ Text: Số hiệu văn bản</text:p>
            <text:p>+ Checkbox: Trạng thái ký</text:p>
            <text:p>+ Date: Ngày duyệt VO</text:p>
            <text:p>- Thông tin trạng thái:</text:p>
            <text:p>+ Text: Trạng thái duyệt</text:p>
            <text:p>+ Text: Trạng thái chi</text:p>
            <text:p>+ Checkbox: Trạng thái tài liệu</text:p>
            <text:p>-Scroll thu gọn </text:p>
            <text:p>- icon mắt: Thu gọn </text:p>
          </table:table-cell>
          <table:table-cell table:number-columns-repeated="1018"/>
        </table:table-row>
        <table:table-row table:style-name="ro24">
          <table:table-cell table:number-columns-repeated="2"/>
          <table:table-cell table:style-name="ce62" office:value-type="string">
            <text:p>Kiểm tra màn hình thông tin Hóa đơn</text:p>
          </table:table-cell>
          <table:table-cell table:style-name="ce63" office:value-type="string">
            <text:p>1. đăng nhập vào hệ thống. </text:p>
            <text:p>2. click vào BTHTT </text:p>
            <text:p>3. click vào button + (thêm mới tờ trình)</text:p>
            <text:p>4. Click vào Thông tin hóa đơn</text:p>
          </table:table-cell>
          <table:table-cell table:style-name="ce62" office:value-type="string">
            <text:p>Đã cài đặt app </text:p>
          </table:table-cell>
          <table:table-cell table:style-name="ce63" office:value-type="string">
            <text:p>1. Màn hình hiển thị bao gồm các thông tin : </text:p>
            <text:p>- Danh sách Hóa đơn:</text:p>
            <text:p>+ Tên công ty</text:p>
            <text:p>+ Số chứng từ</text:p>
            <text:p>+ Số tiền</text:p>
            <text:p>+ Nội dung hóa đơn</text:p>
            <text:p>+ Ngày tháng hóa đơn</text:p>
            <text:p><text:span text:style-name="T10">+ Button : Xoá </text:span></text:p>
            <text:p>- Button Thêm hóa đơn</text:p>
          </table:table-cell>
          <table:table-cell table:number-columns-repeated="1018"/>
        </table:table-row>
        <table:table-row table:style-name="ro25">
          <table:table-cell table:number-columns-repeated="2"/>
          <table:table-cell table:style-name="ce63" office:value-type="string">
            <text:p>Kiểm tra màn hình danh sách thông tin Hóa đơn</text:p>
          </table:table-cell>
          <table:table-cell table:style-name="ce63" office:value-type="string">
            <text:p>1. đăng nhập vào hệ thống. </text:p>
            <text:p>2. click vào BTHTT </text:p>
            <text:p>3. click vào button + (thêm mới tờ trình)</text:p>
            <text:p>4. click vào danh sách thông tin hóa đơn</text:p>
            <text:p>5. Click vào button thêm hóa đơn</text:p>
          </table:table-cell>
          <table:table-cell table:style-name="ce62" office:value-type="string">
            <text:p>Đã cài đặt app </text:p>
          </table:table-cell>
          <table:table-cell table:style-name="ce63" office:value-type="string">
            <text:p>- Màn hình bao gồm các thông tin như : </text:p>
            <text:p>+ Group thay tháng của ngày lập </text:p>
            <text:p>+ Date : Ngày lập </text:p>
            <text:p>+ Text: Nội dung </text:p>
            <text:p>+ Text: Số tiền </text:p>
            <text:p/>
          </table:table-cell>
          <table:table-cell table:number-columns-repeated="1018"/>
        </table:table-row>
        <table:table-row table:style-name="ro26">
          <table:table-cell table:number-columns-repeated="2"/>
          <table:table-cell table:style-name="ce62" office:value-type="string">
            <text:p>Kiểm chan màn hình danh sách thông tin chi </text:p>
          </table:table-cell>
          <table:table-cell table:style-name="ce63" office:value-type="string">
            <text:p>1. đăng nhập vào hệ thống. </text:p>
            <text:p>2. click vào BTHTT </text:p>
            <text:p>3. click vào button + (thêm mới tờ trình)</text:p>
            <text:p>4.click vào tab thông tin chi </text:p>
          </table:table-cell>
          <table:table-cell table:style-name="ce62" office:value-type="string">
            <text:p>Đã cài đặt app </text:p>
          </table:table-cell>
          <table:table-cell table:style-name="ce63" office:value-type="string">
            <text:p>- Màn hình hiển thị bao gồm các thông tin như: </text:p>
            <text:p>+ Group : tháng/ năm </text:p>
            <text:p>+ Date : Thời gian </text:p>
            <text:p>+ Text: Số tờ trình </text:p>
            <text:p>+ Text: Nội dung </text:p>
            <text:p>+ Text Trạng thái/ ngày tạo </text:p>
            <text:p>+ Text số tiền </text:p>
          </table:table-cell>
          <table:table-cell table:number-columns-repeated="1018"/>
        </table:table-row>
        <table:table-row table:style-name="ro25">
          <table:table-cell table:number-columns-repeated="2"/>
          <table:table-cell table:style-name="ce62" office:value-type="string">
            <text:p>Kiểm tra màn hình đính kèm </text:p>
          </table:table-cell>
          <table:table-cell table:style-name="ce63" office:value-type="string">
            <text:p>1. đăng nhập vào hệ thống. </text:p>
            <text:p>2. click vào BTHTT </text:p>
            <text:p>3. click vào button + (thêm mới tờ trình)</text:p>
            <text:p>4. click vào file đính kèm </text:p>
          </table:table-cell>
          <table:table-cell table:style-name="ce62" office:value-type="string">
            <text:p>Đã cài đặt app </text:p>
          </table:table-cell>
          <table:table-cell table:style-name="ce63" office:value-type="string">
            <text:p>-Màn hình hiển thị nội dung tệp/file đính kèm dưới dạng view chi tiết, cho phép người dùng có thể đọc hết toàn bộ file đã đính kèm </text:p>
            <text:p>- Danh sách các file đính kèm ( nếu có) </text:p>
            <text:p>- Button tuỳ chọn : Đính kèm / trình ký/ Chọn người ký </text:p>
          </table:table-cell>
          <table:table-cell table:number-columns-repeated="1018"/>
        </table:table-row>
        <table:table-row table:style-name="ro27">
          <table:table-cell table:number-columns-repeated="2"/>
          <table:table-cell table:style-name="ce62" office:value-type="string">
            <text:p>Kiểm tra màn hình thông tin trình ký </text:p>
          </table:table-cell>
          <table:table-cell table:style-name="ce63" office:value-type="string">
            <text:p>1. đăng nhập vào hệ thống. </text:p>
            <text:p>2. click vào BTHTT </text:p>
            <text:p>3. click vào button + (thêm mới tờ trình)</text:p>
            <text:p>4. click vào fthông tin trình ký </text:p>
          </table:table-cell>
          <table:table-cell table:style-name="ce62" office:value-type="string">
            <text:p>Đã cài đặt app </text:p>
          </table:table-cell>
          <table:table-cell table:style-name="ce63" office:value-type="string">
            <text:p>- Màn hình hiển thị các thông tin bao gồm : </text:p>
            <text:p>+ Text: trích yếu nội dung </text:p>
            <text:p>+ Text: Cơ quan gửi</text:p>
            <text:p>+ Text: Người ký ban hành </text:p>
            <text:p>+ Date: Ngày ban hành </text:p>
            <text:p>+ Text: Độ bảo mật </text:p>
            <text:p>+Text: Độ khẩn cấp </text:p>
            <text:p>+ Group: Danh sách văn bản chính </text:p>
            <text:p>+ Group : danh sách tệp đính kèm </text:p>
            <text:p>+ Group : danh sách ký duyệt </text:p>
          </table:table-cell>
          <table:table-cell table:number-columns-repeated="1018"/>
        </table:table-row>
        <table:table-row table:style-name="ro27">
          <table:table-cell table:number-columns-repeated="2"/>
          <table:table-cell table:style-name="ce64" office:value-type="string">
            <text:p>Kiểm tra bố cục, font chữ, chính tả</text:p>
          </table:table-cell>
          <table:table-cell table:style-name="ce64" office:value-type="string">
            <text:p>1. Kiểm tra về bố cục, font chữ, chính tả, màu chữ</text:p>
            <text:p/>
          </table:table-cell>
          <table:table-cell table:style-name="ce87" office:value-type="string">
            <text:p>- Có tờ trình </text:p>
          </table:table-cell>
          <table:table-cell table:style-name="ce64" office:value-type="string">
            <text:p>-. Các label, textbox, icon có độ dài, rộng và khoảng cách bằng nhau, không xô lệch</text:p>
            <text:p>-. Các label sử dụng cùng 1 loại font, cỡ chữ, căn lề trái</text:p>
            <text:p>-. Khoảng cách giữa cách groupby hiển thị được hiển thị rõ ràng, dễ hiểu, dễ nhìn </text:p>
            <text:p>- Kiểm tra tất cả lỗi về chính tả, cấu trúc câu, ngữ pháp trên màn hình</text:p>
            <text:p>- Form được bố trí hợp lý và dễ sử dụng</text:p>
          </table:table-cell>
          <table:table-cell table:number-columns-repeated="1018"/>
        </table:table-row>
        <table:table-row table:style-name="ro28">
          <table:table-cell table:number-columns-repeated="2"/>
          <table:table-cell table:style-name="ce65" office:value-type="string">
            <text:p>Kiểm tra căn lề các thông tin hiển thị</text:p>
          </table:table-cell>
          <table:table-cell table:style-name="ce65" office:value-type="string">
            <text:p>Kiểm tra căn lề</text:p>
          </table:table-cell>
          <table:table-cell table:style-name="ce87"/>
          <table:table-cell table:style-name="ce65" office:value-type="string">
            <text:p/>
            <text:p>'-Text: căn lề trái</text:p>
            <text:p>-HeaderName căn trái và bôi đậm </text:p>
            <text:p>-Ngày tháng năm: dd/mm/yyyy</text:p>
            <text:p>-Title : hiển thị đầy đủ thông tin </text:p>
            <text:p>-Content: hiển thị đầy đủ</text:p>
            <text:p>-Số tiền: <text:s/>kiểu dữ liệu xxx.xxx.xxx</text:p>
            <text:p/>
            <text:p/>
          </table:table-cell>
          <table:table-cell table:number-columns-repeated="1018"/>
        </table:table-row>
        <table:table-row table:style-name="ro19">
          <table:table-cell table:number-columns-repeated="2"/>
          <table:table-cell table:style-name="ce65" office:value-type="string">
            <text:p>kiểm tra button back </text:p>
          </table:table-cell>
          <table:table-cell table:style-name="ce65" office:value-type="string">
            <text:p>click vào button back </text:p>
          </table:table-cell>
          <table:table-cell table:style-name="ce87"/>
          <table:table-cell table:style-name="ce65" office:value-type="string">
            <text:p>Quay trở lại màn hình Dashboard </text:p>
          </table:table-cell>
          <table:table-cell table:number-columns-repeated="1018"/>
        </table:table-row>
        <table:table-row table:style-name="ro22">
          <table:table-cell table:style-name="ce51" office:value-type="string" table:number-columns-spanned="9" table:number-rows-spanned="1">
            <text:p>Kiểm tra các trường dữ liệu </text:p>
          </table:table-cell>
          <table:covered-table-cell table:number-columns-repeated="8"/>
          <table:table-cell table:number-columns-repeated="1015"/>
        </table:table-row>
        <table:table-row table:style-name="ro29">
          <table:table-cell table:number-columns-repeated="2"/>
          <table:table-cell table:style-name="ce62" office:value-type="string">
            <text:p>Kiểm tra dropdown Loại bảng THTT</text:p>
          </table:table-cell>
          <table:table-cell table:style-name="ce63" office:value-type="string">
            <text:p>1. Đăng nhập vào hệ thống </text:p>
            <text:p>2. click vào BTHTT </text:p>
            <text:p>3. click vào button thêm mới BTHTT </text:p>
            <text:p>4. click vào Loại BTHTT </text:p>
          </table:table-cell>
          <table:table-cell table:style-name="ce62"/>
          <table:table-cell table:style-name="ce89" office:value-type="string">
            <text:p><text:span text:style-name="T11">Bao gồm các loại:</text:span></text:p>
            <text:p><text:span text:style-name="T11">‘</text:span><text:span text:style-name="T11">0’ : Thanh toán cho đối tác</text:span></text:p>
            <text:p><text:span text:style-name="T11">‘</text:span><text:span text:style-name="T11">1’ : Hoàn ứng</text:span></text:p>
            <text:p><text:span text:style-name="T11">‘</text:span><text:span text:style-name="T11">2’ : Trực tiếp</text:span></text:p>
            <text:p><text:span text:style-name="T11">‘</text:span><text:span text:style-name="T11">3’ : Nhân công (chi phí)</text:span></text:p>
            <text:p><text:span text:style-name="T11">‘</text:span><text:span text:style-name="T11">4’ : Nhân công (đầu tư)</text:span></text:p>
            <text:p><text:span text:style-name="T11">‘</text:span><text:span text:style-name="T11">5’ : </text:span><text:span text:style-name="T12">Nhân công (dở dang)</text:span></text:p>
            <text:p><text:span text:style-name="T13"/></text:p>
          </table:table-cell>
          <table:table-cell table:number-columns-repeated="1018"/>
        </table:table-row>
        <table:table-row table:style-name="ro30">
          <table:table-cell table:number-columns-repeated="2"/>
          <table:table-cell table:style-name="ce62" office:value-type="string">
            <text:p>Kiểm tra trường người yêu cầu </text:p>
          </table:table-cell>
          <table:table-cell table:style-name="ce63" office:value-type="string">
            <text:p>1. Đăng nhập vào hệ thống </text:p>
            <text:p>2. click vào BTHTT </text:p>
            <text:p>3. click vào button thêm mới BTHTT </text:p>
            <text:p>4. click vào người yêu cầu </text:p>
          </table:table-cell>
          <table:table-cell table:style-name="ce62"/>
          <table:table-cell table:style-name="ce63" office:value-type="string">
            <text:p>1. hiển thị dropdown bao gồm thông tin người yêu cầu</text:p>
            <text:p>2.<text:span text:style-name="T11">Hiển thị danh sách user </text:span><text:span text:style-name="T11">thuộc phòng/ban ở trên</text:span></text:p>
            <text:p><text:span text:style-name="T11"><text:s/></text:span><text:span text:style-name="T11">-Nếu user đăng nhập nằm </text:span><text:span text:style-name="T11">trong danh sách user </text:span><text:span text:style-name="T11">phòng/ban đã chọn thì mặc </text:span><text:span text:style-name="T11">định là user đăng nhập</text:span></text:p>
            <text:p><text:span text:style-name="T11">- Mặc định trường </text:span><text:span text:style-name="T11">c_bpartner_Id theo </text:span><text:span text:style-name="T11">requester_id bằng việc map </text:span><text:span text:style-name="T11">username của requester_id </text:span><text:span text:style-name="T11">với employee_code của </text:span><text:span text:style-name="T11">bảng bpartner, nếu tìm được </text:span><text:span text:style-name="T11">nhiều hơn 1 c_bpartner thì </text:span><text:span text:style-name="T11">ưu tiên lấy theo thứ tự:</text:span></text:p>
            <text:p><text:span text:style-name="T11">- Trạng thái hiệu lực = ‘Y’</text:span></text:p>
            <text:p><text:span text:style-name="T11">- Phòng ban trùng <text:s/></text:span><text:span text:style-name="T11">phòng/ban khai báo ở </text:span><text:span text:style-name="T11">ad_user</text:span></text:p>
            <text:p><text:span text:style-name="T11">Random</text:span></text:p>
            <text:p><text:span text:style-name="T14"/></text:p>
            <text:p/>
          </table:table-cell>
          <table:table-cell table:number-columns-repeated="1018"/>
        </table:table-row>
        <table:table-row table:style-name="ro31">
          <table:table-cell table:number-columns-repeated="2"/>
          <table:table-cell table:style-name="ce62" office:value-type="string">
            <text:p>Kiểm tra trường dữ liệu đổ về Người yêu câu </text:p>
          </table:table-cell>
          <table:table-cell table:style-name="ce63" office:value-type="string">
            <text:p>1. Đăng nhập vào hệ thống </text:p>
            <text:p>2. click vào BTHTT </text:p>
            <text:p>3. click vào button thêm mới BTHTT </text:p>
            <text:p>4. click vào Người yêu cầu </text:p>
          </table:table-cell>
          <table:table-cell table:style-name="ce62"/>
          <table:table-cell table:style-name="ce63" office:value-type="string">
            <text:p>Mặc định trường c_bpartner_Id theo requester_id bằng việc map username của requester_id với employee_code của bảng bpartner, nếu tìm được nhiều hơn 1 c_bpartner thì ưu tiên lấy theo thứ tự:</text:p>
            <text:p>-<text:tab/>Trạng thái hiệu lực = ‘Y’</text:p>
            <text:p>-<text:tab/>Phòng ban trùng phòng/ban khai báo ở ad_user</text:p>
            <text:p>-<text:tab/>Random</text:p>
          </table:table-cell>
          <table:table-cell table:number-columns-repeated="1018"/>
        </table:table-row>
        <table:table-row table:style-name="ro32">
          <table:table-cell table:number-columns-repeated="2"/>
          <table:table-cell table:style-name="ce62" office:value-type="string">
            <text:p>kiểm tra dữ liệu trường Ngày chứng từ</text:p>
          </table:table-cell>
          <table:table-cell table:style-name="ce63" office:value-type="string">
            <text:p>1. Đăng nhập vào hệ thống </text:p>
            <text:p>2. click vào BTHTT </text:p>
            <text:p>3. click vào button thêm mới BTHTT </text:p>
            <text:p>4. click vào ngày chứng từ </text:p>
          </table:table-cell>
          <table:table-cell table:style-name="ce62"/>
          <table:table-cell table:style-name="ce90" office:value-type="string">
            <text:p>Khi sửa ngày chứng từ nếu ngày chứng từ &lt; ngày lập tờ trình thì xóa tờ trình đi.</text:p>
          </table:table-cell>
          <table:table-cell table:number-columns-repeated="1018"/>
        </table:table-row>
        <table:table-row table:style-name="ro32">
          <table:table-cell table:number-columns-repeated="2"/>
          <table:table-cell table:style-name="ce62" office:value-type="string">
            <text:p>Kiểm tra trường Nội dung </text:p>
          </table:table-cell>
          <table:table-cell table:style-name="ce63" office:value-type="string">
            <text:p>1. Đăng nhập vào hệ thống </text:p>
            <text:p>2. click vào BTHTT </text:p>
            <text:p>3. click vào button thêm mới BTHTT </text:p>
            <text:p>4. click vào Nhập nội dung <text:s/></text:p>
          </table:table-cell>
          <table:table-cell table:style-name="ce62"/>
          <table:table-cell table:style-name="ce63" office:value-type="string">
            <text:p>1. Mặc định là kiểu dữ liệu String </text:p>
            <text:p>2. Không quá 250 ký tự </text:p>
            <text:p>3. Lưu <text:s/>vào trường Description vào Bảng C_Statment </text:p>
          </table:table-cell>
          <table:table-cell table:number-columns-repeated="1018"/>
        </table:table-row>
        <table:table-row table:style-name="ro33">
          <table:table-cell table:number-columns-repeated="2"/>
          <table:table-cell office:value-type="string">
            <text:p>Kiểm tra trường Tờ trình</text:p>
          </table:table-cell>
          <table:table-cell table:style-name="ce63" office:value-type="string">
            <text:p>1. Đăng nhập vào hệ thống </text:p>
            <text:p>2. click vào BTHTT </text:p>
            <text:p>3. click vào button thêm mới BTHTT </text:p>
            <text:p>4. click vào thêm tờ trình</text:p>
          </table:table-cell>
          <table:table-cell/>
          <table:table-cell table:style-name="ce91" office:value-type="string">
            <text:p>- Khi chọn thêm mới tờ trình, chuyển sang màn hình Danh sách tờ trình và lọc lên các bản ghi thỏa mãn:</text:p>
            <text:p>- Tờ trình có trạng thái tài liệu là Đã hoàn thành</text:p>
            <text:p>- Lọc trong danh mục có phòng ban hoặc phòng ban chia sẻ là phòng/ban của bảng THTT </text:p>
            <text:p>- Ngày lập của Tờ trình không vượt quá ngày chứng từ của BTHTT</text:p>
            <text:p>- Tờ trình chưa được tích chọn Đã kết thúc</text:p>
            <text:p>- Đánh đúng số tờ trình thỏa mãn thì ra luôn kết quả. Hiển thị = Số tờ trình_Ngày lập_Tổng tiền được duyệt_Nội dung</text:p>
            <text:p>- Trong 01 bảng THTT không có 2 bản ghi tờ trình giống nhau.</text:p>
          </table:table-cell>
          <table:table-cell table:number-columns-repeated="1018"/>
        </table:table-row>
        <table:table-row table:style-name="ro22">
          <table:table-cell table:number-columns-repeated="2"/>
          <table:table-cell office:value-type="string">
            <text:p>Group Voffice</text:p>
          </table:table-cell>
          <table:table-cell table:number-columns-repeated="1021"/>
        </table:table-row>
        <table:table-row table:style-name="ro18">
          <table:table-cell table:number-columns-repeated="2"/>
          <table:table-cell office:value-type="string">
            <text:p>Kiểm tra trường số hiệu văn bản</text:p>
          </table:table-cell>
          <table:table-cell table:style-name="ce63" office:value-type="string">
            <text:p>1. Đăng nhập vào hệ thống </text:p>
            <text:p>2. click vào BTHTT </text:p>
            <text:p>3. click vào button thêm mới BTHTT </text:p>
            <text:p>4. Kiểm tra group VO</text:p>
          </table:table-cell>
          <table:table-cell/>
          <table:table-cell office:value-type="string">
            <text:p>-Hiển thị dạng text</text:p>
          </table:table-cell>
          <table:table-cell table:number-columns-repeated="1018"/>
        </table:table-row>
        <table:table-row table:style-name="ro34">
          <table:table-cell table:number-columns-repeated="2"/>
          <table:table-cell office:value-type="string">
            <text:p>Kiểm tra trường <text:span text:style-name="T7">Trạng thái ký</text:span></text:p>
          </table:table-cell>
          <table:table-cell table:style-name="ce63" office:value-type="string">
            <text:p>1. Đăng nhập vào hệ thống </text:p>
            <text:p>2. click vào BTHTT </text:p>
            <text:p>3. click vào button thêm mới BTHTT </text:p>
            <text:p>4. Kiểm tra group VO</text:p>
          </table:table-cell>
          <table:table-cell/>
          <table:table-cell table:style-name="ce92" office:value-type="string">
            <text:p>Lấy trạng thái sau trình ký. Bao gồm:</text:p>
            <text:p>0-Chưa ký</text:p>
            <text:p>1-Văn thu từ chối</text:p>
            <text:p>2-Lãnh đạo từ chối</text:p>
            <text:p>3-Đã phê duyệt</text:p>
            <text:p>4-Hủy luồng</text:p>
            <text:p>5-Đã ban hành</text:p>
            <text:p><text:span text:style-name="T15">10-Chờ</text:span><text:span text:style-name="T16"> ký</text:span></text:p>
          </table:table-cell>
          <table:table-cell table:number-columns-repeated="1018"/>
        </table:table-row>
        <table:table-row table:style-name="ro18">
          <table:table-cell table:number-columns-repeated="2"/>
          <table:table-cell office:value-type="string">
            <text:p><text:span text:style-name="T7">Kiểm tra trường </text:span><text:span text:style-name="T7">Ngày duyệt </text:span><text:span text:style-name="T7">Voffice</text:span></text:p>
          </table:table-cell>
          <table:table-cell table:style-name="ce63" office:value-type="string">
            <text:p>1. Đăng nhập vào hệ thống </text:p>
            <text:p>2. click vào BTHTT </text:p>
            <text:p>3. click vào button thêm mới BTHTT </text:p>
            <text:p>4. Kiểm tra group VO</text:p>
          </table:table-cell>
          <table:table-cell/>
          <table:table-cell table:style-name="ce92" office:value-type="string">
            <text:p>Lấy thông tin sau trình ký Voffice</text:p>
          </table:table-cell>
          <table:table-cell table:number-columns-repeated="1018"/>
        </table:table-row>
        <table:table-row table:style-name="ro22">
          <table:table-cell table:number-columns-repeated="2"/>
          <table:table-cell table:style-name="ce66" office:value-type="string">
            <text:p>Group: Thông tin trạng thái</text:p>
          </table:table-cell>
          <table:table-cell table:number-columns-repeated="1021"/>
        </table:table-row>
        <table:table-row table:style-name="ro31">
          <table:table-cell table:number-columns-repeated="2"/>
          <table:table-cell office:value-type="string">
            <text:p>Kiểm tra trường trạng thái duyệt</text:p>
          </table:table-cell>
          <table:table-cell table:style-name="ce63" office:value-type="string">
            <text:p>1. Đăng nhập vào hệ thống </text:p>
            <text:p>2. click vào BTHTT </text:p>
            <text:p>3. click vào button thêm mới BTHTT </text:p>
            <text:p>4. Kiểm tra group Thông tin trạng thái</text:p>
          </table:table-cell>
          <table:table-cell/>
          <table:table-cell table:style-name="ce92" office:value-type="string">
            <text:p>Cập nhật trạng thái trên web về mobile</text:p>
            <text:p>Bao gồm 3 trạng thái:</text:p>
            <text:p><text:span text:style-name="T17">- ‘DR’ - Chưa duyệt: Chứng từ </text:span><text:span text:style-name="T17">mới tạo hoặc sau khi RA thành </text:span><text:span text:style-name="T17">công bản ghi</text:span></text:p>
            <text:p><text:span text:style-name="T17">- ‘RQ’ - Đề nghị duyệt</text:span></text:p>
            <text:p><text:span text:style-name="T17">- ‘PO’ - Đã duyệt: Kế toán </text:span><text:span text:style-name="T17">kiểm tra và chuyển trạng thái</text:span></text:p>
            <text:p><text:span text:style-name="T17">- ‘DN’ - Từ chối: Kế toán kiểm </text:span><text:span text:style-name="T17">tra và chuyển trạng thái</text:span></text:p>
          </table:table-cell>
          <table:table-cell table:number-columns-repeated="1018"/>
        </table:table-row>
        <table:table-row table:style-name="ro35">
          <table:table-cell table:number-columns-repeated="2"/>
          <table:table-cell office:value-type="string">
            <text:p>Kiểm tra trường trạng thái chi</text:p>
          </table:table-cell>
          <table:table-cell table:style-name="ce63" office:value-type="string">
            <text:p>1. Đăng nhập vào hệ thống </text:p>
            <text:p>2. click vào BTHTT </text:p>
            <text:p>3. click vào button thêm mới BTHTT </text:p>
            <text:p>4. Kiểm tra group Thông tin trạng thái</text:p>
          </table:table-cell>
          <table:table-cell/>
          <table:table-cell table:style-name="ce92" office:value-type="string">
            <text:p>Cập nhật trạng thái trên web về mobile</text:p>
            <text:p>Bao gồm các trạng thái:</text:p>
            <text:p><text:span text:style-name="T17">- ‘0’ - Chưa chi: nếu không có </text:span><text:span text:style-name="T17">một phiếu chi nào chi tiền cho </text:span><text:span text:style-name="T17">hóa đơn trong bảng THTT</text:span></text:p>
            <text:p><text:span text:style-name="T17">- ‘1’ - Chi chưa đủ: có ít nhất </text:span><text:span text:style-name="T17">một phiếu chi chi tiền cho một </text:span><text:span text:style-name="T17">hóa đơn thuộc bảng THTT</text:span></text:p>
            <text:p><text:span text:style-name="T17">- ‘2’ - Chi đủ: tổng số tiền </text:span><text:span text:style-name="T17">nguyên tệ đã chi tại phiếu chi </text:span><text:span text:style-name="T17">có liên kết với bảng THTT &gt;= </text:span><text:span text:style-name="T17">tổng số tiền nguyên tệ được </text:span><text:span text:style-name="T17">duyệt của bảng THTT</text:span></text:p>
          </table:table-cell>
          <table:table-cell table:number-columns-repeated="1018"/>
        </table:table-row>
        <table:table-row table:style-name="ro32">
          <table:table-cell table:number-columns-repeated="2"/>
          <table:table-cell office:value-type="string">
            <text:p>Kiểm tra trường trạng tài liệu</text:p>
          </table:table-cell>
          <table:table-cell table:style-name="ce63" office:value-type="string">
            <text:p>1. Đăng nhập vào hệ thống </text:p>
            <text:p>2. click vào BTHTT </text:p>
            <text:p>3. click vào button thêm mới BTHTT </text:p>
            <text:p>4. Kiểm tra group Thông tin trạng thái</text:p>
          </table:table-cell>
          <table:table-cell/>
          <table:table-cell table:style-name="ce93" office:value-type="string">
            <text:p><text:span text:style-name="T11">Bao gồm 2 trạng thái:</text:span></text:p>
            <text:p><text:span text:style-name="T11">- Nháp: Chứng từ mới tạo, </text:span><text:span text:style-name="T11">trước khi CO bản ghi hoặc </text:span><text:span text:style-name="T11">sau khi RA bản ghi</text:span></text:p>
            <text:p><text:span text:style-name="T11">- Hoàn thành: sau khi CO </text:span><text:span text:style-name="T11">bản ghi</text:span></text:p>
          </table:table-cell>
          <table:table-cell table:number-columns-repeated="1018"/>
        </table:table-row>
        <table:table-row table:style-name="ro32">
          <table:table-cell table:number-columns-repeated="2"/>
          <table:table-cell office:value-type="string">
            <text:p>Kiểm tra trạng thái hoạch toán</text:p>
          </table:table-cell>
          <table:table-cell table:style-name="ce63" office:value-type="string">
            <text:p>1. Đăng nhập vào hệ thống </text:p>
            <text:p>2. click vào BTHTT </text:p>
            <text:p>3. click vào button thêm mới BTHTT </text:p>
            <text:p>4. Kiểm tra group Thông tin trạng thái</text:p>
          </table:table-cell>
          <table:table-cell/>
          <table:table-cell table:style-name="ce93" office:value-type="string">
            <text:p><text:span text:style-name="T11">Cập nhật trạng thái trên web </text:span><text:span text:style-name="T11">về mobile</text:span></text:p>
            <text:p><text:span text:style-name="T11">Bao gồm 2 trạng thái:</text:span></text:p>
            <text:p><text:span text:style-name="T11">- Chưa hạch toán</text:span></text:p>
            <text:p><text:span text:style-name="T11">- Đã hạch toán</text:span></text:p>
          </table:table-cell>
          <table:table-cell table:number-columns-repeated="1018"/>
        </table:table-row>
        <table:table-row table:style-name="ro22">
          <table:table-cell table:style-name="ce52" office:value-type="string" table:number-columns-spanned="9" table:number-rows-spanned="1">
            <text:p>Kiểm tra màn hình danh sách thông tin Hóa đơn</text:p>
          </table:table-cell>
          <table:covered-table-cell table:number-columns-repeated="8"/>
          <table:table-cell table:number-columns-repeated="1015"/>
        </table:table-row>
        <table:table-row table:style-name="ro32">
          <table:table-cell table:number-columns-repeated="2"/>
          <table:table-cell table:style-name="ce67" office:value-type="string">
            <text:p>Kiểm tra trường ngày lập </text:p>
          </table:table-cell>
          <table:table-cell table:style-name="ce68" office:value-type="string">
            <text:p>1. Đăng nhập vào hệ thống </text:p>
            <text:p>2. click vào BTHTT </text:p>
            <text:p>3. click vào tab thông tin Hóa đơn</text:p>
            <text:p>4. Kiểm tra trường ngày lập </text:p>
          </table:table-cell>
          <table:table-cell table:style-name="ce69" office:value-type="string">
            <text:p>Đã tồn tại bản ghi trước đó </text:p>
          </table:table-cell>
          <table:table-cell table:style-name="ce68" office:value-type="string">
            <text:p>1. Hiển thị dạng date </text:p>
            <text:p>2. Lấy theo tab thông tin chi tiết </text:p>
            <text:p>3. Dữ liệu cột được lưu tại trường Trans_Date tại bảng C_Statement_Line</text:p>
            <text:p/>
          </table:table-cell>
          <table:table-cell table:number-columns-repeated="1018"/>
        </table:table-row>
        <table:table-row table:style-name="ro26">
          <table:table-cell table:number-columns-repeated="2"/>
          <table:table-cell table:style-name="ce67" office:value-type="string">
            <text:p>Kiểm tra trường Tên công ty</text:p>
          </table:table-cell>
          <table:table-cell table:style-name="ce68" office:value-type="string">
            <text:p>1. Đăng nhập vào hệ thống </text:p>
            <text:p>2. click vào BTHTT </text:p>
            <text:p>3. click vào tab thông tin Hóa đơn <text:s/></text:p>
            <text:p>4. Kiểm tra trường nội dung <text:s/></text:p>
          </table:table-cell>
          <table:table-cell table:style-name="ce69" office:value-type="string">
            <text:p>Đã tồn tại bản ghi trước đó </text:p>
          </table:table-cell>
          <table:table-cell table:style-name="ce68" office:value-type="string">
            <text:p>1. Hiển thị dạng text, không quá 250 ký tự </text:p>
            <text:p>2. Lấy theo tab thông tin chi tiết </text:p>
            <text:p>3. Dữ liệu cột được lưu tại trường Description tại bảng C_Statement_Line</text:p>
            <text:p/>
          </table:table-cell>
          <table:table-cell table:number-columns-repeated="1018"/>
        </table:table-row>
        <table:table-row table:style-name="ro24">
          <table:table-cell table:number-columns-repeated="2"/>
          <table:table-cell table:style-name="ce67" office:value-type="string">
            <text:p>Kiểm tra trường số tiền </text:p>
          </table:table-cell>
          <table:table-cell table:style-name="ce68" office:value-type="string">
            <text:p>1. Đăng nhập vào hệ thống </text:p>
            <text:p>2. click vào BTHTT </text:p>
            <text:p>3. click vào tab thông tin Hóa đơn</text:p>
            <text:p>4. Kiểm tra trường số tiền</text:p>
          </table:table-cell>
          <table:table-cell table:style-name="ce69" office:value-type="string">
            <text:p>Đã tồn tại bản ghi trước đó </text:p>
          </table:table-cell>
          <table:table-cell table:style-name="ce68" office:value-type="string">
            <text:p>1. Mặc định là Tổng tiền đề nghị, hiển thị dạng number, không quá 20 ký tự. </text:p>
            <text:p>2. Nếu ở tab TT chung Trạng thái duyệt = “Đã duyệt” <text:s/>-&gt; Lấy Tổng tiền được duyệt </text:p>
            <text:p>3. Nếu ở tab TT chung Trạng thái duyệt &lt;&gt; “Đã duyệt” -&gt; Lấy Tổng tiền đề nghị </text:p>
            <text:p/>
          </table:table-cell>
          <table:table-cell table:number-columns-repeated="1018"/>
        </table:table-row>
        <table:table-row table:style-name="ro32">
          <table:table-cell table:number-columns-repeated="2"/>
          <table:table-cell table:style-name="ce67" office:value-type="string">
            <text:p>Kiểm tra buton xoá </text:p>
          </table:table-cell>
          <table:table-cell table:style-name="ce68" office:value-type="string">
            <text:p>1. Đăng nhập vào hệ thống </text:p>
            <text:p>2. click vào BTHTT </text:p>
            <text:p>3. click vào tab thông tin chi tiết <text:s/></text:p>
            <text:p>4. vuốt sang trái </text:p>
            <text:p>5. click vào button xoá <text:s/></text:p>
          </table:table-cell>
          <table:table-cell table:style-name="ce69" office:value-type="string">
            <text:p>Đã tồn tại bản ghi trước đó </text:p>
          </table:table-cell>
          <table:table-cell table:style-name="ce94" office:value-type="string">
            <text:p>1. Hiển thị button xoá , cho phép người dùng xoá thông tin BTHTT </text:p>
          </table:table-cell>
          <table:table-cell table:number-columns-repeated="1018"/>
        </table:table-row>
        <table:table-row table:style-name="ro32">
          <table:table-cell table:number-columns-repeated="2"/>
          <table:table-cell office:value-type="string">
            <text:p>Kiểm tra button Thêm mới</text:p>
          </table:table-cell>
          <table:table-cell table:style-name="ce68" office:value-type="string">
            <text:p>1. Đăng nhập vào hệ thống </text:p>
            <text:p>2. click vào BTHTT </text:p>
            <text:p>3. click vào tab thông tin Hóa đơn</text:p>
            <text:p>4. Click vào button thêm</text:p>
          </table:table-cell>
          <table:table-cell/>
          <table:table-cell table:style-name="ce66" office:value-type="string">
            <text:p>hệ thống sẽ chuyển sang màn hình danh sách hóa đơn</text:p>
          </table:table-cell>
          <table:table-cell table:number-columns-repeated="1018"/>
        </table:table-row>
        <table:table-row table:style-name="ro22">
          <table:table-cell table:style-name="ce52" office:value-type="string" table:number-columns-spanned="9" table:number-rows-spanned="1">
            <text:p>Kiểm tra màn hình danh sách thông tin Hóa đơn khi thêm mới</text:p>
          </table:table-cell>
          <table:covered-table-cell table:number-columns-repeated="8"/>
          <table:table-cell table:number-columns-repeated="1015"/>
        </table:table-row>
        <table:table-row table:style-name="ro36">
          <table:table-cell table:number-columns-repeated="2"/>
          <table:table-cell office:value-type="string">
            <text:p>Kiểm tra button Thêm mới</text:p>
          </table:table-cell>
          <table:table-cell table:style-name="ce68" office:value-type="string">
            <text:p>1. Đăng nhập vào hệ thống </text:p>
            <text:p>2. click vào BTHTT </text:p>
            <text:p>3. click vào tab thông tin Hóa đơn</text:p>
            <text:p>4. Click vào button thêm</text:p>
          </table:table-cell>
          <table:table-cell/>
          <table:table-cell table:style-name="ce95" office:value-type="string">
            <text:p><text:span text:style-name="T17">Khi chọn thêm mới, hệ thống </text:span><text:span text:style-name="T17">sẽ chuyển sang màn hình danh </text:span><text:span text:style-name="T17">sách hóa đơn, lọc lên những </text:span><text:span text:style-name="T17">hóa đơn thỏa mãn:</text:span></text:p>
            <text:p><text:span text:style-name="T17">1. Chưa được gắn với Bảng </text:span><text:span text:style-name="T17">THTT nào</text:span></text:p>
            <text:p><text:span text:style-name="T17">2. Hoặc gắn với Bảng THTT có </text:span><text:span text:style-name="T17">trạng thái duyệt = “Chưa đề </text:span><text:span text:style-name="T17">nghị duyệt”</text:span></text:p>
            <text:p><text:span text:style-name="T17">3. Tiền tệ của hóa đơn = Tiền tệ </text:span><text:span text:style-name="T17">của Bảng THTT</text:span></text:p>
            <text:p><text:span text:style-name="T17">4. Ngày hóa đơn &lt;= Ngày hạch </text:span><text:span text:style-name="T17">toán bảng THTT</text:span></text:p>
            <text:p><text:span text:style-name="T17">5. Đơn vị hóa đơn = đơn vị </text:span><text:span text:style-name="T17">bảng THTT hoặc đơn vị hóa </text:span><text:span text:style-name="T17">đơn = (0, NULL)</text:span></text:p>
            <text:p><text:span text:style-name="T17">6. Phòng ban hóa đơn = phòng </text:span><text:span text:style-name="T17">ban bảng THTT hoặc phòng </text:span><text:span text:style-name="T17">ban hóa đơn = NULL</text:span></text:p>
            <text:p><text:span text:style-name="T17">7. Với loại bảng THTT có type </text:span><text:span text:style-name="T17">= Nhân công – chi phí hoặc </text:span><text:span text:style-name="T17">‘Nhân công – đầu tư’ thì chỉ </text:span><text:span text:style-name="T17">lọc lên những hóa đơn có Loại </text:span><text:span text:style-name="T17">hàng hóa- dịch vụ = “Nhân </text:span><text:span text:style-name="T17">công” (NC)</text:span></text:p>
            <text:p><text:span text:style-name="T17">8. Có thể chọn nhiều hóa đơn </text:span><text:span text:style-name="T17">từ danh sách hóa đơn, sau</text:span><text:span text:style-name="T15"> </text:span><text:span text:style-name="T17">khi </text:span><text:span text:style-name="T17">ấn Lưu -&gt; <text:s/>Mỗi hóa đơn là 1 </text:span><text:span text:style-name="T17">bản ghi ở tab Hóa đơn</text:span></text:p>
          </table:table-cell>
          <table:table-cell table:number-columns-repeated="1018"/>
        </table:table-row>
        <table:table-row table:style-name="ro25">
          <table:table-cell table:number-columns-repeated="2"/>
          <table:table-cell office:value-type="string">
            <text:p>Kiểm tra chức năng lưu</text:p>
          </table:table-cell>
          <table:table-cell table:style-name="ce68" office:value-type="string">
            <text:p>1. Đăng nhập vào hệ thống </text:p>
            <text:p>2. click vào BTHTT </text:p>
            <text:p>3. click vào tab thông tin Hóa đơn</text:p>
            <text:p>4. Click vào button thêm</text:p>
            <text:p>5. Chọn 1 hóa đơn</text:p>
            <text:p>6. Nhấn lưu</text:p>
          </table:table-cell>
          <table:table-cell/>
          <table:table-cell table:style-name="ce66" office:value-type="string">
            <text:p>Lưu thông tin vào CSDL</text:p>
          </table:table-cell>
          <table:table-cell table:number-columns-repeated="1018"/>
        </table:table-row>
        <table:table-row table:style-name="ro25">
          <table:table-cell table:number-columns-repeated="2"/>
          <table:table-cell office:value-type="string">
            <text:p>Kiểm tra chức năng chỉnh sửa</text:p>
          </table:table-cell>
          <table:table-cell table:style-name="ce68" office:value-type="string">
            <text:p>1. Đăng nhập vào hệ thống </text:p>
            <text:p>2. click vào BTHTT </text:p>
            <text:p>3. click vào tab thông tin Hóa đơn</text:p>
            <text:p>4. Click vào button thêm</text:p>
            <text:p>5. Vuốt hóa đơn sang trái</text:p>
          </table:table-cell>
          <table:table-cell/>
          <table:table-cell table:style-name="ce66" office:value-type="string">
            <text:p>Chuyển sang màn hình tab hóa đơn để xem và chỉnh sửa thông tin</text:p>
          </table:table-cell>
          <table:table-cell table:number-columns-repeated="1018"/>
        </table:table-row>
        <table:table-row table:style-name="ro25">
          <table:table-cell table:number-columns-repeated="2"/>
          <table:table-cell office:value-type="string">
            <text:p>Kiểm tra chức năng xóa</text:p>
          </table:table-cell>
          <table:table-cell table:style-name="ce68" office:value-type="string">
            <text:p>1. Đăng nhập vào hệ thống </text:p>
            <text:p>2. click vào BTHTT </text:p>
            <text:p>3. click vào tab thông tin Hóa đơn</text:p>
            <text:p>4. Click vào button thêm</text:p>
            <text:p>5. Vuốt hóa đơn sang trái</text:p>
          </table:table-cell>
          <table:table-cell/>
          <table:table-cell table:style-name="ce92" office:value-type="string">
            <text:p>Chỉ được xóa nếu Trạng thái tài liệu = “Nháp”</text:p>
            <text:p>Xóa chứng từ và dòng chi tiết liên quan</text:p>
          </table:table-cell>
          <table:table-cell table:number-columns-repeated="1018"/>
        </table:table-row>
        <table:table-row table:style-name="ro22">
          <table:table-cell table:style-name="ce52" office:value-type="string" table:number-columns-spanned="9" table:number-rows-spanned="1">
            <text:p>Màn hình tab thông tin chi </text:p>
          </table:table-cell>
          <table:covered-table-cell table:number-columns-repeated="8"/>
          <table:table-cell table:number-columns-repeated="1015"/>
        </table:table-row>
        <table:table-row table:style-name="ro18">
          <table:table-cell table:number-columns-repeated="2"/>
          <table:table-cell table:style-name="ce68" office:value-type="string">
            <text:p>Kiểm tra view các dòng chi tiết phiếu thu /chi gắn với tờ trình </text:p>
          </table:table-cell>
          <table:table-cell table:style-name="ce68" office:value-type="string">
            <text:p>1. Đăng nhập vào hệ thống </text:p>
            <text:p>2. click vào BTHTT </text:p>
            <text:p>3. click vào tab thông tin chi </text:p>
            <text:p><text:s/></text:p>
          </table:table-cell>
          <table:table-cell table:style-name="ce69" office:value-type="string">
            <text:p>Đã tồn tại bản ghi trước đó </text:p>
          </table:table-cell>
          <table:table-cell table:style-name="ce68" office:value-type="string">
            <text:p>1. Hiển thị các trường dữ liệu trên màn hình nhập liệu đầy đủ, chi tiết theo như thiết kế ban đầu </text:p>
          </table:table-cell>
          <table:table-cell table:number-columns-repeated="1018"/>
        </table:table-row>
        <table:table-row table:style-name="ro18">
          <table:table-cell table:number-columns-repeated="2"/>
          <table:table-cell table:style-name="ce69" office:value-type="string">
            <text:p>Kiểm tra trường đơn vị </text:p>
          </table:table-cell>
          <table:table-cell table:style-name="ce68" office:value-type="string">
            <text:p>1. Đăng nhập vào hệ thống </text:p>
            <text:p>2. click vào BTHTT </text:p>
            <text:p>3. click vào tab thông tin chi </text:p>
            <text:p><text:s/></text:p>
          </table:table-cell>
          <table:table-cell table:style-name="ce69" office:value-type="string">
            <text:p>Đã tồn tại bản ghi trước đó </text:p>
          </table:table-cell>
          <table:table-cell table:style-name="ce68" office:value-type="string">
            <text:p>1. Hiển thị dạng text</text:p>
            <text:p>2. Tối đa 50 ký tự </text:p>
            <text:p>3. Dữ liệu cột được lưu tại trường AD_Org_ID tại bảng C_Statement_Line</text:p>
            <text:p/>
          </table:table-cell>
          <table:table-cell table:number-columns-repeated="1018"/>
        </table:table-row>
        <table:table-row table:style-name="ro18">
          <table:table-cell table:number-columns-repeated="2"/>
          <table:table-cell table:style-name="ce69" office:value-type="string">
            <text:p>Kiểm tra trường Loại chứng từ </text:p>
          </table:table-cell>
          <table:table-cell table:style-name="ce68" office:value-type="string">
            <text:p>1. Đăng nhập vào hệ thống </text:p>
            <text:p>2. click vào BTHTT </text:p>
            <text:p>3. click vào tab thông tin chi </text:p>
            <text:p><text:s/></text:p>
          </table:table-cell>
          <table:table-cell table:style-name="ce69" office:value-type="string">
            <text:p>Đã tồn tại bản ghi trước đó </text:p>
          </table:table-cell>
          <table:table-cell table:style-name="ce68" office:value-type="string">
            <text:p>1. Hiển thị dạng text</text:p>
            <text:p>2. Tối đa 20 ký tự </text:p>
            <text:p>3. Dữ liệu cột được lưu tại trường C_Document_Type_ID tại bảng C_Statement_Line</text:p>
            <text:p/>
          </table:table-cell>
          <table:table-cell table:number-columns-repeated="1018"/>
        </table:table-row>
        <table:table-row table:style-name="ro18">
          <table:table-cell table:number-columns-repeated="2"/>
          <table:table-cell table:style-name="ce69" office:value-type="string">
            <text:p>Kiểm tra trường số chứng từ</text:p>
          </table:table-cell>
          <table:table-cell table:style-name="ce68" office:value-type="string">
            <text:p>1. Đăng nhập vào hệ thống </text:p>
            <text:p>2. click vào BTHTT </text:p>
            <text:p>3. click vào tab thông tin chi </text:p>
            <text:p><text:s/></text:p>
          </table:table-cell>
          <table:table-cell table:style-name="ce69" office:value-type="string">
            <text:p>Đã tồn tại bản ghi trước đó </text:p>
          </table:table-cell>
          <table:table-cell table:style-name="ce68" office:value-type="string">
            <text:p>1. Hiển thị dạng text</text:p>
            <text:p>2. Tối đa 20 ký tự </text:p>
            <text:p>3. Dữ liệu cột được lưu tại trường Document_No tại bảng C_Statement_Line</text:p>
            <text:p/>
          </table:table-cell>
          <table:table-cell table:number-columns-repeated="1018"/>
        </table:table-row>
        <table:table-row table:style-name="ro18">
          <table:table-cell table:number-columns-repeated="2"/>
          <table:table-cell table:style-name="ce69" office:value-type="string">
            <text:p>Kiểm tra trường ngày hoạch toán</text:p>
          </table:table-cell>
          <table:table-cell table:style-name="ce68" office:value-type="string">
            <text:p>1. Đăng nhập vào hệ thống </text:p>
            <text:p>2. click vào BTHTT </text:p>
            <text:p>3. click vào tab thông tin chi </text:p>
            <text:p><text:s/></text:p>
          </table:table-cell>
          <table:table-cell table:style-name="ce69" office:value-type="string">
            <text:p>Đã tồn tại bản ghi trước đó </text:p>
          </table:table-cell>
          <table:table-cell table:style-name="ce68" office:value-type="string">
            <text:p>1. Hiển thị dạng Date</text:p>
            <text:p>2. Get dữ liệu từ ngày hoạch toán phiếu thu/chi</text:p>
          </table:table-cell>
          <table:table-cell table:number-columns-repeated="1018"/>
        </table:table-row>
        <table:table-row table:style-name="ro18">
          <table:table-cell table:number-columns-repeated="2"/>
          <table:table-cell table:style-name="ce69" office:value-type="string">
            <text:p>Kiểm tra trường số tiên </text:p>
          </table:table-cell>
          <table:table-cell table:style-name="ce68" office:value-type="string">
            <text:p>1. Đăng nhập vào hệ thống </text:p>
            <text:p>2. click vào BTHTT </text:p>
            <text:p>3. click vào tab thông tin chi </text:p>
            <text:p><text:s/></text:p>
          </table:table-cell>
          <table:table-cell table:style-name="ce69" office:value-type="string">
            <text:p>Đã tồn tại bản ghi trước đó </text:p>
          </table:table-cell>
          <table:table-cell table:style-name="ce68" office:value-type="string">
            <text:p>1. Hiển thị dạng số</text:p>
            <text:p>2. Tối đa 10 ký tự </text:p>
            <text:p>3. Số tiền nguyên tệ dòng chi tiết</text:p>
            <text:p/>
          </table:table-cell>
          <table:table-cell table:number-columns-repeated="1018"/>
        </table:table-row>
        <table:table-row table:style-name="ro18">
          <table:table-cell table:number-columns-repeated="2"/>
          <table:table-cell table:style-name="ce69" office:value-type="string">
            <text:p>Kiểm tra trường tiền tệ </text:p>
          </table:table-cell>
          <table:table-cell table:style-name="ce68" office:value-type="string">
            <text:p>1. Đăng nhập vào hệ thống </text:p>
            <text:p>2. click vào BTHTT </text:p>
            <text:p>3. click vào tab thông tin chi </text:p>
            <text:p><text:s/></text:p>
          </table:table-cell>
          <table:table-cell table:style-name="ce69" office:value-type="string">
            <text:p>Đã tồn tại bản ghi trước đó </text:p>
          </table:table-cell>
          <table:table-cell table:style-name="ce68" office:value-type="string">
            <text:p>1. Hiển thị dạng text</text:p>
            <text:p>2. Tối đa 10 ký tự </text:p>
            <text:p>3. Tiền tệ phiếu thu/chi</text:p>
            <text:p/>
          </table:table-cell>
          <table:table-cell table:number-columns-repeated="1018"/>
        </table:table-row>
        <table:table-row table:style-name="ro18">
          <table:table-cell table:number-columns-repeated="2"/>
          <table:table-cell table:style-name="ce69" office:value-type="string">
            <text:p>Kiểm tra trường số tk thanh toán </text:p>
          </table:table-cell>
          <table:table-cell table:style-name="ce68" office:value-type="string">
            <text:p>1. Đăng nhập vào hệ thống </text:p>
            <text:p>2. click vào BTHTT </text:p>
            <text:p>3. click vào tab thông tin chi </text:p>
            <text:p><text:s/></text:p>
          </table:table-cell>
          <table:table-cell table:style-name="ce69" office:value-type="string">
            <text:p>Đã tồn tại bản ghi trước đó </text:p>
          </table:table-cell>
          <table:table-cell table:style-name="ce68" office:value-type="string">
            <text:p>1. Hiển thị dạng text</text:p>
            <text:p>2. Số Tk ngân hàng phiếu thu/chi</text:p>
            <text:p/>
          </table:table-cell>
          <table:table-cell table:number-columns-repeated="1018"/>
        </table:table-row>
        <table:table-row table:style-name="ro18">
          <table:table-cell table:number-columns-repeated="2"/>
          <table:table-cell table:style-name="ce69" office:value-type="string">
            <text:p>Kiểm tra trường nội dung </text:p>
          </table:table-cell>
          <table:table-cell table:style-name="ce68" office:value-type="string">
            <text:p>1. Đăng nhập vào hệ thống </text:p>
            <text:p>2. click vào BTHTT </text:p>
            <text:p>3. click vào tab thông tin chi </text:p>
            <text:p><text:s/></text:p>
          </table:table-cell>
          <table:table-cell table:style-name="ce69" office:value-type="string">
            <text:p>Đã tồn tại bản ghi trước đó </text:p>
          </table:table-cell>
          <table:table-cell table:style-name="ce68" office:value-type="string">
            <text:p>1. Hiển thị dạng text</text:p>
            <text:p>2. Tối đa 500 ký tự </text:p>
            <text:p>3.Nội dung Line chi tiết phiếu thu/chi</text:p>
            <text:p/>
          </table:table-cell>
          <table:table-cell table:number-columns-repeated="1018"/>
        </table:table-row>
        <table:table-row table:style-name="ro18">
          <table:table-cell table:number-columns-repeated="2"/>
          <table:table-cell table:style-name="ce67" office:value-type="string">
            <text:p>Kiểm tra trường trạng thái hoạch toán </text:p>
          </table:table-cell>
          <table:table-cell table:style-name="ce68" office:value-type="string">
            <text:p>1. Đăng nhập vào hệ thống </text:p>
            <text:p>2. click vào BTHTT </text:p>
            <text:p>3. click vào tab thông tin chi </text:p>
            <text:p><text:s/></text:p>
          </table:table-cell>
          <table:table-cell table:style-name="ce69" office:value-type="string">
            <text:p>Đã tồn tại bản ghi trước đó </text:p>
          </table:table-cell>
          <table:table-cell table:style-name="ce68" office:value-type="string">
            <text:p>1. Hiển thị dạng text</text:p>
            <text:p>2. Trạng thái hạch toán chứng từ thu/chie</text:p>
            <text:p/>
          </table:table-cell>
          <table:table-cell table:number-columns-repeated="1018"/>
        </table:table-row>
        <table:table-row table:style-name="ro22">
          <table:table-cell table:style-name="ce52" office:value-type="string" table:number-columns-spanned="9" table:number-rows-spanned="1">
            <text:p>Đính kèm </text:p>
          </table:table-cell>
          <table:covered-table-cell table:number-columns-repeated="8"/>
          <table:table-cell table:number-columns-repeated="1015"/>
        </table:table-row>
        <table:table-row table:style-name="ro18">
          <table:table-cell table:number-columns-repeated="2"/>
          <table:table-cell table:style-name="ce68" office:value-type="string">
            <text:p>Kiểm tra màn hình khi chưa có bản ghi đính kèm</text:p>
          </table:table-cell>
          <table:table-cell table:style-name="ce68" office:value-type="string">
            <text:p>1. Đăng nhập vào hệ thống </text:p>
            <text:p>2. click vào tờ trình </text:p>
            <text:p>3. click vào tab đính kèm </text:p>
            <text:p><text:s/></text:p>
          </table:table-cell>
          <table:table-cell table:style-name="ce69" office:value-type="string">
            <text:p>Chưa có file nào được đính kèm </text:p>
          </table:table-cell>
          <table:table-cell table:style-name="ce69" office:value-type="string">
            <text:p>Màn hình hiển thị text chưa có tài liệu đính kèm </text:p>
          </table:table-cell>
          <table:table-cell table:number-columns-repeated="1018"/>
        </table:table-row>
        <table:table-row table:style-name="ro18">
          <table:table-cell table:number-columns-repeated="2"/>
          <table:table-cell table:style-name="ce68" office:value-type="string">
            <text:p>Kiểm tra màn hình khi có bản ghi đính kèm </text:p>
          </table:table-cell>
          <table:table-cell table:style-name="ce68" office:value-type="string">
            <text:p>1. Đăng nhập vào hệ thống </text:p>
            <text:p>2. click vào BTHTT</text:p>
            <text:p>3. click vào tab đính kèm </text:p>
            <text:p><text:s/></text:p>
          </table:table-cell>
          <table:table-cell table:style-name="ce69"/>
          <table:table-cell table:style-name="ce68" office:value-type="string">
            <text:p>1. Hiển thị danh sách các file đính kèm </text:p>
            <text:p>2. Nội dung 1 file đính kèm </text:p>
          </table:table-cell>
          <table:table-cell table:number-columns-repeated="1018"/>
        </table:table-row>
        <table:table-row table:style-name="ro24">
          <table:table-cell table:number-columns-repeated="2"/>
          <table:table-cell table:style-name="ce70" office:value-type="string" table:number-columns-spanned="1" table:number-rows-spanned="2">
            <text:p>Kiểm tra thêm mới file đính kèm </text:p>
          </table:table-cell>
          <table:table-cell table:style-name="ce68" office:value-type="string">
            <text:p>1. Đăng nhập vào hệ thống </text:p>
            <text:p>2. click vào BTHTT </text:p>
            <text:p>3. click vào tab đính kèm </text:p>
            <text:p>4. click vào button tuỳ chọn (+)</text:p>
            <text:p>5. Click vào button đính kèm </text:p>
            <text:p><text:s/></text:p>
          </table:table-cell>
          <table:table-cell table:style-name="ce69"/>
          <table:table-cell table:style-name="ce68" office:value-type="string">
            <text:p>1. Hiển thị nguồn lấy dữ liệu bao gồm : </text:p>
            <text:p>+ Thư viện ảnh </text:p>
            <text:p>+ File </text:p>
            <text:p>+ Button X (thoát)</text:p>
          </table:table-cell>
          <table:table-cell table:number-columns-repeated="1018"/>
        </table:table-row>
        <table:table-row table:style-name="ro22">
          <table:table-cell table:number-columns-repeated="2"/>
          <table:covered-table-cell table:style-name="ce71"/>
          <table:table-cell table:style-name="ce68" office:value-type="string">
            <text:p>6. Click vào button X</text:p>
          </table:table-cell>
          <table:table-cell table:style-name="ce69"/>
          <table:table-cell table:style-name="ce68" office:value-type="string">
            <text:p>1. Huỷ thao tác vừa thực hiện </text:p>
          </table:table-cell>
          <table:table-cell table:number-columns-repeated="1018"/>
        </table:table-row>
        <table:table-row table:style-name="ro26">
          <table:table-cell table:number-columns-repeated="2"/>
          <table:table-cell table:style-name="ce69" office:value-type="string">
            <text:p>Kiểm tra file đính kèm từ chụp ảnh </text:p>
          </table:table-cell>
          <table:table-cell table:style-name="ce68" office:value-type="string">
            <text:p>1. Đăng nhập vào hệ thống </text:p>
            <text:p>2. click vào BTHTT</text:p>
            <text:p>3. click vào tab đính kèm </text:p>
            <text:p><text:s/>4. Chọn đính kèm -&gt; chọn đính kèm từ chụp ảnh </text:p>
          </table:table-cell>
          <table:table-cell table:style-name="ce69"/>
          <table:table-cell table:style-name="ce68" office:value-type="string">
            <text:p>1. Hiển thị nguồn lấy dữ liệu cho phép người dùng chụp ảnh </text:p>
            <text:p>2. Chụp được ảnh và lưu vào danh sách file đính kèm </text:p>
            <text:p/>
          </table:table-cell>
          <table:table-cell table:number-columns-repeated="1018"/>
        </table:table-row>
        <table:table-row table:style-name="ro26">
          <table:table-cell table:number-columns-repeated="2"/>
          <table:table-cell table:style-name="ce69" office:value-type="string">
            <text:p>Kiểm tra file đính kèm từ thu viện <text:s/>ảnh </text:p>
          </table:table-cell>
          <table:table-cell table:style-name="ce68" office:value-type="string">
            <text:p>1. Đăng nhập vào hệ thống </text:p>
            <text:p>2. click vào BTHTT </text:p>
            <text:p>3. click vào tab đính kèm </text:p>
            <text:p><text:s/>4. Chọn đính kèm -&gt; chọn đính kèm từ thư viện ảnh </text:p>
          </table:table-cell>
          <table:table-cell table:style-name="ce69"/>
          <table:table-cell table:style-name="ce68" office:value-type="string">
            <text:p>1. Hiển thị nguồn lấy dữ liệu cho phép người dùng chọn ảnh từ thư viện ảnh </text:p>
            <text:p>2. Người dùng có thể chọn ảnh có trong thư viện </text:p>
            <text:p>3. Không giới hạn số ảnh chọn </text:p>
          </table:table-cell>
          <table:table-cell table:number-columns-repeated="1018"/>
        </table:table-row>
        <table:table-row table:style-name="ro31">
          <table:table-cell table:number-columns-repeated="2"/>
          <table:table-cell table:style-name="ce69" office:value-type="string">
            <text:p>Kiểm tra file đính kèm chọn từ thư mục </text:p>
          </table:table-cell>
          <table:table-cell table:style-name="ce68" office:value-type="string">
            <text:p>1. Đăng nhập vào hệ thống </text:p>
            <text:p>2. click vào BTHTT</text:p>
            <text:p>3. click vào tab đính kèm </text:p>
            <text:p><text:s/>4. Chọn đính kèm -&gt; chọn đính kèm từ thư mục </text:p>
          </table:table-cell>
          <table:table-cell table:style-name="ce69"/>
          <table:table-cell table:style-name="ce68" office:value-type="string">
            <text:p>1. Hiển thị nguồn lấy dữ liệu cho phép người dùng <text:s/>đính kèm từ thư mục: </text:p>
            <text:p>+Tất cả </text:p>
            <text:p>+ File PDF </text:p>
            <text:p>+ File Excel </text:p>
            <text:p>+ File Doc <text:s/></text:p>
            <text:p>+ Tải file </text:p>
            <text:p>2. hiển thị thư mục cho phép người dùng chọn </text:p>
            <text:p/>
          </table:table-cell>
          <table:table-cell table:number-columns-repeated="1018"/>
        </table:table-row>
        <table:table-row table:style-name="ro26">
          <table:table-cell table:number-columns-repeated="2"/>
          <table:table-cell table:style-name="ce69" office:value-type="string">
            <text:p>Kiểm tra tải file </text:p>
          </table:table-cell>
          <table:table-cell table:style-name="ce68" office:value-type="string">
            <text:p>1. Đăng nhập vào hệ thống </text:p>
            <text:p>2. click vào BTHTT </text:p>
            <text:p>3. click vào tab đính kèm </text:p>
            <text:p><text:s/>4. Chọn đính kèm -&gt; chọn đính kèm từ thư mục </text:p>
          </table:table-cell>
          <table:table-cell table:style-name="ce69"/>
          <table:table-cell table:style-name="ce68" office:value-type="string">
            <text:p>1. Hiển thị button tải file </text:p>
            <text:p>2. Cho phép người dùng tải dữ liệu lên </text:p>
          </table:table-cell>
          <table:table-cell table:number-columns-repeated="1018"/>
        </table:table-row>
        <table:table-row table:style-name="ro18">
          <table:table-cell table:number-columns-repeated="2"/>
          <table:table-cell table:style-name="ce69" office:value-type="string">
            <text:p>Kiểm tra button chọn người ký </text:p>
          </table:table-cell>
          <table:table-cell table:style-name="ce68" office:value-type="string">
            <text:p>1. Đăng nhập vào hệ thống </text:p>
            <text:p>2. click vào tờ trình </text:p>
            <text:p>3. click vào button tuỳ chọn -&gt; chọn người ký </text:p>
            <text:p><text:s/></text:p>
          </table:table-cell>
          <table:table-cell table:style-name="ce69"/>
          <table:table-cell table:style-name="ce68" office:value-type="string">
            <text:p>1. Cho phép người dùng click vào button chọn người ký </text:p>
            <text:p>2. Hiển thị popup chọn người ký </text:p>
          </table:table-cell>
          <table:table-cell table:number-columns-repeated="1018"/>
        </table:table-row>
        <table:table-row table:style-name="ro18">
          <table:table-cell table:number-columns-repeated="2"/>
          <table:table-cell table:style-name="ce69" office:value-type="string">
            <text:p>Kiểm tra button trình ký </text:p>
          </table:table-cell>
          <table:table-cell table:style-name="ce68" office:value-type="string">
            <text:p>1. Đăng nhập vào hệ thống </text:p>
            <text:p>2. click vào BTHTT </text:p>
            <text:p>3. click vào button tuỳ chọn -&gt; chọn trình ký </text:p>
            <text:p><text:s/></text:p>
          </table:table-cell>
          <table:table-cell table:style-name="ce69"/>
          <table:table-cell table:style-name="ce69" office:value-type="string">
            <text:p>1. Hiển thị popup trình ký </text:p>
          </table:table-cell>
          <table:table-cell table:number-columns-repeated="1018"/>
        </table:table-row>
        <table:table-row table:style-name="ro26">
          <table:table-cell table:number-columns-repeated="2"/>
          <table:table-cell table:style-name="ce69" office:value-type="string">
            <text:p>Kiểm tra button xoá file đính kèm </text:p>
          </table:table-cell>
          <table:table-cell table:style-name="ce68" office:value-type="string">
            <text:p>1. Đăng nhập vào hệ thống </text:p>
            <text:p>2. click vào BTHTT </text:p>
            <text:p>3. tại danh sách file đính kèm -&gt; vuốt sang trái </text:p>
            <text:p>4. Click vào button xoá </text:p>
            <text:p><text:s/></text:p>
          </table:table-cell>
          <table:table-cell table:style-name="ce69" office:value-type="string">
            <text:p>Tồn tại danh sách file đính kèm trước đó </text:p>
          </table:table-cell>
          <table:table-cell table:style-name="ce68" office:value-type="string">
            <text:p>Màn hình hiển thị thông báo xác nhận "Bạn có chắc chắn muốn xoá file đính kèm hay không"</text:p>
          </table:table-cell>
          <table:table-cell table:number-columns-repeated="1018"/>
        </table:table-row>
        <table:table-row table:style-name="ro22">
          <table:table-cell table:style-name="ce53" office:value-type="string" table:number-columns-spanned="9" table:number-rows-spanned="1">
            <text:p>Kiểm tra chức năng </text:p>
          </table:table-cell>
          <table:covered-table-cell table:number-columns-repeated="8"/>
          <table:table-cell table:number-columns-repeated="1015"/>
        </table:table-row>
        <table:table-row table:style-name="ro22">
          <table:table-cell table:style-name="ce52" office:value-type="string" table:number-columns-spanned="9" table:number-rows-spanned="1">
            <text:p>Kiểm tra chức năng tại màn hình Thông tin chung </text:p>
          </table:table-cell>
          <table:covered-table-cell table:number-columns-repeated="8"/>
          <table:table-cell table:number-columns-repeated="1015"/>
        </table:table-row>
        <table:table-row table:style-name="ro18">
          <table:table-cell table:number-columns-repeated="2"/>
          <table:table-cell table:style-name="ce70" office:value-type="string" table:number-columns-spanned="1" table:number-rows-spanned="3">
            <text:p>Kiểm tra chức năng Lưu BTHTT</text:p>
          </table:table-cell>
          <table:table-cell table:style-name="ce68" office:value-type="string">
            <text:p>1. Đăng nhập vào hệ thống </text:p>
            <text:p>2. Click vào BTHTT </text:p>
            <text:p>3. Click vào nhập thông tin chung </text:p>
            <text:p>4. Nhấn lưu </text:p>
          </table:table-cell>
          <table:table-cell table:style-name="ce69"/>
          <table:table-cell table:style-name="ce68" office:value-type="string">
            <text:p>Màn hình hiển thị thông báo xác nhận "Bạn có chắc chắn muốn lưu BTHTT này?"</text:p>
          </table:table-cell>
          <table:table-cell table:number-columns-repeated="1018"/>
        </table:table-row>
        <table:table-row table:style-name="ro37">
          <table:table-cell table:number-columns-repeated="2"/>
          <table:covered-table-cell table:style-name="ce72"/>
          <table:table-cell table:style-name="ce68" office:value-type="string">
            <text:p>5. Người dùng click vào nút đồng ý </text:p>
          </table:table-cell>
          <table:table-cell table:style-name="ce69"/>
          <table:table-cell table:style-name="ce68" office:value-type="string">
            <text:p>1. Hiển thị button Lưu </text:p>
            <text:p>2. Điều kiện trước khi lưu :</text:p>
            <text:p>-<text:tab/>Tồn tại AD_ORG_ID từ bảng AD_ORG_BUDGET_ACCESS thỏa mãn:</text:p>
            <text:p>•<text:tab/>Bằng C_STATEMENT.AD_Org_ID</text:p>
            <text:p>•<text:tab/>ISACTIVE = ‘Y’</text:p>
            <text:p>•<text:tab/>IS_DELETED = ‘N’</text:p>
            <text:p>-<text:tab/>Tồn tại C_DEPARTMENT_ID từ bảng C_DEPARTMENT_BUDGET_ACCESS thỏa mãn:</text:p>
            <text:p>•<text:tab/>Bằng C_STATEMENT.C_Control_Department_ID</text:p>
            <text:p>•<text:tab/>Có AD_ORG_ID = C_STATEMENT.AD_Org_ID</text:p>
            <text:p>•<text:tab/>ISACTIVE = ‘Y’</text:p>
            <text:p>•<text:tab/>IS_DELETED = ‘N’</text:p>
            <text:p>3. Bản ghi được lưu thành công, hiển thị thông báo lưu thành công BTHTT</text:p>
          </table:table-cell>
          <table:table-cell table:number-columns-repeated="1018"/>
        </table:table-row>
        <table:table-row table:style-name="ro19">
          <table:table-cell table:number-columns-repeated="2"/>
          <table:covered-table-cell table:style-name="ce71"/>
          <table:table-cell table:style-name="ce68" office:value-type="string">
            <text:p>5. Người dùng click vào nút huỷ </text:p>
          </table:table-cell>
          <table:table-cell table:style-name="ce69"/>
          <table:table-cell table:style-name="ce68" office:value-type="string">
            <text:p>Huỷ thao tác vừa thực hiện </text:p>
          </table:table-cell>
          <table:table-cell table:number-columns-repeated="1018"/>
        </table:table-row>
        <table:table-row table:style-name="ro38">
          <table:table-cell table:number-columns-repeated="2"/>
          <table:table-cell table:style-name="ce69" office:value-type="string">
            <text:p>Kiểm tra chức năng hoàn thành </text:p>
          </table:table-cell>
          <table:table-cell table:style-name="ce68" office:value-type="string">
            <text:p>1. Đăng nhập vào hệ thống </text:p>
            <text:p>2. Click vào BTHTT</text:p>
            <text:p>3. Click vào nhập thông tin chung </text:p>
            <text:p>4. Nhấn CO</text:p>
          </table:table-cell>
          <table:table-cell table:style-name="ce69"/>
          <table:table-cell table:style-name="ce68" office:value-type="string">
            <text:p>1. Chuyển trạng thái chứng từ sang Hoàn thành</text:p>
            <text:p>2. Không cho phép sửa các trường dữ liệu ở tất cả các tab (trừ trường được quy định sửa dành cho user phòng tài chính)</text:p>
            <text:p>3. Hiển thị chức năng Hủy hoàn thành (RA)</text:p>
            <text:p>4. Chỉ cho CO thành công khi bản ghi có dữ liệu Tab chi tiết.</text:p>
            <text:p>5. Không cho CO bản ghi nếu (xem chi tiết điều kiện CO tờ trình bên dưới):</text:p>
            <text:p>+ Kiểm tra chưa có ngân sách đã duyệt hoặc ngân sách bị khóa</text:p>
            <text:p>+ Vượt ngân sách</text:p>
          </table:table-cell>
          <table:table-cell table:number-columns-repeated="1018"/>
        </table:table-row>
        <table:table-row table:style-name="ro39">
          <table:table-cell table:number-columns-repeated="2"/>
          <table:table-cell table:style-name="ce68" office:value-type="string">
            <text:p>Kiểm tra CO khi chưa có ngân sách được duyệt </text:p>
          </table:table-cell>
          <table:table-cell table:style-name="ce68" office:value-type="string">
            <text:p>1. Đăng nhập vào hệ thống </text:p>
            <text:p>2. Click vào tờ trình </text:p>
            <text:p>3. Click vào nhập thông tin chung </text:p>
            <text:p>4. Nhấn CO </text:p>
          </table:table-cell>
          <table:table-cell table:style-name="ce68" office:value-type="string">
            <text:p>Select nvl(Is_Locked,'N') Is_Locked <text:s/></text:p>
            <text:p><text:s/>from NS_PLAN pl </text:p>
            <text:p><text:s/>inner join C_DOCUMENT_TYPE cdt on pl.C_DOCUMENT_TYPE_ID = cdt.C_DOCUMENT_TYPE_ID </text:p>
            <text:p><text:s/>inner join C_QUARTER q on pl.NS_QUARTER_ID <text:s/>= q.C_QUARTER_ID </text:p>
            <text:p><text:s/>Where pl.AD_Org_ID = :adorgid </text:p>
            <text:p><text:s/>and pl.C_DEPARTMENT_ID = :cdepartmentid </text:p>
            <text:p><text:s/>and pl.ISACTIVE = 'Y' </text:p>
            <text:p><text:s/>and pl.IS_DELETED = 'N' </text:p>
            <text:p><text:s/>and cdt.Value = 'KHQ' </text:p>
            <text:p><text:s/>and Q.START_DATE &lt;= :transdate </text:p>
            <text:p><text:s/>and Q.END_DATE &gt;= :transdate </text:p>
            <text:p><text:s/>and PL.APPROVED_STATUS = 'AP' </text:p>
            <text:p><text:s/>and VERSION_NO = 1</text:p>
            <text:p/>
          </table:table-cell>
          <table:table-cell table:style-name="ce68" office:value-type="string">
            <text:p>-<text:tab/>Nếu tồn tại ít nhất 1 bản ghi C_STATEMENT_LINE_ID thỏa mãn có IS_DELETED = ‘N’ &amp; C_BUDGET_ID = 2 thì:</text:p>
            <text:p>•<text:tab/>Hệ thống tìm kiếm các bản ghi NS_PLAN_ID thỏa mãn:</text:p>
            <text:p>o<text:tab/>Có AD_ORG_ID = C_STATEMENT.AD_Org_ID</text:p>
            <text:p>o<text:tab/>Có C_DEPARTMENT_ID = C_STATEMENT.C_Control_Department_ID</text:p>
            <text:p>o<text:tab/>Có C_DOCUMENT_TYPE.Value = ‘KHQ’</text:p>
            <text:p>o<text:tab/>Có NS_QUARTER_ID từ bảng C_QUARTER thỏa mãn có C_QUARTER.Start_Date ≤ C_STATEMENT.Trans_Date ≤ C_QUARTER.End_Date</text:p>
            <text:p>o<text:tab/>Có APPROVED_STATUS = ‘AP’</text:p>
            <text:p>o<text:tab/>Có VERSION_NO = 1</text:p>
            <text:p>Nếu không tìm thấy bản ghi NS_PLAN_ID nào thỏa mãn  Hiển thị thông báo lỗi: ‘Không CO được bản ghi do chưa có ngân sách quý được duyệt’</text:p>
          </table:table-cell>
          <table:table-cell table:number-columns-repeated="1018"/>
        </table:table-row>
        <table:table-row table:style-name="ro40">
          <table:table-cell table:number-columns-repeated="2"/>
          <table:table-cell table:style-name="ce68" office:value-type="string">
            <text:p>Kiểm tra CO khi ngân sách đã bị khoá </text:p>
          </table:table-cell>
          <table:table-cell table:style-name="ce68" office:value-type="string">
            <text:p>1. Đăng nhập vào hệ thống </text:p>
            <text:p>2. Click vào BTHTT</text:p>
            <text:p>3. Click vào nhập thông tin chung </text:p>
            <text:p>4. Nhấn CO </text:p>
          </table:table-cell>
          <table:table-cell table:style-name="ce68" office:value-type="string">
            <text:p>Select nvl(Is_Locked,'N') Is_Locked <text:s/></text:p>
            <text:p><text:s/>from NS_PLAN pl </text:p>
            <text:p><text:s/>inner join C_DOCUMENT_TYPE cdt on pl.C_DOCUMENT_TYPE_ID = cdt.C_DOCUMENT_TYPE_ID </text:p>
            <text:p><text:s/>inner join C_QUARTER q on pl.NS_QUARTER_ID <text:s/>= q.C_QUARTER_ID </text:p>
            <text:p><text:s/>Where pl.AD_Org_ID = :adorgid </text:p>
            <text:p><text:s/>and pl.C_DEPARTMENT_ID = :cdepartmentid </text:p>
            <text:p><text:s/>and pl.ISACTIVE = 'Y' </text:p>
            <text:p><text:s/>and pl.IS_DELETED = 'N' </text:p>
            <text:p><text:s/>and cdt.Value = 'KHQ' </text:p>
            <text:p><text:s/>and Q.START_DATE &lt;= :transdate </text:p>
            <text:p><text:s/>and Q.END_DATE &gt;= :transdate </text:p>
            <text:p><text:s/>and PL.APPROVED_STATUS = 'AP' </text:p>
            <text:p><text:s/>and VERSION_NO = 1</text:p>
          </table:table-cell>
          <table:table-cell table:style-name="ce96" office:value-type="string">
            <text:p>1. Nếu bản ghi NS_PLAN_ID có IS_LOCKED = Y à Hiển thị thông báo lỗi: ‘Không CO được bản ghi do ngân sách quý đã bị khóa’</text:p>
          </table:table-cell>
          <table:table-cell table:number-columns-repeated="1018"/>
        </table:table-row>
        <table:table-row table:style-name="ro41">
          <table:table-cell table:number-columns-repeated="2"/>
          <table:table-cell table:style-name="ce68" office:value-type="string">
            <text:p>Kiểm tra CO khi vượt ngân sách </text:p>
          </table:table-cell>
          <table:table-cell table:style-name="ce68" office:value-type="string">
            <text:p>-<text:tab/>Khi CO tờ trình, hệ thống tính toán lại Ngân sách được duyệt, Chi phí lũy kế theo tờ trình &amp; Ngân sách còn tồn theo từng hoạt động cấp 1</text:p>
            <text:p>•<text:tab/>B1: Tìm kiếm các bản ghi C_STATEMENT_LINE_ID thuộc tờ trình hiện tại thỏa mãn: IS_OUT_OF_BUDGET = N; C_BUDGET_ID = 2 &amp; DIRECT_RELEASE = N</text:p>
            <text:p>•<text:tab/>B2: Từ các bản ghi C_STATEMENT_LINE_ID được tìm thấy ở B1  Tìm các hoạt động cấp 1 = distinct PARENT_ID của các hoạt động C_STATEMENT_LINE.C_Activity_ID của các bản ghi này</text:p>
            <text:p>•<text:tab/>B3: Tính Ngân sách được duyệt theo từng hoạt động cấp 1</text:p>
            <text:p>•<text:tab/>B4: Tính Chi phí lũy kế theo tờ trình đã duyệt theo từng hoạt động cấp 1</text:p>
            <text:p>•<text:tab/>B5: Tính Ngân sách còn tồn trước tờ trình theo từng hoạt động cấp 1</text:p>
            <text:p>•<text:tab/>B6: Tính Chi phí theo tờ trình hiện tại theo từng hoạt động cấp 1</text:p>
          </table:table-cell>
          <table:table-cell table:style-name="ce68" office:value-type="string">
            <text:p>Select SUM(INITIAL_AMT) + SUM(TOTAL_ADJ) planAmount,SUM(TOTAL_EXP) <text:s/>useAmount, </text:p>
            <text:p><text:tab/><text:tab/>SUM(INITIAL_AMT) + SUM(TOTAL_ADJ) - SUM(TOTAL_EXP) <text:s/>remainAmount <text:s/></text:p>
            <text:p><text:tab/><text:tab/>from ( </text:p>
            <text:p><text:tab/><text:tab/>Select nvl(SUM(decode(Q.QUARTER_NO,1,nvl(pll.MONTH_1,0) + nvl(pll.MONTH_2,0) + nvl(pll.MONTH_3,0), </text:p>
            <text:p><text:tab/><text:tab/>2,nvl(pll.MONTH_4,0) + nvl(pll.MONTH_5,0) + nvl(pll.MONTH_6,0), </text:p>
            <text:p><text:tab/><text:tab/>3,nvl(pll.MONTH_7,0) + nvl(pll.MONTH_8,0) + nvl(pll.MONTH_9,0), </text:p>
            <text:p><text:tab/><text:tab/>4,nvl(pll.MONTH_10,0) + nvl(pll.MONTH_11,0) + nvl(pll.MONTH_12,0) </text:p>
            <text:p><text:tab/><text:tab/>) * U.EQV_RATE/ 0.000001),0) INITIAL_AMT,0 TOTAL_ADJ,0 TOTAL_EXP </text:p>
            <text:p><text:tab/><text:tab/>from NS_PLAN pl </text:p>
            <text:p><text:tab/><text:tab/>inner join NS_PLAN_LINE pll on pl.NS_PLAN_ID = pll.NS_PLAN_ID </text:p>
            <text:p><text:tab/><text:tab/>inner join C_DOCUMENT_TYPE cdt on pl.C_DOCUMENT_TYPE_ID = cdt.C_DOCUMENT_TYPE_ID </text:p>
            <text:p><text:tab/><text:tab/>inner join C_QUARTER q on pl.NS_QUARTER_ID = q.C_QUARTER_ID </text:p>
            <text:p><text:tab/><text:tab/>left join C_Uom u on u.C_Uom_ID = pl.C_Uom_ID </text:p>
            <text:p><text:tab/><text:tab/>Where pl.AD_org_ID = :adorgid </text:p>
            <text:p><text:tab/><text:tab/>and pl.C_DEPARTMENT_ID <text:s/>= :cdepartmentid </text:p>
            <text:p><text:tab/><text:tab/>and pl.IS_DELETED = 'N' </text:p>
            <text:p><text:tab/><text:tab/>and pll.IS_DELETED = 'N' </text:p>
            <text:p><text:tab/><text:tab/>and cdt.Value = 'KHQ' </text:p>
            <text:p><text:tab/><text:tab/>and Q.START_DATE &lt;= :transdate </text:p>
            <text:p><text:tab/><text:tab/>and Q.END_DATE &gt;= :transdate </text:p>
            <text:p><text:tab/><text:tab/>and PL.APPROVED_STATUS = 'AP' </text:p>
            <text:p><text:tab/><text:tab/>and PL.VERSION_NO = 1 </text:p>
            <text:p><text:tab/><text:tab/>and pll.C_ACTIVITY1_ID <text:s/>= :cactivityid </text:p>
            <text:p><text:tab/></text:p>
            <text:p><text:tab/><text:tab/>UNION ALL </text:p>
            <text:p><text:tab/><text:tab/>Select 0 INITIAL_AMT,nvl(SUM(decode(to_char(PE.START_DATE,'Q'),1,nvl(mcl.MONTH1,0) + nvl(mcl.MONTH2,0) + nvl(mcl.MONTH3,0), </text:p>
            <text:p><text:tab/><text:tab/>2,nvl(mcl.MONTH4,0) + nvl(mcl.MONTH5,0) + nvl(mcl.MONTH6,0), </text:p>
            <text:p><text:tab/><text:tab/>3,nvl(mcl.MONTH7,0) + nvl(mcl.MONTH8,0) + nvl(mcl.MONTH9,0), </text:p>
            <text:p><text:tab/><text:tab/>4,nvl(mcl.MONTH10,0) + nvl(mcl.MONTH11,0) + nvl(mcl.MONTH12,0) </text:p>
            <text:p><text:tab/><text:tab/>) * U.EQV_RATE/ 0.000001),0) TOTAL_ADJ,0 TOTAL_EXP </text:p>
            <text:p><text:tab/><text:tab/>from QT_C_MONTH_CONTRACT mc <text:s/></text:p>
            <text:p><text:tab/><text:tab/>inner join QT_C_MONTH_CONTRACT_DETAIL mcl on mc.QT_C_MONTH_CONTRACT_ID = mcl.QT_C_MONTH_CONTRACT_ID </text:p>
            <text:p><text:tab/><text:tab/>inner join C_PERIOD pe on pe.C_PERIOD_ID = MCL.C_PERIOD_ID </text:p>
            <text:p><text:tab/><text:tab/></text:p>
            <text:p><text:tab/><text:tab/>left join C_Uom u on u.C_Uom_ID = mc.C_Uom_ID </text:p>
            <text:p><text:tab/><text:tab/>INNER join C_YEAR y on y.C_YEAR_ID = mc.C_YEAR_ID </text:p>
            <text:p><text:tab/><text:tab/>Where y.START_DATE <text:s/>= trunc(:transdate,'YYYY') </text:p>
            <text:p><text:tab/><text:tab/>and mc.IS_DELETED = 'N' </text:p>
            <text:p><text:tab/><text:tab/>and mcl.IS_DELETED = 'N' </text:p>
            <text:p><text:tab/><text:tab/>and mc.DOCSTATUS2 = 'AP' </text:p>
            <text:p><text:tab/><text:tab/>and mc.C_DEPARTMENT_ID <text:s/>= :cdepartmentid </text:p>
            <text:p><text:tab/><text:tab/>and PE.START_DATE between trunc(:transdate,'Q') and add_months(trunc(:transdate,'Q'),3) -1 </text:p>
            <text:p><text:tab/><text:tab/></text:p>
            <text:p><text:tab/><text:tab/>and (mcl.C_ACTIVITY1_ID = (Select PARENT_ID from C_ACTIVITY Where C_ACTIVITY_ID = <text:s/>:cactivityid) OR mcl.C_ACTIVITY1_ID = :cactivityid) </text:p>
            <text:p><text:tab/><text:tab/>UNION ALL </text:p>
            <text:p><text:tab/><text:tab/>Select 0 INITIAL_AMT,0 TOTAL_ADJ,nvl(SUM(stl.Approved_Before_Tax_Amount),0) TOTAL_EXP <text:s/></text:p>
            <text:p><text:tab/><text:tab/>from C_STATEMENT st </text:p>
            <text:p><text:tab/><text:tab/>inner join C_STATEMENT_LINE stl on st.C_STATEMENT_ID = stl.C_STATEMENT_ID </text:p>
            <text:p><text:tab/><text:tab/>INNER join C_ACTIVITY ac on ac.C_ACTIVITY_ID = stl.C_ACTIVITY_ID </text:p>
            <text:p><text:tab/><text:tab/>WHere ST.TRANS_DATE between trunc(:transdate,'Q') and add_months(trunc(:transdate,'Q'),3) -1 </text:p>
            <text:p><text:tab/><text:tab/>and APPROVE_STATUS = 1 </text:p>
            <text:p><text:tab/><text:tab/>and st.AD_ORG_ID = :adorgid </text:p>
            <text:p><text:tab/><text:tab/>and st.C_CONTROL_DEPARTMENT_ID = :cdepartmentid </text:p>
            <text:p><text:tab/><text:tab/>and SIGNERSTATUS not in (1,2,4) </text:p>
            <text:p><text:tab/><text:tab/>and (AC.PARENT_ID = :cactivityid )</text:p>
            <text:p><text:tab/><text:tab/>and ST.IS_DELETED = 'N' </text:p>
            <text:p><text:tab/><text:tab/>and stl.IS_DELETED = 'N' and stl.C_BUDGET_ID <text:s/>= 2 <text:s/>and stl.DIRECT_RELEASE <text:s/>= 'N' )</text:p>
          </table:table-cell>
          <table:table-cell table:style-name="ce68" office:value-type="string">
            <text:p/>
            <text:p>Nếu kết quả tìm được ở B5 &lt; B6 theo bất kỳ hoạt động cấp 1 nào thì: Hiển thị thông báo lỗi: ‘Không CO được bản ghi do chi phí tờ trình vượt ngân sách’</text:p>
          </table:table-cell>
          <table:table-cell table:number-columns-repeated="1018"/>
        </table:table-row>
        <table:table-row table:style-name="ro42">
          <table:table-cell table:number-columns-repeated="2"/>
          <table:table-cell table:style-name="ce69" office:value-type="string">
            <text:p>Kiểm tra chức năng huỷ hoàn thành (RA)</text:p>
          </table:table-cell>
          <table:table-cell table:style-name="ce68" office:value-type="string">
            <text:p>1. Đăng nhập vào hệ thống </text:p>
            <text:p>2. Click vào BTHTT</text:p>
            <text:p>3. Click vào nhập thông tin chung </text:p>
            <text:p>4. Click vào một bản ghi đang có trạng thái CO</text:p>
            <text:p>5. Nhấn RA</text:p>
          </table:table-cell>
          <table:table-cell table:style-name="ce69" office:value-type="string">
            <text:p>Có BTHTT đang ở trạng thái CO</text:p>
          </table:table-cell>
          <table:table-cell table:style-name="ce68" office:value-type="string">
            <text:p>1. Chuyển trạng thái chứng từ sang ‘Nháp’. Hiển thị chức năng ‘Hoàn thành’</text:p>
            <text:p>2. Chỉ được chuyển trong các trường hợp sau:</text:p>
            <text:p>•<text:tab/>Dữ liệu tờ trình chưa được sử dụng tại các phần: Đề nghị chuyển tiền, Bảng tổng hợp thanh toán, Phiếu chi</text:p>
            <text:p>•<text:tab/>Bản ghi có trạng thái duyệt = Chưa duyệt</text:p>
            <text:p>•<text:tab/>User nào tạo thì User đó mới được hủy</text:p>
            <text:p>3. Không RA khi IsSignerRecord = Y (đã trình ký)</text:p>
          </table:table-cell>
          <table:table-cell table:number-columns-repeated="1018"/>
        </table:table-row>
        <table:table-row table:style-name="ro32">
          <table:table-cell table:number-columns-repeated="2"/>
          <table:table-cell table:style-name="ce69" office:value-type="string">
            <text:p>Đính kèm </text:p>
          </table:table-cell>
          <table:table-cell table:style-name="ce68" office:value-type="string">
            <text:p>1. Đăng nhập vào hệ thống </text:p>
            <text:p>2. Click vào BTHTT </text:p>
            <text:p>3. Click vào nhập thông tin chung </text:p>
            <text:p>4. Click vào đính kèm </text:p>
            <text:p/>
          </table:table-cell>
          <table:table-cell table:style-name="ce69"/>
          <table:table-cell table:style-name="ce68" office:value-type="string">
            <text:p>1. Cho phép đính kèm theo 3 lựa chọn:</text:p>
            <text:p>•<text:tab/>Chụp ảnh</text:p>
            <text:p>•<text:tab/>Chọn từ thư viện ảnh</text:p>
            <text:p>•<text:tab/>Chọn từ thư mục</text:p>
            <text:p>2. Sau khi chọn file thành công, lưu vào Danh sách đính kèm</text:p>
          </table:table-cell>
          <table:table-cell table:number-columns-repeated="1018"/>
        </table:table-row>
        <table:table-row table:style-name="ro27">
          <table:table-cell table:number-columns-repeated="2"/>
          <table:table-cell table:style-name="ce69" office:value-type="string">
            <text:p>Phiếu in </text:p>
          </table:table-cell>
          <table:table-cell table:style-name="ce68" office:value-type="string">
            <text:p>1. Đăng nhập vào hệ thống </text:p>
            <text:p>2. Click vào BTHTT</text:p>
            <text:p>3. Click vào nhập thông tin chung </text:p>
            <text:p>4. Trình ký trên phiếu in </text:p>
            <text:p>5. Chuyển sang màn hình phiếu in, chọn mẫu muốn in -&gt; Đính kèm mẫu này vào danh sách đính kèm.</text:p>
            <text:p/>
          </table:table-cell>
          <table:table-cell table:style-name="ce69"/>
          <table:table-cell table:style-name="ce68" office:value-type="string">
            <text:p>1. Cho phép người dùng in mẫu in vừa đính kèm </text:p>
            <text:p>2. Chỉ hiện button Trình ký trên phiếu in, các chứng từ đính kèm còn lại không hiển thị.</text:p>
            <text:p/>
          </table:table-cell>
          <table:table-cell table:number-columns-repeated="1018"/>
        </table:table-row>
        <table:table-row table:style-name="ro43">
          <table:table-cell table:style-name="ce54" office:value-type="string" table:number-columns-spanned="10" table:number-rows-spanned="1">
            <text:p>Kiểm tra chức năng tại màn hình danh sách thông tin chi </text:p>
          </table:table-cell>
          <table:covered-table-cell table:number-columns-repeated="9"/>
          <table:table-cell table:number-columns-repeated="1014"/>
        </table:table-row>
        <table:table-row table:style-name="ro32">
          <table:table-cell table:number-columns-repeated="2"/>
          <table:table-cell table:style-name="ce73" office:value-type="string">
            <text:p>Hiển thị danh sách thông tin chi </text:p>
          </table:table-cell>
          <table:table-cell table:style-name="ce73" office:value-type="string">
            <text:p>1. Đăng nhập vào hệ thống <text:s/></text:p>
            <text:p>2. Click vào BTHTT </text:p>
            <text:p>3. Click vào một tờ trình bất kì </text:p>
            <text:p>4. Click vào tab thông tin chi </text:p>
          </table:table-cell>
          <table:table-cell table:style-name="ce88" office:value-type="string">
            <text:p>Đã tồn tại bản ghi </text:p>
          </table:table-cell>
          <table:table-cell table:style-name="ce74" office:value-type="string">
            <text:p>1. View toàn bộ tờ trình có trong 1 tháng </text:p>
          </table:table-cell>
          <table:table-cell table:number-columns-repeated="1018"/>
        </table:table-row>
        <table:table-row table:style-name="ro25">
          <table:table-cell table:number-columns-repeated="2"/>
          <table:table-cell table:style-name="ce74" office:value-type="string">
            <text:p>Xem thông tin chi tiết thông tin chi </text:p>
          </table:table-cell>
          <table:table-cell table:style-name="ce73" office:value-type="string">
            <text:p>1. Đăng nhập vào hệ thống <text:s/></text:p>
            <text:p>2. Click vào BTHTT </text:p>
            <text:p>3. Click vào một tờ trình bất kì </text:p>
            <text:p>4. Click vào tab thông tin chi </text:p>
            <text:p>5. Click vào xem chi tiết thông tin chi </text:p>
          </table:table-cell>
          <table:table-cell table:style-name="ce88" office:value-type="string">
            <text:p>Đã tồn tại bản ghi </text:p>
          </table:table-cell>
          <table:table-cell table:style-name="ce74" office:value-type="string">
            <text:p>1.View các dòng chi tiết phiếu thu/ chi gắn với tờ trình </text:p>
          </table:table-cell>
          <table:table-cell table:number-columns-repeated="1018"/>
        </table:table-row>
        <table:table-row table:style-name="ro43">
          <table:table-cell table:style-name="ce54" office:value-type="string" table:number-columns-spanned="10" table:number-rows-spanned="1">
            <text:p>Kiểm tra chức năng tại màn hình đính kèm </text:p>
          </table:table-cell>
          <table:covered-table-cell table:number-columns-repeated="9"/>
          <table:table-cell table:number-columns-repeated="1014"/>
        </table:table-row>
        <table:table-row table:style-name="ro24">
          <table:table-cell table:number-columns-repeated="2"/>
          <table:table-cell table:style-name="ce74" office:value-type="string">
            <text:p>Kiểm tra chức năng chụp ảnh đính kèm </text:p>
          </table:table-cell>
          <table:table-cell table:style-name="ce73" office:value-type="string">
            <text:p>1. Đăng nhập vào hệ thống <text:s/></text:p>
            <text:p>2. Click vào BTHTT </text:p>
            <text:p>3. Click vào một BTHTT bất kì </text:p>
            <text:p>4. Click vào tab đính kèm </text:p>
            <text:p>5. Chọn vào button đính kèm -&gt; chọn chụp ảnh </text:p>
          </table:table-cell>
          <table:table-cell table:style-name="ce74"/>
          <table:table-cell table:style-name="ce73" office:value-type="string">
            <text:p>1. Không giới hạn số lượng ảnh chụp </text:p>
            <text:p>2. Ảnh sau khi chụp xong được lưu lại Danh sách file đính kèm </text:p>
            <text:p>3. Cho phép ảnh có thể view lại trực tiếp không cần tải về </text:p>
          </table:table-cell>
          <table:table-cell table:number-columns-repeated="1018"/>
        </table:table-row>
        <table:table-row table:style-name="ro24">
          <table:table-cell table:number-columns-repeated="2"/>
          <table:table-cell table:style-name="ce74" office:value-type="string">
            <text:p>Kiểm tra chức năng chọn ảnh từ thư mục </text:p>
          </table:table-cell>
          <table:table-cell table:style-name="ce73" office:value-type="string">
            <text:p>1. Đăng nhập vào hệ thống <text:s/></text:p>
            <text:p>2. Click vào BTHTT </text:p>
            <text:p>3. Click vào một BTHTT bất kì </text:p>
            <text:p>4. Click vào tab đính kèm </text:p>
            <text:p>5. Chọn vào button đính kèm -&gt; chọn ảnh từ thư mục </text:p>
          </table:table-cell>
          <table:table-cell table:style-name="ce74"/>
          <table:table-cell table:style-name="ce73" office:value-type="string">
            <text:p>1. Không giới hạn số lượng ảnh chọn <text:s/></text:p>
            <text:p>2. Ảnh sau khi chọn <text:s/>xong được lưu lại Danh sách file đính kèm </text:p>
            <text:p>3. Cho phép ảnh có thể view lại trực tiếp không cần tải về </text:p>
          </table:table-cell>
          <table:table-cell table:number-columns-repeated="1018"/>
        </table:table-row>
        <table:table-row table:style-name="ro28">
          <table:table-cell table:number-columns-repeated="2"/>
          <table:table-cell table:style-name="ce75" office:value-type="string" table:number-columns-spanned="1" table:number-rows-spanned="3">
            <text:p>Kiểm tra chức năng chọn file từ thư mục </text:p>
          </table:table-cell>
          <table:table-cell table:style-name="ce73" office:value-type="string">
            <text:p>1. Đăng nhập vào hệ thống <text:s/></text:p>
            <text:p>2. Click vào BTHTT </text:p>
            <text:p>3. Click vào một BTHTT bất kì </text:p>
            <text:p>4. Click vào tab đính kèm </text:p>
            <text:p>5. Chọn vào button đính kèm -&gt; chọn file từ thư mục <text:s/></text:p>
            <text:p>6. Hiển thị màn hình Tài liệu </text:p>
          </table:table-cell>
          <table:table-cell table:style-name="ce74"/>
          <table:table-cell table:style-name="ce73" office:value-type="string">
            <text:p>1. Cho phép người dùng chọn file từ các nguồn : </text:p>
            <text:p>+ File PDF</text:p>
            <text:p>+ File Excel</text:p>
            <text:p>+ File Doc </text:p>
            <text:p>2. File sau khi chọn xong được lưu lại danh sách file đính kèm </text:p>
          </table:table-cell>
          <table:table-cell table:number-columns-repeated="1018"/>
        </table:table-row>
        <table:table-row table:style-name="ro21">
          <table:table-cell table:number-columns-repeated="2"/>
          <table:covered-table-cell table:style-name="ce76"/>
          <table:table-cell table:style-name="ce73" office:value-type="string">
            <text:p>7. Chọn nhiều loại file cùng một lúc </text:p>
          </table:table-cell>
          <table:table-cell table:style-name="ce74"/>
          <table:table-cell table:style-name="ce74" office:value-type="string">
            <text:p>1. Hiển thị toàn bộ các file đã chọn tại màn hình danh sách file đính kèm </text:p>
          </table:table-cell>
          <table:table-cell table:number-columns-repeated="1018"/>
        </table:table-row>
        <table:table-row table:style-name="ro22">
          <table:table-cell table:number-columns-repeated="2"/>
          <table:covered-table-cell table:style-name="ce77"/>
          <table:table-cell table:style-name="ce73" office:value-type="string">
            <text:p>7. Thoát </text:p>
          </table:table-cell>
          <table:table-cell table:style-name="ce74"/>
          <table:table-cell table:style-name="ce74" office:value-type="string">
            <text:p>Huỷ thao tác vừa thực hiện </text:p>
          </table:table-cell>
          <table:table-cell table:number-columns-repeated="1018"/>
        </table:table-row>
        <table:table-row table:style-name="ro44">
          <table:table-cell table:number-columns-repeated="2"/>
          <table:table-cell table:style-name="ce75" office:value-type="string">
            <text:p>Kiểm tra chức năng tải file </text:p>
          </table:table-cell>
          <table:table-cell table:style-name="ce73" office:value-type="string">
            <text:p>1. Đăng nhập vào hệ thống <text:s/></text:p>
            <text:p>2. Click vào BTHTT </text:p>
            <text:p>3. Click vào một BTHTT bất kì </text:p>
            <text:p>4. Click vào tab đính kèm </text:p>
            <text:p>5. Chọn vào button đính kèm -&gt; chọn file từ thư mục <text:s/></text:p>
            <text:p>6. Click vào Tải file </text:p>
          </table:table-cell>
          <table:table-cell table:style-name="ce74"/>
          <table:table-cell table:style-name="ce73" office:value-type="string">
            <text:p>1. Màn hình hiển thị file chọn để tải </text:p>
            <text:p>2. Thực hiện tải file lên và lưu tại danh sách file đính kèm </text:p>
            <text:p>3. Giới hạn dung lượng file không quá 100M </text:p>
            <text:p>4. Tốc độ truyền file không quá 100s</text:p>
          </table:table-cell>
          <table:table-cell table:number-columns-repeated="1018"/>
        </table:table-row>
        <table:table-row table:style-name="ro45">
          <table:table-cell table:number-columns-repeated="2"/>
          <table:table-cell table:style-name="ce77"/>
          <table:table-cell table:style-name="ce73" office:value-type="string">
            <text:p>6. Thoát </text:p>
          </table:table-cell>
          <table:table-cell table:style-name="ce74"/>
          <table:table-cell table:style-name="ce74" office:value-type="string">
            <text:p>1. Huỷ thao tác vừa thực hiện </text:p>
          </table:table-cell>
          <table:table-cell table:number-columns-repeated="1018"/>
        </table:table-row>
        <table:table-row table:style-name="ro46">
          <table:table-cell table:style-name="ce55" office:value-type="string" table:number-columns-spanned="9" table:number-rows-spanned="1">
            <text:p>Trình ký Voffice </text:p>
          </table:table-cell>
          <table:covered-table-cell table:number-columns-repeated="8"/>
          <table:table-cell table:number-columns-repeated="1015"/>
        </table:table-row>
        <table:table-row table:style-name="ro40">
          <table:table-cell table:number-columns-repeated="2"/>
          <table:table-cell table:style-name="ce73" office:value-type="string" table:number-columns-spanned="1" table:number-rows-spanned="8">
            <text:p>Trình ký Voffice </text:p>
          </table:table-cell>
          <table:table-cell table:style-name="ce73" office:value-type="string">
            <text:p>1. Đăng nhập vào hệ thống </text:p>
            <text:p>2. Click vào BTHTT </text:p>
            <text:p>3. Click vào nhập thông tin chung </text:p>
            <text:p>4. Click vào trình ký trực tiếp BTHTT (Button Thêm -&gt; chọn Trình ký)</text:p>
            <text:p/>
          </table:table-cell>
          <table:table-cell table:style-name="ce74"/>
          <table:table-cell table:style-name="ce97" office:value-type="string">
            <text:p>1. TH người dùng trình ký BTHTT thành công: </text:p>
            <text:p>- BTHTT được chuyển sang màn hình trình ký Voffice. </text:p>
            <text:p>Khi C_STATEMENT.Signerstatus = 10 (Chờ ký): hệ thống thực hiện thao tác sau:</text:p>
            <text:p>Cập nhật bảng QT_C_MONTH_CONTRACT:</text:p>
            <text:p>Căn cứ C_STATEMENT_LINE.QT_PLAN_ID của bản ghi C_STATEMENT_ID:</text:p>
            <text:p>•<text:tab/>Cập nhật QT_C_MONTH_CONTRACT.DOCSTATUS2 = ‘PE’</text:p>
            <text:p>TH Tờ trình được phê duyệt: Khi C_STATEMENT.Signerstatus = 3 hoặc 5 (Phê duyệt, Ban hành): </text:p>
            <text:p>Hệ thống thực hiện thao tác sau:</text:p>
            <text:p>1.<text:tab/>Cập nhật bảng QT_C_MONTH_CONTRACT:</text:p>
            <text:p>Căn cứ C_STATEMENT_LINE.QT_PLAN_ID của bản ghi C_STATEMENT_ID:</text:p>
            <text:p>•<text:tab/>Cập nhật QT_C_MONTH_CONTRACT.DOCSTATUS2 = ‘PO’.</text:p>
            <text:p>2.<text:tab/>Sinh bản ghi Ngân sách quý mới NS_PLAN_ID</text:p>
            <text:p>3. .<text:tab/> Sinh bản ghi điều chỉnh năm NS_PLAN_LINE_ID:</text:p>
            <text:p/>
          </table:table-cell>
          <table:table-cell table:number-columns-repeated="1018"/>
        </table:table-row>
        <table:table-row table:style-name="ro31">
          <table:table-cell table:number-columns-repeated="2"/>
          <table:covered-table-cell table:style-name="ce78"/>
          <table:table-cell table:style-name="ce73" office:value-type="string">
            <text:p>1. Đăng nhập vào hệ thống </text:p>
            <text:p>2. Click vào BTHTT </text:p>
            <text:p>3. Click vào nhập thông tin chung </text:p>
            <text:p>4. Trình ký trên phiếu in (Button Thêm -&gt; chọn phiếu in -&gt; chọn Trình ký)</text:p>
            <text:p>5. Click vào Chọn người ký </text:p>
          </table:table-cell>
          <table:table-cell table:style-name="ce74"/>
          <table:table-cell table:style-name="ce79" office:value-type="string">
            <text:p>Màn hình hiển thị pop-up yêu cầu người dùng nhập người ký. </text:p>
          </table:table-cell>
          <table:table-cell table:number-columns-repeated="1018"/>
        </table:table-row>
        <table:table-row table:style-name="ro19">
          <table:table-cell table:number-columns-repeated="2"/>
          <table:covered-table-cell table:style-name="ce78"/>
          <table:table-cell table:style-name="ce74" office:value-type="string">
            <text:p>6. Nhấn đồng ý tại màn hình chọn người ký </text:p>
          </table:table-cell>
          <table:table-cell table:style-name="ce74"/>
          <table:table-cell table:style-name="ce74" office:value-type="string">
            <text:p>Lưu thành công người ký </text:p>
          </table:table-cell>
          <table:table-cell table:number-columns-repeated="1018"/>
        </table:table-row>
        <table:table-row table:style-name="ro19">
          <table:table-cell table:number-columns-repeated="2"/>
          <table:covered-table-cell table:style-name="ce78"/>
          <table:table-cell table:style-name="ce74" office:value-type="string">
            <text:p>6. Nhấn huỷ / hoặc ra ngoài dialog </text:p>
          </table:table-cell>
          <table:table-cell table:style-name="ce74"/>
          <table:table-cell table:style-name="ce74" office:value-type="string">
            <text:p>Huỷ thao tác vừa thực hiện </text:p>
          </table:table-cell>
          <table:table-cell table:number-columns-repeated="1018"/>
        </table:table-row>
        <table:table-row table:style-name="ro19">
          <table:table-cell table:number-columns-repeated="2"/>
          <table:covered-table-cell table:style-name="ce78"/>
          <table:table-cell table:style-name="ce74" office:value-type="string">
            <text:p>5. Nhấn trình ký </text:p>
          </table:table-cell>
          <table:table-cell table:style-name="ce74"/>
          <table:table-cell table:style-name="ce74" office:value-type="string">
            <text:p>Màn hình hiển thị pop-up yêu cầu nhập SSO</text:p>
          </table:table-cell>
          <table:table-cell table:number-columns-repeated="1018"/>
        </table:table-row>
        <table:table-row table:style-name="ro47">
          <table:table-cell table:number-columns-repeated="2"/>
          <table:covered-table-cell table:style-name="ce78"/>
          <table:table-cell table:style-name="ce73" office:value-type="string">
            <text:p>6. .Người dùng nhập SSO </text:p>
          </table:table-cell>
          <table:table-cell table:style-name="ce74"/>
          <table:table-cell table:style-name="ce75" office:value-type="string">
            <text:p>1. BTHTT được chuyển sang màn hình trình ký Voffice. Khi đó trạng thái của tờ trình được biểu thị trong DB được cập nhật giống Testcase phía trên </text:p>
          </table:table-cell>
          <table:table-cell table:number-columns-repeated="1018"/>
        </table:table-row>
        <table:table-row table:style-name="ro19">
          <table:table-cell table:number-columns-repeated="2"/>
          <table:covered-table-cell table:style-name="ce78"/>
          <table:table-cell table:style-name="ce73" office:value-type="string">
            <text:p>6. Nhấp huỷ/ hoặc ra ngoài dialog </text:p>
          </table:table-cell>
          <table:table-cell table:style-name="ce74"/>
          <table:table-cell table:style-name="ce85" office:value-type="string">
            <text:p>Huỷ thao tác vừa thực hiện </text:p>
          </table:table-cell>
          <table:table-cell table:number-columns-repeated="1018"/>
        </table:table-row>
        <table:table-row table:style-name="ro35">
          <table:table-cell table:number-columns-repeated="2"/>
          <table:covered-table-cell table:style-name="ce79"/>
          <table:table-cell table:style-name="ce73" office:value-type="string">
            <text:p>Trường hợp trình ký không thành công </text:p>
            <text:p>1. Đăng nhập vào hệ thống </text:p>
            <text:p>2. Click vào BTHTT </text:p>
            <text:p>3. Click vào nhập thông tin chung </text:p>
            <text:p>4. Trình ký trên phiếu in (Button Thêm -&gt; chọn phiếu in -&gt; chọn Trình ký)</text:p>
          </table:table-cell>
          <table:table-cell table:style-name="ce74"/>
          <table:table-cell table:style-name="ce73" office:value-type="string">
            <text:p>TH BTHTT bị từ chối hoặc hủy luồng: Khi C_STATEMENT.Signerstatus =1,2,4</text:p>
            <text:p>1.<text:tab/>Cập nhật bảng QT_C_MONTH_CONTRACT:</text:p>
            <text:p>Căn cứ C_STATEMENT_LINE.QT_PLAN_ID của bản ghi C_STATEMENT_ID:</text:p>
            <text:p>•<text:tab/>Cập nhật QT_C_MONTH_CONTRACT.DOCSTATUS2 = ‘DN’</text:p>
          </table:table-cell>
          <table:table-cell table:number-columns-repeated="1018"/>
        </table:table-row>
        <table:table-row table:style-name="ro43">
          <table:table-cell table:style-name="ce14" office:value-type="string" table:number-columns-spanned="9" table:number-rows-spanned="1">
            <text:p>Kiểm tra các ảnh hưởng </text:p>
          </table:table-cell>
          <table:covered-table-cell table:number-columns-repeated="8"/>
          <table:table-cell table:number-columns-repeated="1015"/>
        </table:table-row>
        <table:table-row table:style-name="ro19">
          <table:table-cell table:number-columns-repeated="2"/>
          <table:table-cell table:style-name="ce26" office:value-type="string">
            <text:p>Khi mất mạng </text:p>
          </table:table-cell>
          <table:table-cell table:style-name="ce31" office:value-type="string">
            <text:p>ND thực hiện tắt mạng </text:p>
          </table:table-cell>
          <table:table-cell table:style-name="ce31"/>
          <table:table-cell table:style-name="ce31" office:value-type="string">
            <text:p>Hiển thị thông báo mất kết nối mạng </text:p>
          </table:table-cell>
          <table:table-cell table:number-columns-repeated="1018"/>
        </table:table-row>
        <table:table-row table:style-name="ro19">
          <table:table-cell table:number-columns-repeated="2"/>
          <table:table-cell table:style-name="ce26" office:value-type="string">
            <text:p>Khi mạng kém </text:p>
          </table:table-cell>
          <table:table-cell table:style-name="ce31" office:value-type="string">
            <text:p>Mở / tắt mạng chập trờn </text:p>
          </table:table-cell>
          <table:table-cell table:style-name="ce31"/>
          <table:table-cell table:style-name="ce31" office:value-type="string">
            <text:p>Hiển thị thông báo kết nối mạng kém </text:p>
          </table:table-cell>
          <table:table-cell table:number-columns-repeated="1018"/>
        </table:table-row>
        <table:table-row table:style-name="ro47">
          <table:table-cell table:number-columns-repeated="2"/>
          <table:table-cell table:style-name="ce26" office:value-type="string">
            <text:p>Kill app </text:p>
          </table:table-cell>
          <table:table-cell table:style-name="ce31" office:value-type="string">
            <text:p>1. Vào app </text:p>
            <text:p>2. Vào màn hình tổng hợp </text:p>
            <text:p>3. Kill app</text:p>
            <text:p>4. Vào lại app</text:p>
          </table:table-cell>
          <table:table-cell table:style-name="ce31"/>
          <table:table-cell table:style-name="ce31" office:value-type="string">
            <text:p>Hiển thị màn hình dashboard </text:p>
          </table:table-cell>
          <table:table-cell table:number-columns-repeated="1018"/>
        </table:table-row>
        <table:table-row table:style-name="ro19">
          <table:table-cell table:number-columns-repeated="2"/>
          <table:table-cell table:style-name="ce26" office:value-type="string">
            <text:p>Thoát app </text:p>
          </table:table-cell>
          <table:table-cell table:style-name="ce31" office:value-type="string">
            <text:p>1. Vào app </text:p>
            <text:p>2. Vào lại app</text:p>
          </table:table-cell>
          <table:table-cell table:style-name="ce31"/>
          <table:table-cell table:style-name="ce31" office:value-type="string">
            <text:p>Hiển thị màn hình đang sử dụng </text:p>
          </table:table-cell>
          <table:table-cell table:number-columns-repeated="1018"/>
        </table:table-row>
        <table:table-row table:style-name="ro20">
          <table:table-cell table:number-columns-repeated="2"/>
          <table:table-cell table:style-name="ce26" office:value-type="string">
            <text:p>Khi Có thông báo trong app </text:p>
          </table:table-cell>
          <table:table-cell table:style-name="ce31" office:value-type="string">
            <text:p>1. Đang sử dụng app </text:p>
            <text:p>2. Click vào thông báo trong app </text:p>
          </table:table-cell>
          <table:table-cell table:style-name="ce31"/>
          <table:table-cell table:style-name="ce31" office:value-type="string">
            <text:p>-Hiển thị màn hình đang sử dụng </text:p>
            <text:p>- Tắt thông báo </text:p>
            <text:p/>
          </table:table-cell>
          <table:table-cell table:number-columns-repeated="1018"/>
        </table:table-row>
        <table:table-row table:style-name="ro21">
          <table:table-cell table:number-columns-repeated="2"/>
          <table:table-cell table:style-name="ce26" office:value-type="string">
            <text:p>Khi click vào thông báo ngoài app</text:p>
          </table:table-cell>
          <table:table-cell table:style-name="ce31" office:value-type="string">
            <text:p>1. Đang sử dụng app </text:p>
            <text:p>2. Click vào thông báo ngoài app </text:p>
          </table:table-cell>
          <table:table-cell table:style-name="ce31"/>
          <table:table-cell table:style-name="ce31" office:value-type="string">
            <text:p>- Thoát app </text:p>
          </table:table-cell>
          <table:table-cell table:number-columns-repeated="1018"/>
        </table:table-row>
        <table:table-row table:style-name="ro32">
          <table:table-cell table:number-columns-repeated="2"/>
          <table:table-cell table:style-name="ce27" office:value-type="string">
            <text:p>Kiểm tra khi vuốt xuống </text:p>
          </table:table-cell>
          <table:table-cell table:style-name="ce27" office:value-type="string">
            <text:p>kiểm tra giao diện khi người dùng vuốt xuống</text:p>
          </table:table-cell>
          <table:table-cell table:style-name="ce31"/>
          <table:table-cell table:style-name="ce27" office:value-type="string">
            <text:p>- Hiển thị danh sách BTHTT cho đến khi hết</text:p>
            <text:p>- phân trang hiển thị 10 BTHTT</text:p>
            <text:p>-hiển thị biểu tượng loadmore khi vuốt xuống biểu diễn đang load dữ liệu </text:p>
          </table:table-cell>
          <table:table-cell table:number-columns-repeated="1018"/>
        </table:table-row>
        <table:table-row table:style-name="ro21">
          <table:table-cell table:number-columns-repeated="2"/>
          <table:table-cell table:style-name="ce27" office:value-type="string">
            <text:p>Kiểm tri khi người dùng vuốt lên </text:p>
          </table:table-cell>
          <table:table-cell table:style-name="ce27" office:value-type="string">
            <text:p>Vuốt lên </text:p>
          </table:table-cell>
          <table:table-cell table:style-name="ce31"/>
          <table:table-cell table:style-name="ce27" office:value-type="string">
            <text:p>- cập nhật bản khi hiện đang có </text:p>
            <text:p>- hiển thị iconloadmore khi người dừng vuốt lên </text:p>
          </table:table-cell>
          <table:table-cell table:number-columns-repeated="1018"/>
        </table:table-row>
        <table:table-row table:style-name="ro19">
          <table:table-cell table:number-columns-repeated="2"/>
          <table:table-cell table:style-name="ce27" office:value-type="string">
            <text:p>Kiểm tra khi người dùng nhẫn giữ vào một BTHTT</text:p>
          </table:table-cell>
          <table:table-cell table:style-name="ce27" office:value-type="string">
            <text:p>Vuốt xuống </text:p>
          </table:table-cell>
          <table:table-cell table:style-name="ce31"/>
          <table:table-cell table:style-name="ce27" office:value-type="string">
            <text:p>- BTHTTkhông dịch chuyển, màu tờ trình thay đổi </text:p>
          </table:table-cell>
          <table:table-cell table:number-columns-repeated="1018"/>
        </table:table-row>
        <table:table-row table:style-name="ro19">
          <table:table-cell table:number-columns-repeated="2"/>
          <table:table-cell table:style-name="ce27" office:value-type="string">
            <text:p>Kiểm tra khi người dùng vuốt bằng 2 ngón tay </text:p>
          </table:table-cell>
          <table:table-cell table:style-name="ce27" office:value-type="string">
            <text:p>Vuốt bằng 2 ngón tay </text:p>
          </table:table-cell>
          <table:table-cell table:style-name="ce31"/>
          <table:table-cell table:style-name="ce27" office:value-type="string">
            <text:p>- không cho phép hai tBTHTT dịch chuyển </text:p>
          </table:table-cell>
          <table:table-cell table:number-columns-repeated="1018"/>
        </table:table-row>
        <table:table-row table:style-name="ro19">
          <table:table-cell table:number-columns-repeated="2"/>
          <table:table-cell table:style-name="ce27" office:value-type="string">
            <text:p>Kiểm tra khi người dùng vuốt mép trái màn hình </text:p>
          </table:table-cell>
          <table:table-cell table:style-name="ce27" office:value-type="string">
            <text:p>Vuốt mép trái màn hình </text:p>
          </table:table-cell>
          <table:table-cell table:style-name="ce31"/>
          <table:table-cell table:style-name="ce27" office:value-type="string">
            <text:p>- không back lại màn hình home</text:p>
          </table:table-cell>
          <table:table-cell table:number-columns-repeated="1018"/>
        </table:table-row>
        <table:table-row table:style-name="ro21">
          <table:table-cell table:number-columns-repeated="2"/>
          <table:table-cell table:style-name="ce27" office:value-type="string">
            <text:p>kiểm tra khi người dùng vuốt bằng 2 ngón tay về phía bên phải tại hai BTHTT</text:p>
          </table:table-cell>
          <table:table-cell table:style-name="ce27" office:value-type="string">
            <text:p>hai ngón tay <text:s/>vuốt vào haiBTHTT</text:p>
          </table:table-cell>
          <table:table-cell table:style-name="ce31"/>
          <table:table-cell table:style-name="ce27" office:value-type="string">
            <text:p><text:s/>không cho phép người dùng thực hiện </text:p>
          </table:table-cell>
          <table:table-cell table:number-columns-repeated="1018"/>
        </table:table-row>
        <table:table-row table:style-name="ro19">
          <table:table-cell table:number-columns-repeated="2"/>
          <table:table-cell table:style-name="ce27" office:value-type="string">
            <text:p>Kiểm tra khi người dùng vuốt mép phải </text:p>
          </table:table-cell>
          <table:table-cell table:style-name="ce27" office:value-type="string">
            <text:p>Vuốt mép phải màn hình </text:p>
          </table:table-cell>
          <table:table-cell table:style-name="ce31"/>
          <table:table-cell table:style-name="ce27" office:value-type="string">
            <text:p>- không hiển thị màn hình chi tiết một BTHTT</text:p>
          </table:table-cell>
          <table:table-cell table:number-columns-repeated="1018"/>
        </table:table-row>
        <table:table-row table:style-name="ro46">
          <table:table-cell table:style-name="ce56" office:value-type="string" table:number-columns-spanned="9" table:number-rows-spanned="1">
            <text:p>An toàn thông tin </text:p>
          </table:table-cell>
          <table:covered-table-cell table:number-columns-repeated="8"/>
          <table:table-cell table:number-columns-repeated="1015"/>
        </table:table-row>
        <table:table-row table:style-name="ro48">
          <table:table-cell table:number-columns-repeated="2"/>
          <table:table-cell table:style-name="ce80" office:value-type="string">
            <text:p>Kiểm tra token</text:p>
          </table:table-cell>
          <table:table-cell table:style-name="ce86" office:value-type="string">
            <text:p>Thêm mới và update</text:p>
            <text:p>1.Vào trong form thêm mới hoặc update, kiểm tra xem trong form có trường csrf không(trường này bị hidden, dùng firebug để kiểm tra)</text:p>
            <text:p>2.Thay đổi giá trị của csrf (là giá trị của 1 user khác trên máy khác cũng đang login vào hệ thống)</text:p>
            <text:p>3.Click summit giao dịch</text:p>
          </table:table-cell>
          <table:table-cell table:style-name="ce74"/>
          <table:table-cell table:style-name="ce80" office:value-type="string">
            <text:p>Hệ thôống cho phép thực hiện giao dịch</text:p>
          </table:table-cell>
          <table:table-cell table:number-columns-repeated="1018"/>
        </table:table-row>
        <table:table-row table:style-name="ro32">
          <table:table-cell table:number-columns-repeated="2"/>
          <table:table-cell table:style-name="ce81" office:value-type="string">
            <text:p>Kiểm tra SQL Injection - Insert</text:p>
          </table:table-cell>
          <table:table-cell table:style-name="ce73" office:value-type="string">
            <text:p>Trong phần thêm mới dữ liệu, nhập thông tin sau vào 1 trường nào đó </text:p>
            <text:p>' + (SELECT</text:p>
            <text:p>TOP 1 FieldName FROM TableName) + '</text:p>
          </table:table-cell>
          <table:table-cell table:style-name="ce74"/>
          <table:table-cell table:style-name="ce74" office:value-type="string">
            <text:p>Hệ thống không cho phép insert hoặc insert đúng dữ liệu nhập vào</text:p>
          </table:table-cell>
          <table:table-cell table:number-columns-repeated="1018"/>
        </table:table-row>
        <table:table-row table:style-name="ro49">
          <table:table-cell table:number-columns-repeated="2"/>
          <table:table-cell table:style-name="ce82" office:value-type="string" table:number-columns-spanned="1" table:number-rows-spanned="2">
            <text:p>Kiểm tra việc chặn vào các thư mục không được phép</text:p>
          </table:table-cell>
          <table:table-cell table:style-name="ce86" office:value-type="string">
            <text:p>Download file</text:p>
            <text:p><text:s/>- Vào 1 thư mục lưu file</text:p>
            <text:p><text:s/>- Xóa bớt đường dẫn để đến các thư mục cha hoặc vào các thư mục khác mà không có quyền</text:p>
          </table:table-cell>
          <table:table-cell table:style-name="ce86"/>
          <table:table-cell table:style-name="ce86" office:value-type="string">
            <text:p>Hệ thôngs thông báo không được phép </text:p>
          </table:table-cell>
          <table:table-cell table:number-columns-repeated="1018"/>
        </table:table-row>
        <table:table-row table:style-name="ro50">
          <table:table-cell table:number-columns-repeated="2"/>
          <table:covered-table-cell table:style-name="ce83"/>
          <table:table-cell table:style-name="ce86" office:value-type="string">
            <text:p>Upload file</text:p>
            <text:p>- Upload file</text:p>
            <text:p>- Sửa đường dẫn lưu file bằng firebug vào thư mục không có quyền</text:p>
          </table:table-cell>
          <table:table-cell table:style-name="ce86"/>
          <table:table-cell table:style-name="ce86" office:value-type="string">
            <text:p>Hệ thôngs thông báo không được phép </text:p>
          </table:table-cell>
          <table:table-cell table:number-columns-repeated="1018"/>
        </table:table-row>
        <table:table-row table:style-name="ro51">
          <table:table-cell table:number-columns-repeated="2"/>
          <table:table-cell table:style-name="ce75" office:value-type="string" table:number-columns-spanned="1" table:number-rows-spanned="3">
            <text:p>Check file type</text:p>
          </table:table-cell>
          <table:table-cell table:style-name="ce86" office:value-type="string">
            <text:p/>
            <text:p>Chỉnh sửa file A.php thành file A.jpg (Hệ thống cho phép file type là .jpg)</text:p>
            <text:p>Vào màn hinh có chức năng upload file</text:p>
            <text:p>Chọn upload file trên</text:p>
            <text:p/>
          </table:table-cell>
          <table:table-cell table:style-name="ce86"/>
          <table:table-cell table:style-name="ce86" office:value-type="string">
            <text:p>Hệ thống không cho phép upload</text:p>
          </table:table-cell>
          <table:table-cell table:number-columns-repeated="1018"/>
        </table:table-row>
        <table:table-row table:style-name="ro51">
          <table:table-cell table:number-columns-repeated="2"/>
          <table:covered-table-cell table:style-name="ce84"/>
          <table:table-cell table:style-name="ce86" office:value-type="string">
            <text:p/>
            <text:p>Chỉnh sửa file A.jpg thành file A.php (Hệ thống cho phép file type là .jpg)</text:p>
            <text:p>Vào màn hinh có chức năng upload file</text:p>
            <text:p>Chọn upload file trên</text:p>
            <text:p/>
          </table:table-cell>
          <table:table-cell table:style-name="ce86"/>
          <table:table-cell table:style-name="ce86" office:value-type="string">
            <text:p>Hệ thống vẫn cho phép upload bình thường và lưu trong DB file có đuôi là .jpg và mine type=.jpg</text:p>
          </table:table-cell>
          <table:table-cell table:number-columns-repeated="1018"/>
        </table:table-row>
        <table:table-row table:style-name="ro52">
          <table:table-cell table:number-columns-repeated="2"/>
          <table:covered-table-cell table:style-name="ce85"/>
          <table:table-cell table:style-name="ce86" office:value-type="string">
            <text:p>Thực hiện upload file thực thi .exe,.bat,.php (nhưng đổi đuôi file)</text:p>
          </table:table-cell>
          <table:table-cell table:style-name="ce86"/>
          <table:table-cell table:style-name="ce86" office:value-type="string">
            <text:p>Hệ thống không cho phép upload</text:p>
          </table:table-cell>
          <table:table-cell table:number-columns-repeated="1018"/>
        </table:table-row>
        <table:table-row table:style-name="ro53">
          <table:table-cell table:number-columns-repeated="2"/>
          <table:table-cell table:style-name="ce74" office:value-type="string">
            <text:p>Xoá Dữ liệu </text:p>
          </table:table-cell>
          <table:table-cell table:style-name="ce86" office:value-type="string">
            <office:annotation draw:style-name="gr1" draw:text-style-name="P1" svg:width="1.8606in" svg:height="2.011in" svg:x="4.9516in" svg:y="204.387in" draw:caption-point-x="-0.2146in" draw:caption-point-y="-9.0866in">
              <dc:creator>25</dc:creator>
              <dc:date>2020-04-07T00:00:00</dc:date>
              <text:p text:style-name="P1"><text:span text:style-name="T1">Viettel:</text:span></text:p>
              <text:p text:style-name="P1"><text:span text:style-name="T2">Câu truy vấn: delete from tableName where id=10 or 1=1</text:span></text:p>
            </office:annotation>
            <text:p>Delete du lieu </text:p>
            <text:p>Ví dụ 1 action xóa có URL như sau: http://www.myhost.com/deleteAction?id=10</text:p>
            <text:p>Khi đó thêm xâu <text:span text:style-name="T8">or 1=1</text:span><text:span text:style-name="T9"> vào cuối </text:span><text:span text:style-name="T9">URL trên</text:span></text:p>
          </table:table-cell>
          <table:table-cell table:style-name="ce74"/>
          <table:table-cell table:style-name="ce86" office:value-type="string">
            <text:p>Hệ thống thông báo ko hợp lệ</text:p>
          </table:table-cell>
          <table:table-cell table:number-columns-repeated="1018"/>
        </table:table-row>
        <table:table-row table:style-name="ro25">
          <table:table-cell table:number-columns-repeated="2"/>
          <table:table-cell table:style-name="ce74" office:value-type="string">
            <text:p>Insert dữ liệu</text:p>
          </table:table-cell>
          <table:table-cell table:style-name="ce86" office:value-type="string">
            <text:p>Thay tham số của URL theo dữ liệu mà bạn muốn insert vào.</text:p>
            <text:p>Dùng firebug để thay đổi giá trị của các trường mà đc lấy từ DB( ví dụ dữ liệu combobox, checkbox,…) sao cho giá trị đó không tồn tại trong DB</text:p>
          </table:table-cell>
          <table:table-cell table:style-name="ce74"/>
          <table:table-cell table:style-name="ce86" office:value-type="string">
            <text:p>Hệ thống không cho insert và thông báo lỗi cho Client</text:p>
          </table:table-cell>
          <table:table-cell table:number-columns-repeated="1018"/>
        </table:table-row>
        <table:table-row table:style-name="ro22" table:number-rows-repeated="1048450">
          <table:table-cell table:number-columns-repeated="1024"/>
        </table:table-row>
        <table:table-row table:style-name="ro2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Roman" svg:font-family="'Times Roman'"/>
    <style:font-face style:name="ＭＳ Ｐゴシック" svg:font-family="'ＭＳ Ｐゴシック'"/>
    <style:font-face style:name="F" svg:font-family="" style:font-family-generic="roman"/>
    <style:font-face style:name="Times New Roman2" svg:font-family="'Times New Roman'" style:font-family-generic="roman"/>
    <style:font-face style:name="Calibri" svg:font-family="Calibri" style:font-family-generic="swiss"/>
    <style:font-face style:name="ＭＳ Ｐゴシック1" svg:font-family="'ＭＳ Ｐゴシック'"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6P0" style:volatile="true">
      <number:text> </number:text>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4P0" style:volatile="true">
      <number:text>$</number:text>
      <number:number number:decimal-places="0" number:min-integer-digits="1" number:grouping="true"/>
      <number:text> </number:text>
    </number:number-style>
    <number:number-style style:name="N134">
      <number:text>($</number:text>
      <number:number number:decimal-places="0" number:min-integer-digits="1" number:grouping="true"/>
      <number:text>)</number:text>
      <style:map style:condition="value()&gt;=0" style:apply-style-name="N134P0"/>
    </number:number-style>
    <number:number-style style:name="N135P0" style:volatile="true">
      <number:text>$</number:text>
      <number:number number:decimal-places="0" number:min-integer-digits="1" number:grouping="true"/>
      <number:text> </number:text>
    </number:number-style>
    <number:number-style style:name="N135">
      <style:text-properties fo:color="#ff0000"/>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2" number:min-integer-digits="1" number:grouping="true"/>
      <number:text> </number:text>
    </number:number-style>
    <number:number-style style:name="N136">
      <number:text>($</number:text>
      <number:number number:decimal-places="2" number:min-integer-digits="1" number:grouping="true"/>
      <number:text>)</number:text>
      <style:map style:condition="value()&gt;=0" style:apply-style-name="N136P0"/>
    </number:number-style>
    <number:number-style style:name="N137P0" style:volatile="true">
      <number:text>$</number:text>
      <number:number number:decimal-places="2" number:min-integer-digits="1" number:grouping="true"/>
      <number:text> </number:text>
    </number:number-style>
    <number:number-style style:name="N137">
      <style:text-properties fo:color="#ff0000"/>
      <number:text>($</number:text>
      <number:number number:decimal-places="2" number:min-integer-digits="1" number:grouping="true"/>
      <number:text>)</number:text>
      <style:map style:condition="value()&gt;=0" style:apply-style-name="N137P0"/>
    </number:number-style>
    <number:number-style style:name="N138P0" style:volatile="true">
      <number:text>£</number:text>
      <number:number number:decimal-places="0" number:min-integer-digits="1" number:grouping="true"/>
    </number:number-style>
    <number:number-style style:name="N138">
      <number:text>-£</number:text>
      <number:number number:decimal-places="0" number:min-integer-digits="1" number:grouping="true"/>
      <style:map style:condition="value()&gt;=0" style:apply-style-name="N138P0"/>
    </number:number-style>
    <number:number-style style:name="N139P0" style:volatile="true">
      <number:text>£</number:text>
      <number:number number:decimal-places="0" number:min-integer-digits="1" number:grouping="true"/>
    </number:number-style>
    <number:number-style style:name="N139">
      <style:text-properties fo:color="#ff0000"/>
      <number:text>-£</number:text>
      <number:number number:decimal-places="0" number:min-integer-digits="1" number:grouping="true"/>
      <style:map style:condition="value()&gt;=0" style:apply-style-name="N139P0"/>
    </number:number-style>
    <number:number-style style:name="N140P0" style:volatile="true">
      <number:text>£</number:text>
      <number:number number:decimal-places="2" number:min-integer-digits="1" number:grouping="true"/>
    </number:number-style>
    <number:number-style style:name="N140">
      <number:text>-£</number:text>
      <number:number number:decimal-places="2" number:min-integer-digits="1" number:grouping="true"/>
      <style:map style:condition="value()&gt;=0" style:apply-style-name="N140P0"/>
    </number:number-style>
    <number:number-style style:name="N141P0" style:volatile="true">
      <number:text>£</number:text>
      <number:number number:decimal-places="2" number:min-integer-digits="1" number:grouping="true"/>
    </number:number-style>
    <number:number-style style:name="N141">
      <style:text-properties fo:color="#ff0000"/>
      <number:text>-£</number:text>
      <number:number number:decimal-places="2" number:min-integer-digits="1" number:grouping="true"/>
      <style:map style:condition="value()&gt;=0" style:apply-style-name="N141P0"/>
    </number:number-style>
    <number:number-style style:name="N142P0" style:volatile="true">
      <number:text> £</number:text>
      <number:number number:decimal-places="0" number:min-integer-digits="1" number:grouping="true"/>
      <number:text> </number:text>
    </number:number-style>
    <number:number-style style:name="N142P1" style:volatile="true">
      <number:text>-£</number:text>
      <number:number number:decimal-places="0" number:min-integer-digits="1" number:grouping="true"/>
      <number:text> </number:text>
    </number:number-style>
    <number:number-style style:name="N142P2" style:volatile="true">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text> £</number:text>
      <number:number number:decimal-places="2" number:min-integer-digits="1" number:grouping="true"/>
      <number:text> </number:text>
    </number:number-style>
    <number:number-style style:name="N144P1" style:volatile="true">
      <number:text>-£</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date-style style:name="N146P0" style:volatile="true">
      <number:day/>
      <number:text>-</number:text>
      <number:month number:textual="true"/>
      <number:text>-</number:text>
      <number:year/>
    </number:date-style>
    <number:text-style style:name="N146">
      <number:text-content/>
      <style:map style:condition="value()&gt;=0" style:apply-style-name="N146P0"/>
    </number:text-style>
    <number:date-style style:name="N147P0" style:volatile="true">
      <number:day/>
      <number:text>-</number:text>
      <number:month number:textual="true"/>
      <number:text>-</number:text>
      <number:year/>
    </number:date-style>
    <number:text-style style:name="N147">
      <number:text-content/>
      <style:map style:condition="value()&gt;=0" style:apply-style-name="N147P0"/>
    </number:text-style>
    <number:number-style style:name="N148P0" style:volatile="true">
      <number:text>Yes</number:text>
    </number:number-style>
    <number:number-style style:name="N148P1" style:volatile="true">
      <number:text>Yes</number:text>
    </number:number-style>
    <number:number-style style:name="N148">
      <number:text>No</number:text>
      <style:map style:condition="value()&gt;0" style:apply-style-name="N148P0"/>
      <style:map style:condition="value()&lt;0" style:apply-style-name="N148P1"/>
    </number:number-style>
    <number:number-style style:name="N149P0" style:volatile="true">
      <number:text>True</number:text>
    </number:number-style>
    <number:number-style style:name="N149P1" style:volatile="true">
      <number:text>True</number:text>
    </number:number-style>
    <number:number-style style:name="N149">
      <number:text>False</number:text>
      <style:map style:condition="value()&gt;0" style:apply-style-name="N149P0"/>
      <style:map style:condition="value()&lt;0" style:apply-style-name="N149P1"/>
    </number:number-style>
    <number:number-style style:name="N150P0" style:volatile="true">
      <number:text>On</number:text>
    </number:number-style>
    <number:number-style style:name="N150P1" style:volatile="true">
      <number:text>On</number:text>
    </number:number-style>
    <number:number-style style:name="N150">
      <number:text>Off</number:text>
      <style:map style:condition="value()&gt;0" style:apply-style-name="N150P0"/>
      <style:map style:condition="value()&lt;0" style:apply-style-name="N150P1"/>
    </number:number-style>
    <number:currency-style style:name="N151P0" style:volatile="true">
      <number:currency-symbol>€</number:currency-symbol>
      <number:text> </number:text>
      <number:number number:decimal-places="2" number:min-integer-digits="1" number:grouping="true"/>
      <number:text> </number:text>
    </number:currency-style>
    <number:currency-style style:name="N151">
      <style:text-properties fo:color="#ff0000"/>
      <number:text>(</number:text>
      <number:currency-symbol>€</number:currency-symbol>
      <number:text> </number:text>
      <number:number number:decimal-places="2" number:min-integer-digits="1" number:grouping="true"/>
      <number:text>)</number:text>
      <style:map style:condition="value()&gt;=0" style:apply-style-name="N151P0"/>
    </number:currency-style>
    <number:date-style style:name="N16116" number:language="en">
      <number:day number:style="long"/>
      <number:text>-</number:text>
      <number:month number:textual="true"/>
      <number:text>-</number:text>
      <number:year/>
    </number:date-style>
    <number:date-style style:name="N16117" number:language="en">
      <number:day number:style="long"/>
      <number:text>-</number:text>
      <number:month number:textual="true"/>
    </number:date-style>
    <number:date-style style:name="N16118" number:language="en">
      <number:month number:textual="true"/>
      <number:text>-</number:text>
      <number:year/>
    </number:date-style>
    <number:time-style style:name="N16119" number:language="en">
      <number:hours/>
      <number:text>:</number:text>
      <number:minutes number:style="long"/>
      <number:text> </number:text>
      <number:am-pm/>
    </number:time-style>
    <number:time-style style:name="N16120" number:language="en">
      <number:hours/>
      <number:text>:</number:text>
      <number:minutes number:style="long"/>
      <number:text>:</number:text>
      <number:seconds number:style="long"/>
      <number:text> </number:text>
      <number:am-pm/>
    </number:time-style>
    <number:date-style style:name="N16121" number:language="en">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name-complex="ＭＳ Ｐゴシック" style:font-size-complex="11pt" style:font-style-complex="normal" style:font-weight-complex="normal"/>
    </style:style>
    <style:style style:name="Normal_5f_Template_5f_UnitTest_20_Case_5f_v0.9" style:display-name="Normal_Template_UnitTest Case_v0.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name-complex="ＭＳ Ｐゴシック1" style:font-size-complex="11pt" style:font-style-complex="normal" style:font-weight-complex="normal"/>
    </style:style>
    <style:style style:name="Normal_20_3_20_2" style:display-name="Normal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3" style:display-name="Normal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07">04/07/2020</text:date>, <text:time>15:27: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n hai  long</meta:initial-creator>
    <meta:creation-date>2020-03-30T16:36:38</meta:creation-date>
    <dc:date>2020-04-07T15:27:05</dc:date>
    <dc:creator>tran hai  long</dc:creator>
    <meta:editing-duration>PT4H32M19S</meta:editing-duration>
    <meta:editing-cycles>12</meta:editing-cycles>
    <meta:generator>OpenOffice/4.1.7$Unix OpenOffice.org_project/417m1$Build-9800</meta:generator>
    <meta:document-statistic meta:table-count="2" meta:cell-count="535" meta:object-count="0"/>
  </office:meta>
</office:document-meta>
</file>